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4" style:parent-style-name="Standard" style:family="paragraph">
      <style:paragraph-properties fo:margin-left="4.3305in" fo:margin-right="-0.3152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margin-left="4.3305in" fo:margin-right="-0.3152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2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3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5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3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Textbody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Textbody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2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13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7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18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5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9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9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0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2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2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4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4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5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26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68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269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2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5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5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2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9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2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3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4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10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6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78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107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8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7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7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8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8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8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0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0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2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1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13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132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32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132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32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7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13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3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9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9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9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7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5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8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0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6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6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8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8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79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9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181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8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/>
    </style:style>
    <style:style style:name="T1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27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2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6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8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99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19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9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9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1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9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9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3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939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194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5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9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8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9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0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0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0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2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12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2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4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2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8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8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9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1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3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5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2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8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2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8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0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3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4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3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4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3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7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3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8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8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3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0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0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4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1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4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5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6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6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51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5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5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5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4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4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26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8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0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1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4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4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9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0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0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2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3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5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8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9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4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4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9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4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0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9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9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1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5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5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1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8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201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32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0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0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6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1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3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3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9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1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9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5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7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8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8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8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0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2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8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8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0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1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1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3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8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8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9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3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90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90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0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0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0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9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1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9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1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9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9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3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4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96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9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6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96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96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96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96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96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96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96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9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0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00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0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1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4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0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01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0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0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0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4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0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4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04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0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0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5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5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5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0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0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5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7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1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8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8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0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2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1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2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5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8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28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2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2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1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31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31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3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31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3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3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3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3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33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3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3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4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7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7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37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37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4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4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4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1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4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4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4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2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4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4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4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5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45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4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6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8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8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58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5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58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5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8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1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4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6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7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8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8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68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68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68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68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6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6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7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3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4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2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72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7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7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3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7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7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3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73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73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73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73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7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8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8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2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4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48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5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8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1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1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1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1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2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2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2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9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9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4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49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9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5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5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49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96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6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6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9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7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497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497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49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8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9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0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0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0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0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9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0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0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0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9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10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10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10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10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10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10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10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1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23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47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1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6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1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6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2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2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2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2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2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5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6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2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6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6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7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7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92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9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0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30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30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5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3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3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3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3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3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3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1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3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3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3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3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3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5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3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9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39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9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3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39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1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4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6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46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4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4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8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48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48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49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49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49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49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4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1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1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52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52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5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5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5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53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5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5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3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3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5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5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52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5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6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56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56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7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57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5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5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9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9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6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3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63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3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56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6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6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6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6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4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4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4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4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4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5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5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5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5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5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5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5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5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5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5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576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576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6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7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8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9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79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7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79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9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0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1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4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5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5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77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5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8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8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8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589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8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89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9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9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9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9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3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9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5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9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5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5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6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9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7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7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9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9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9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7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0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7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0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0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1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0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610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1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1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61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4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614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1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4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4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14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6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6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6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616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1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7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1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2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4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2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24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2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4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2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6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6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8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628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2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8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8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2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2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6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3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3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3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4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3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3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4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3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5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63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5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3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5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35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36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3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6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6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6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6368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6369" style:parent-style-name="Заголовок1" style:family="paragraph">
      <style:paragraph-properties fo:text-align="center"/>
    </style:style>
    <style:style style:name="T63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T63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 fo:language="en" fo:country="US"/>
    </style:style>
    <style:style style:name="T63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6373" style:parent-style-name="Standard" style:family="paragraph">
      <style:text-properties fo:language="en" fo:country="US"/>
    </style:style>
    <style:style style:name="P6374" style:parent-style-name="Standard" style:family="paragraph">
      <style:text-properties fo:language="en" fo:country="US"/>
    </style:style>
    <style:style style:name="P6375" style:parent-style-name="Standard" style:family="paragraph">
      <style:text-properties fo:language="en" fo:country="US"/>
    </style:style>
    <style:style style:name="P6376" style:parent-style-name="Standard" style:family="paragraph">
      <style:text-properties fo:language="en" fo:country="US"/>
    </style:style>
    <style:style style:name="P6377" style:parent-style-name="Standard" style:family="paragraph">
      <style:text-properties fo:language="en" fo:country="US"/>
    </style:style>
    <style:style style:name="P6378" style:parent-style-name="Standard" style:family="paragraph">
      <style:text-properties fo:language="en" fo:country="US"/>
    </style:style>
    <style:style style:name="P6379" style:parent-style-name="Standard" style:family="paragraph">
      <style:text-properties fo:language="en" fo:country="US"/>
    </style:style>
    <style:style style:name="P6380" style:parent-style-name="Standard" style:family="paragraph">
      <style:text-properties fo:language="en" fo:country="US"/>
    </style:style>
    <style:style style:name="P6381" style:parent-style-name="Standard" style:family="paragraph">
      <style:text-properties fo:language="en" fo:country="US"/>
    </style:style>
    <style:style style:name="P6382" style:parent-style-name="Standard" style:family="paragraph">
      <style:text-properties fo:language="en" fo:country="US"/>
    </style:style>
    <style:style style:name="P6383" style:parent-style-name="Standard" style:family="paragraph">
      <style:text-properties fo:language="en" fo:country="US"/>
    </style:style>
    <style:style style:name="P6384" style:parent-style-name="Standard" style:family="paragraph">
      <style:text-properties fo:language="en" fo:country="US"/>
    </style:style>
    <style:style style:name="P6385" style:parent-style-name="Standard" style:family="paragraph">
      <style:text-properties fo:language="en" fo:country="US"/>
    </style:style>
    <style:style style:name="P6386" style:parent-style-name="Standard" style:family="paragraph">
      <style:text-properties fo:language="en" fo:country="US"/>
    </style:style>
    <style:style style:name="P6387" style:parent-style-name="Standard" style:family="paragraph">
      <style:text-properties fo:language="en" fo:country="US"/>
    </style:style>
    <style:style style:name="P6388" style:parent-style-name="Standard" style:family="paragraph">
      <style:text-properties fo:language="en" fo:country="US"/>
    </style:style>
    <style:style style:name="P6389" style:parent-style-name="Standard" style:family="paragraph">
      <style:text-properties fo:language="en" fo:country="US"/>
    </style:style>
    <style:style style:name="P6390" style:parent-style-name="Standard" style:family="paragraph">
      <style:text-properties fo:language="en" fo:country="US"/>
    </style:style>
    <style:style style:name="P6391" style:parent-style-name="Standard" style:family="paragraph">
      <style:text-properties fo:language="en" fo:country="US"/>
    </style:style>
    <style:style style:name="P6392" style:parent-style-name="Standard" style:family="paragraph">
      <style:text-properties fo:language="en" fo:country="US"/>
    </style:style>
    <style:style style:name="P6393" style:parent-style-name="Standard" style:family="paragraph">
      <style:text-properties fo:language="en" fo:country="US"/>
    </style:style>
    <style:style style:name="P6394" style:parent-style-name="Standard" style:family="paragraph">
      <style:text-properties fo:language="en" fo:country="US"/>
    </style:style>
    <style:style style:name="P6395" style:parent-style-name="Standard" style:family="paragraph">
      <style:text-properties fo:language="en" fo:country="US"/>
    </style:style>
    <style:style style:name="P6396" style:parent-style-name="Standard" style:family="paragraph">
      <style:text-properties fo:language="en" fo:country="US"/>
    </style:style>
    <style:style style:name="P6397" style:parent-style-name="Standard" style:family="paragraph">
      <style:text-properties fo:language="en" fo:country="US"/>
    </style:style>
    <style:style style:name="P6398" style:parent-style-name="Standard" style:family="paragraph">
      <style:text-properties fo:language="en" fo:country="US"/>
    </style:style>
    <style:style style:name="P6399" style:parent-style-name="Standard" style:family="paragraph">
      <style:text-properties fo:language="en" fo:country="US"/>
    </style:style>
    <style:style style:name="P6400" style:parent-style-name="Standard" style:family="paragraph">
      <style:text-properties fo:language="en" fo:country="US"/>
    </style:style>
    <style:style style:name="P6401" style:parent-style-name="Standard" style:family="paragraph">
      <style:text-properties fo:language="en" fo:country="US"/>
    </style:style>
    <style:style style:name="P6402" style:parent-style-name="Standard" style:family="paragraph">
      <style:text-properties fo:language="en" fo:country="US"/>
    </style:style>
    <style:style style:name="P6403" style:parent-style-name="Standard" style:family="paragraph">
      <style:text-properties fo:language="en" fo:country="US"/>
    </style:style>
    <style:style style:name="P6404" style:parent-style-name="Standard" style:family="paragraph">
      <style:text-properties fo:language="en" fo:country="US"/>
    </style:style>
    <style:style style:name="P640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406" style:parent-style-name="Textbody" style:family="paragraph">
      <style:paragraph-properties fo:text-align="justify"/>
    </style:style>
    <style:style style:name="T64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4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6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<text:s/></text:span><text:span text:style-name="T16">"Операционные системы" №</text:span><text:span text:style-name="T17">5-7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Студент: Лебедько П. В.</text:span></text:p>
      <text:p text:style-name="P26">Преподаватель: Миронов Е.С.</text:p>
      <text:p text:style-name="P27">Группа: М8О-207Б-22</text:p>
      <text:p text:style-name="P28"><text:span text:style-name="T29">Дата:<text:s/></text:span><text:span text:style-name="T30">08.12</text:span><text:span text:style-name="T31">.2023</text:span></text:p>
      <text:p text:style-name="P32">Оценка:</text:p>
      <text:p text:style-name="P33">Подпись:</text:p>
      <text:p text:style-name="P34"/>
      <text:soft-page-break/>
      <text:p text:style-name="P35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_RefHeading__738_2004454639" office:target-frame-name="_top" xlink:show="replace">Цель работы<text:tab/>3</text:a></text:p>
          <text:p text:style-name="P37"><text:a xlink:href="#__RefHeading__740_2004454639" office:target-frame-name="_top" xlink:show="replace">Постановка задачи<text:tab/>3</text:a></text:p>
          <text:p text:style-name="P38"><text:a xlink:href="#__RefHeading__742_2004454639" office:target-frame-name="_top" xlink:show="replace">Общие сведения о программе<text:tab/>4</text:a></text:p>
          <text:p text:style-name="P39"><text:a xlink:href="#__RefHeading__744_2004454639" office:target-frame-name="_top" xlink:show="replace">Общий алгоритм решения<text:tab/>5</text:a></text:p>
          <text:p text:style-name="P40"><text:a xlink:href="#__RefHeading__746_2004454639" office:target-frame-name="_top" xlink:show="replace">Реа<text:bookmark-start text:name="_Hlt150898885"/><text:bookmark-start text:name="_Hlt150898886"/>л<text:bookmark-end text:name="_Hlt150898885"/><text:bookmark-end text:name="_Hlt150898886"/>изация<text:tab/>5</text:a></text:p>
          <text:p text:style-name="P41"><text:a xlink:href="#__RefHeading__748_2004454639" office:target-frame-name="_top" xlink:show="replace">Приме<text:bookmark-start text:name="_Hlt150898891"/>р<text:bookmark-end text:name="_Hlt150898891"/><text:s/>работы<text:tab/>7</text:a></text:p>
          <text:p text:style-name="P42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3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p text:style-name="P44">Приобретение практических навыков в:</text:p>
      <text:list text:style-name="WWNum1">
        <text:list-item>
          <text:p text:style-name="P45">Управлении серверами сообщений (№5)</text:p>
        </text:list-item>
        <text:list-item>
          <text:p text:style-name="P46">Применение отложенных вычислений (№6)</text:p>
        </text:list-item>
        <text:list-item>
          <text:p text:style-name="P47">Интеграция программных систем друг с другом (№7)</text:p>
        </text:list-item>
      </text:list>
      <text:h text:style-name="P48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49">Реализовать распределенную систему по асинхронной обработке запросов. В данной<text:s/>распределенной системе должно существовать 2 вида узлов: «управляющий» и<text:s/>«вычислительный». Необходимо объединить данные узлы в соответствии с той топологией,<text:s/>которая определена вариантом. Связь между узлами необходимо осуществить при помощи<text:s/>технологии очередей сообщений. Также в данной системе необходимо предусмотреть проверку<text:s/>доступности узлов в соответствии с вариантом. При убийстве («kill -9») любого вычислительного<text:s/>узла система должна пытаться максимально сохранять свою работоспособность, а именно все<text:s/>дочерние узлы убитого узла могут стать недоступными, но родительские узлы должны сохранить<text:s/>свою работоспособность.</text:p>
      <text:p text:style-name="P50"/>
      <text:p text:style-name="P51">Вариант<text:s/>3.</text:p>
      <text:p text:style-name="P52">Топология 1.<text:bookmark-start text:name="__RefHeading__742_2004454639"/></text:p>
      <text:p text:style-name="P53">Все вычислительные узлы находятся в списке. Есть только один управляющий узел. Чтобы</text:p>
      <text:p text:style-name="P54">добавить новый вычислительный узел к управляющему, то необходимо выполнить команду:</text:p>
      <text:p text:style-name="P55">create id -1.</text:p>
      <text:p text:style-name="P56">(подсчет суммы n чисел)</text:p>
      <text:p text:style-name="P57">Набор команд 1.</text:p>
      <text:p text:style-name="P58">(подсчет суммы n чисел)</text:p>
      <text:p text:style-name="P59">id – целочисленный идентификатор вычислительного узла, на который отправляется команда</text:p>
      <text:p text:style-name="P60">n – количество складываемых чисел (от 1 до 108)</text:p>
      <text:p text:style-name="P61">k1 … kn – складываемые числа</text:p>
      <text:p text:style-name="P62">Пример:</text:p>
      <text:p text:style-name="P63">&gt; exec 10 3 1 2 3</text:p>
      <text:p text:style-name="P64">Ok:10: 6</text:p>
      <text:p text:style-name="P65">3 тип проверки доступности узлов.</text:p>
      <text:p text:style-name="P66">Формат команды: heartbit time</text:p>
      <text:p text:style-name="P67">Каждый узел начинает сообщать раз в time миллисекунд о том, что он работоспособен. Если от</text:p>
      <text:soft-page-break/>
      <text:p text:style-name="P68">узла нет сигнала в течении 4*time миллисекунд, то должна выводится пользователю строка:</text:p>
      <text:p text:style-name="P69">«Heartbit: node id is unavailable now», где id – идентификатор недоступного вычислительного узла.</text:p>
      <text:p text:style-name="P70">Пример:</text:p>
      <text:p text:style-name="P71">&gt; heartbit 2000</text:p>
      <text:p text:style-name="P72">Ok</text:p>
      <text:p text:style-name="P73">Пример:</text:p>
      <text:p text:style-name="P74">&gt; ping 10</text:p>
      <text:p text:style-name="P75">Ok: 1 // узел 10 доступен</text:p>
      <text:p text:style-name="P76">&gt; ping 17</text:p>
      <text:p text:style-name="P77">Ok: 0 // узел 17 недоступен</text:p>
      <text:h text:style-name="P78" text:outline-level="1">Общие сведения о программе<text:bookmark-end text:name="__RefHeading__742_2004454639"/></text:h>
      <text:p text:style-name="P79"><text:span text:style-name="T80">Программа представлена двумя тестовыми файлами<text:s/></text:span><text:span text:style-name="T81">–</text:span><text:span text:style-name="T82"><text:s/></text:span><text:span text:style-name="T83">test</text:span><text:span text:style-name="T84">1.</text:span><text:span text:style-name="T85">c</text:span><text:span text:style-name="T86"><text:s/></text:span><text:span text:style-name="T87">и</text:span><text:span text:style-name="T88"><text:s/></text:span><text:span text:style-name="T89">test</text:span><text:span text:style-name="T90">2.</text:span><text:span text:style-name="T91">c</text:span><text:span text:style-name="T92">.<text:s/></text:span><text:span text:style-name="T93">Они используют некоторые функции файла<text:s/></text:span><text:span text:style-name="T94">funcs</text:span><text:span text:style-name="T95">.</text:span><text:span text:style-name="T96">c</text:span><text:span text:style-name="T97"><text:s/></text:span><text:span text:style-name="T98">и динамические библиотеки<text:s/></text:span><text:span text:style-name="T99">librealization</text:span><text:span text:style-name="T100">1.</text:span><text:span text:style-name="T101">so</text:span><text:span text:style-name="T102"><text:s/></text:span><text:span text:style-name="T103">и<text:s/></text:span><text:span text:style-name="T104">librealization</text:span><text:span text:style-name="T105">1.</text:span><text:span text:style-name="T106">so</text:span><text:span text:style-name="T107">.</text:span></text:p>
      <text:p text:style-name="P108"/>
      <text:p text:style-name="P109"><text:span text:style-name="T110">В программе используются следующие системные вызовы:</text:span></text:p>
      <text:p text:style-name="P111"><text:span text:style-name="T112">dlopen</text:span><text:span text:style-name="T113">()</text:span><text:span text:style-name="T114"><text:s/>–</text:span><text:span text:style-name="T115"><text:s/>подгружает в память программы динамическую библиотеку</text:span></text:p>
      <text:p text:style-name="P116"><text:span text:style-name="T117">dlsym</text:span><text:span text:style-name="T118">()</text:span><text:span text:style-name="T119"><text:s/>–</text:span><text:span text:style-name="T120"><text:s/>получение адреса указанного символа из библиотеки</text:span></text:p>
      <text:h text:style-name="P121" text:outline-level="1"><text:bookmark-start text:name="Bookmark3"/><text:bookmark-start text:name="__RefHeading__744_2004454639"/><text:bookmark-end text:name="Bookmark3"/>Общий алгоритм решения<text:bookmark-end text:name="__RefHeading__744_2004454639"/></text:h>
      <text:p text:style-name="P122"><text:span text:style-name="T123">Итак, у<text:s/></text:span><text:span text:style-name="T124">управляющего узла есть три основные команды:<text:s/></text:span><text:span text:style-name="T125">create</text:span><text:span text:style-name="T126">,<text:s/></text:span><text:span text:style-name="T127">exec</text:span><text:span text:style-name="T128"><text:s/></text:span><text:span text:style-name="T129">и<text:s/></text:span><text:span text:style-name="T130">heartbit</text:span><text:span text:style-name="T131">.<text:s/></text:span><text:span text:style-name="T132">Первая создает вычислительный узел с<text:s/></text:span><text:span text:style-name="T133">id</text:span><text:span text:style-name="T134"><text:s/></text:span><text:span text:style-name="T135">и помещает его в конец<text:s/></text:span><text:span text:style-name="T136">list</text:span><text:span text:style-name="T137">.<text:s/></text:span><text:span text:style-name="T138">Можно указать родительский<text:s/></text:span><text:span text:style-name="T139">id</text:span><text:span text:style-name="T140">,<text:s/></text:span><text:span text:style-name="T141">тогда после проверки на существование узла с таким<text:s/></text:span><text:span text:style-name="T142">id</text:span><text:span text:style-name="T143"><text:s/></text:span><text:span text:style-name="T144">новый добавится в список после него. Если требуемый<text:s/></text:span><text:span text:style-name="T145">id</text:span><text:span text:style-name="T146"><text:s/></text:span><text:span text:style-name="T147">уже существует – об этом будет сообщено. Управляющий узел имеет зарезервированный<text:s/></text:span><text:span text:style-name="T148">id</text:span><text:span text:style-name="T149"><text:s/>= -1.</text:span></text:p>
      <text:p text:style-name="P150"><text:span text:style-name="T151">Каждому вычислительному узлу будет соответствовать два порта –<text:s/></text:span><text:span text:style-name="T152">4042 +<text:s/></text:span><text:span text:style-name="T153">id</text:span><text:span text:style-name="T154"><text:s/>*2<text:s/></text:span><text:span text:style-name="T155">и<text:s/></text:span><text:span text:style-name="T156">4042 +<text:s/></text:span><text:span text:style-name="T157">id</text:span><text:span text:style-name="T158"><text:s/>*2 + 1.<text:s/></text:span><text:span text:style-name="T159">Первый порт прослушивается для получения команды, второй – для получения результата этой команды, при условии что команда отправлялась следующим вычислительным узлам.</text:span></text:p>
      <text:p text:style-name="P160"><text:span text:style-name="T161">При получении управляющим узлом команды на выполнение он отправляет ее главному вычислительному узлу. Далее каждый вычислительный узел проверяет,<text:s/></text:span><text:soft-page-break/><text:span text:style-name="T162">соответствует ли его<text:s/></text:span><text:span text:style-name="T163">id</text:span><text:span text:style-name="T164"><text:s/></text:span><text:span text:style-name="T165">указанному в команде. Если да, то он выполняет эту команду (в данном случае – суммирует<text:s/></text:span><text:span text:style-name="T166">n</text:span><text:span text:style-name="T167">-ое количество чисел). Если нет, то отправляет ее следующему узлу и ждет на своем порту ответа от следующего узла.</text:span></text:p>
      <text:p text:style-name="P168"><text:span text:style-name="T169">Каждый вычислительный узел знает своих соседей. При изменении списка узлов появляется необходимость изменять этих соседей. Для этого по аналогии с командой<text:s/></text:span><text:span text:style-name="T170">exec</text:span><text:span text:style-name="T171"><text:s/></text:span><text:span text:style-name="T172">главному узлу посылается команда<text:s/></text:span><text:span text:style-name="T173">rebind</text:span><text:span text:style-name="T174"><text:s/></text:span><text:span text:style-name="T175">target</text:span><text:span text:style-name="T176">_</text:span><text:span text:style-name="T177">id</text:span><text:span text:style-name="T178"><text:s/></text:span><text:span text:style-name="T179">next</text:span><text:span text:style-name="T180">/</text:span><text:span text:style-name="T181">prev</text:span><text:span text:style-name="T182"><text:s/></text:span><text:span text:style-name="T183">id</text:span><text:span text:style-name="T184">. При удалении элемента из списка появляется необходимость еще и завершить процесс соответствующего<text:s/></text:span><text:span text:style-name="T185">узла. Для этого посылается команда<text:s/></text:span><text:span text:style-name="T186">unbind</text:span><text:span text:style-name="T187">,<text:s/></text:span><text:span text:style-name="T188">которая имеет разные состояния</text:span><text:span text:style-name="T189">:</text:span></text:p>
      <text:p text:style-name="P190"><text:span text:style-name="T191">find</text:span><text:span text:style-name="T192"><text:s/></text:span><text:span text:style-name="T193">first</text:span><text:span text:style-name="T194"><text:s/>–<text:s/></text:span><text:span text:style-name="T195">поиск элемента, который стоит слева от первого удаляемого узла</text:span><text:span text:style-name="T196">,</text:span></text:p>
      <text:p text:style-name="P197"><text:span text:style-name="T198">find</text:span><text:span text:style-name="T199"><text:s/></text:span><text:span text:style-name="T200">last</text:span><text:span text:style-name="T201"><text:s/>-<text:s/></text:span><text:span text:style-name="T202">поиск элемента, который стоит справа от последнего удаляемого узла,</text:span></text:p>
      <text:p text:style-name="P203"><text:span text:style-name="T204">active</text:span><text:span text:style-name="T205"><text:s/>–<text:s/></text:span><text:span text:style-name="T206">в это состояние<text:s/></text:span><text:span text:style-name="T207">unbind</text:span><text:span text:style-name="T208"><text:s/></text:span><text:span text:style-name="T209">переходить после прохождения состояния<text:s/></text:span><text:span text:style-name="T210">find</text:span><text:span text:style-name="T211">,<text:s/></text:span><text:span text:style-name="T212">узлы, получившие команду<text:s/></text:span><text:span text:style-name="T213">unbind</text:span><text:span text:style-name="T214"><text:s/></text:span><text:span text:style-name="T215">в состоянии<text:s/></text:span><text:span text:style-name="T216">active</text:span><text:span text:style-name="T217"><text:s/></text:span><text:span text:style-name="T218">начинают удаляться – отвязываются от своих портов и завершаются (</text:span><text:span text:style-name="T219">exit</text:span><text:span text:style-name="T220">),</text:span></text:p>
      <text:p text:style-name="P221"><text:span text:style-name="T222">inactive</text:span><text:span text:style-name="T223"><text:s/>–<text:s/></text:span><text:span text:style-name="T224">удаление кончилось, идем до управляющего узла.</text:span></text:p>
      <text:p text:style-name="P225"><text:span text:style-name="T226">Затем нужно сделать<text:s/></text:span><text:span text:style-name="T227">rebind</text:span><text:span text:style-name="T228"><text:s/></text:span><text:span text:style-name="T229">у<text:s/></text:span><text:span text:style-name="T230">first</text:span><text:span text:style-name="T231"><text:s/></text:span><text:span text:style-name="T232">и<text:s/></text:span><text:span text:style-name="T233">last</text:span><text:span text:style-name="T234"><text:s/></text:span><text:span text:style-name="T235">узлов для<text:s/></text:span><text:span text:style-name="T236">next</text:span><text:span text:style-name="T237"><text:s/></text:span><text:span text:style-name="T238">и<text:s/></text:span><text:span text:style-name="T239">prev</text:span><text:span text:style-name="T240"><text:s/></text:span><text:span text:style-name="T241">соответственно.</text:span></text:p>
      <text:p text:style-name="P242">Такая модель удаления будет работать, поскольку гарантируется, что все дочерние узлы будут добавляться в список сразу за родительским, поэтому при любой вложенности удаления все необходимые элементы будут лежать в списке непрерывно.</text:p>
      <text:p text:style-name="P243"><text:span text:style-name="T244">Команда<text:s/></text:span><text:span text:style-name="T245">heartbit</text:span><text:span text:style-name="T246"><text:s/></text:span><text:span text:style-name="T247">посылается узлам в одну сторону. При ее получении они начинают раз в<text:s/></text:span><text:span text:style-name="T248">time</text:span><text:span text:style-name="T249"><text:s/></text:span><text:span text:style-name="T250">стучать на 4040, который начинает слушать управляющий узел. Параллельно запускается поток, проверяющий сердцебиение всех доступных узлов раз в 4 *<text:s/></text:span><text:span text:style-name="T251">time</text:span><text:span text:style-name="T252">. Если он видит, что время последнего сообщения от узла отличается от текущего более, чем на<text:s/></text:span><text:span text:style-name="T253">time</text:span><text:span text:style-name="T254">,<text:s/></text:span><text:span text:style-name="T255">он решает, что узел больше не доступен, удаляет его и производит<text:s/></text:span><text:span text:style-name="T256">rebind</text:span><text:span text:style-name="T257"><text:s/></text:span><text:span text:style-name="T258">соответствующих узлов.</text:span></text:p>
      <text:p text:style-name="P259"><text:span text:style-name="T260">Для более красивого вывода в программе предусмотрен символ ожидания ввода от пользователя<text:s/></text:span><text:span text:style-name="T261">$.<text:s/></text:span><text:span text:style-name="T262">Но так как ответ на запрос пользователя приходит только через какое-то время, необходимо использовать мьютекс для потока вывода, чтобы ответ на запрос не перекрывал приглашения к вводу. Для того чтобы посмотреть все пришедшие результаты, предусмотрена команда<text:s/></text:span><text:span text:style-name="T263">look</text:span><text:span text:style-name="T264"><text:s/>(</text:span><text:span text:style-name="T265">она ничего не делает, просто заставляет<text:s/></text:span><text:soft-page-break/><text:span text:style-name="T266">перезагрузится буфер, поэтому мьютекс сможет перейти к ожидающим его результатам).</text:span></text:p>
      <text:h text:style-name="P267" text:outline-level="1"><text:bookmark-start text:name="Bookmark4"/><text:bookmark-start text:name="__RefHeading__746_2004454639"/><text:bookmark-end text:name="Bookmark4"/>Реализация<text:bookmark-end text:name="__RefHeading__746_2004454639"/></text:h>
      <text:p text:style-name="P268">server.c</text:p>
      <text:p text:style-name="P269">-----------------------------------------------------------</text:p>
      <text:p text:style-name="P270"><text:span text:style-name="T271">#include</text:span><text:span text:style-name="T272"><text:s/></text:span><text:span text:style-name="T273">&lt;iostream&gt;</text:span></text:p>
      <text:p text:style-name="P274"><text:span text:style-name="T275">#include</text:span><text:span text:style-name="T276"><text:s/></text:span><text:span text:style-name="T277">&lt;zmq.hpp&gt;</text:span></text:p>
      <text:p text:style-name="P278"><text:span text:style-name="T279">#include</text:span><text:span text:style-name="T280"><text:s/></text:span><text:span text:style-name="T281">&lt;list&gt;</text:span></text:p>
      <text:p text:style-name="P282"><text:span text:style-name="T283">#include</text:span><text:span text:style-name="T284"><text:s/></text:span><text:span text:style-name="T285">&lt;map&gt;</text:span></text:p>
      <text:p text:style-name="P286"><text:span text:style-name="T287">#include</text:span><text:span text:style-name="T288"><text:s/></text:span><text:span text:style-name="T289">&lt;thread&gt;</text:span></text:p>
      <text:p text:style-name="P290"><text:span text:style-name="T291">#include</text:span><text:span text:style-name="T292"><text:s/></text:span><text:span text:style-name="T293">&lt;mutex&gt;</text:span></text:p>
      <text:p text:style-name="P294"/>
      <text:p text:style-name="P295"><text:span text:style-name="T296">#include</text:span><text:span text:style-name="T297"><text:s/></text:span><text:span text:style-name="T298">"lib.hpp"</text:span></text:p>
      <text:p text:style-name="P299"/>
      <text:p text:style-name="P300"><text:span text:style-name="T301">using</text:span><text:span text:style-name="T302"><text:s/></text:span><text:span text:style-name="T303">namespace</text:span><text:span text:style-name="T304"><text:s/></text:span><text:span text:style-name="T305">zmq</text:span><text:span text:style-name="T306">;</text:span></text:p>
      <text:p text:style-name="P307"/>
      <text:p text:style-name="P308"><text:span text:style-name="T309">const</text:span><text:span text:style-name="T310"><text:s/></text:span><text:span text:style-name="T311">int</text:span><text:span text:style-name="T312"><text:s/></text:span><text:span text:style-name="T313">MAX_LEN_MSG</text:span><text:span text:style-name="T314"><text:s/></text:span><text:span text:style-name="T315">=</text:span><text:span text:style-name="T316"><text:s/></text:span><text:span text:style-name="T317">256</text:span><text:span text:style-name="T318">;</text:span></text:p>
      <text:p text:style-name="P319"/>
      <text:p text:style-name="P320"><text:span text:style-name="T321">std</text:span><text:span text:style-name="T322">::</text:span><text:span text:style-name="T323">mutex</text:span><text:span text:style-name="T324"><text:s/></text:span><text:span text:style-name="T325">print_mutex</text:span><text:span text:style-name="T326">;</text:span></text:p>
      <text:p text:style-name="P327"><text:span text:style-name="T328">void</text:span><text:span text:style-name="T329"><text:s/></text:span><text:span text:style-name="T330">print</text:span><text:span text:style-name="T331">(</text:span><text:span text:style-name="T332">std</text:span><text:span text:style-name="T333">::</text:span><text:span text:style-name="T334">vector</text:span><text:span text:style-name="T335">&lt;</text:span><text:span text:style-name="T336">std</text:span><text:span text:style-name="T337">::</text:span><text:span text:style-name="T338">string</text:span><text:span text:style-name="T339">&gt;<text:s/></text:span><text:span text:style-name="T340">vec</text:span><text:span text:style-name="T341">) {</text:span></text:p>
      <text:p text:style-name="P342"><text:span text:style-name="T343">   <text:s/></text:span><text:span text:style-name="T344">std</text:span><text:span text:style-name="T345">::</text:span><text:span text:style-name="T346">lock_guard</text:span><text:span text:style-name="T347">&lt;</text:span><text:span text:style-name="T348">std</text:span><text:span text:style-name="T349">::</text:span><text:span text:style-name="T350">mutex</text:span><text:span text:style-name="T351">&gt;</text:span><text:span text:style-name="T352"><text:s/></text:span><text:span text:style-name="T353">lock</text:span><text:span text:style-name="T354">(</text:span><text:span text:style-name="T355">print_mutex</text:span><text:span text:style-name="T356">);</text:span></text:p>
      <text:p text:style-name="P357"><text:span text:style-name="T358">   <text:s/></text:span><text:span text:style-name="T359">for</text:span><text:span text:style-name="T360"><text:s/>(</text:span><text:span text:style-name="T361">auto</text:span><text:span text:style-name="T362"><text:s/></text:span><text:span text:style-name="T363">elem</text:span><text:span text:style-name="T364"><text:s/>:<text:s/></text:span><text:span text:style-name="T365">vec</text:span><text:span text:style-name="T366">)</text:span></text:p>
      <text:p text:style-name="P367"><text:span text:style-name="T368">       <text:s/></text:span><text:span text:style-name="T369">std</text:span><text:span text:style-name="T370">::</text:span><text:span text:style-name="T371">cout</text:span><text:span text:style-name="T372"><text:s/></text:span><text:span text:style-name="T373">&lt;&lt;</text:span><text:span text:style-name="T374"><text:s/></text:span><text:span text:style-name="T375">elem</text:span><text:span text:style-name="T376">;</text:span></text:p>
      <text:p text:style-name="P377">}</text:p>
      <text:p text:style-name="P378"/>
      <text:p text:style-name="P379"><text:span text:style-name="T380">int</text:span><text:span text:style-name="T381"><text:s/></text:span><text:span text:style-name="T382">create_process</text:span><text:span text:style-name="T383">() {</text:span></text:p>
      <text:p text:style-name="P384"><text:span text:style-name="T385">   <text:s/></text:span><text:span text:style-name="T386">pid_t</text:span><text:span text:style-name="T387"><text:s/></text:span><text:span text:style-name="T388">pid</text:span><text:span text:style-name="T389"><text:s/></text:span><text:span text:style-name="T390">=</text:span><text:span text:style-name="T391"><text:s/></text:span><text:span text:style-name="T392">fork</text:span><text:span text:style-name="T393">();</text:span></text:p>
      <text:p text:style-name="P394"><text:span text:style-name="T395">   <text:s/></text:span><text:span text:style-name="T396">if</text:span><text:span text:style-name="T397"><text:s/>(</text:span><text:span text:style-name="T398">-</text:span><text:span text:style-name="T399">1</text:span><text:span text:style-name="T400"><text:s/></text:span><text:span text:style-name="T401">==</text:span><text:span text:style-name="T402"><text:s/></text:span><text:span text:style-name="T403">pid</text:span><text:span text:style-name="T404">) {</text:span></text:p>
      <text:p text:style-name="P405"><text:span text:style-name="T406">       <text:s/></text:span><text:span text:style-name="T407">perror</text:span><text:span text:style-name="T408">(</text:span><text:span text:style-name="T409">"fork"</text:span><text:span text:style-name="T410">);</text:span></text:p>
      <text:p text:style-name="P411"><text:span text:style-name="T412">       <text:s/></text:span><text:span text:style-name="T413">exit</text:span><text:span text:style-name="T414">(</text:span><text:span text:style-name="T415">-</text:span><text:span text:style-name="T416">1</text:span><text:span text:style-name="T417">);</text:span></text:p>
      <text:p text:style-name="P418">    }</text:p>
      <text:p text:style-name="P419"><text:span text:style-name="T420">   <text:s/></text:span><text:span text:style-name="T421">return</text:span><text:span text:style-name="T422"><text:s/></text:span><text:span text:style-name="T423">pid</text:span><text:span text:style-name="T424">;</text:span></text:p>
      <text:p text:style-name="P425">}</text:p>
      <text:p text:style-name="P426"><text:span text:style-name="T427">void</text:span><text:span text:style-name="T428"><text:s/></text:span><text:span text:style-name="T429">kill_process</text:span><text:span text:style-name="T430">(</text:span><text:span text:style-name="T431">pid_t</text:span><text:span text:style-name="T432"><text:s/></text:span><text:span text:style-name="T433">pid</text:span><text:span text:style-name="T434">) {</text:span></text:p>
      <text:p text:style-name="P435"><text:span text:style-name="T436">   <text:s/></text:span><text:span text:style-name="T437">kill</text:span><text:span text:style-name="T438">(</text:span><text:span text:style-name="T439">pid</text:span><text:span text:style-name="T440">,<text:s/></text:span><text:span text:style-name="T441">SIGTERM</text:span><text:span text:style-name="T442">);</text:span></text:p>
      <text:p text:style-name="P443">}</text:p>
      <text:p text:style-name="P444"/>
      <text:p text:style-name="P445"><text:span text:style-name="T446">struct</text:span><text:span text:style-name="T447"><text:s/></text:span><text:span text:style-name="T448">Node</text:span><text:span text:style-name="T449"><text:s/>{</text:span></text:p>
      <text:p text:style-name="P450"><text:span text:style-name="T451">   <text:s/></text:span><text:span text:style-name="T452">int</text:span><text:span text:style-name="T453"><text:s/></text:span><text:span text:style-name="T454">id</text:span><text:span text:style-name="T455">;</text:span></text:p>
      <text:p text:style-name="P456"><text:span text:style-name="T457">   <text:s/></text:span><text:span text:style-name="T458">bool</text:span><text:span text:style-name="T459"><text:s/></text:span><text:span text:style-name="T460">isChild</text:span><text:span text:style-name="T461">;</text:span></text:p>
      <text:p text:style-name="P462"><text:span text:style-name="T463">   <text:s/></text:span><text:span text:style-name="T464">int</text:span><text:span text:style-name="T465"><text:s/></text:span><text:span text:style-name="T466">idParent</text:span><text:span text:style-name="T467">;</text:span></text:p>
      <text:p text:style-name="P468"><text:span text:style-name="T469">   <text:s/></text:span><text:span text:style-name="T470">pid_t</text:span><text:span text:style-name="T471"><text:s/></text:span><text:span text:style-name="T472">pid</text:span><text:span text:style-name="T473">;</text:span></text:p>
      <text:p text:style-name="P474">};</text:p>
      <text:p text:style-name="P475"><text:span text:style-name="T476">std</text:span><text:span text:style-name="T477">::</text:span><text:span text:style-name="T478">ostream</text:span><text:span text:style-name="T479">&amp;</text:span><text:span text:style-name="T480"><text:s/></text:span><text:span text:style-name="T481">operator&lt;&lt;</text:span><text:span text:style-name="T482">(</text:span><text:span text:style-name="T483">std</text:span><text:span text:style-name="T484">::</text:span><text:span text:style-name="T485">ostream</text:span><text:span text:style-name="T486">&amp;</text:span><text:span text:style-name="T487"><text:s/></text:span><text:span text:style-name="T488">out</text:span><text:span text:style-name="T489">,<text:s/></text:span><text:span text:style-name="T490">Node</text:span><text:span text:style-name="T491">&amp;</text:span><text:span text:style-name="T492"><text:s/></text:span><text:span text:style-name="T493">node</text:span><text:span text:style-name="T494">) {</text:span></text:p>
      <text:p text:style-name="P495"><text:span text:style-name="T496">   <text:s/></text:span><text:span text:style-name="T497">out</text:span><text:span text:style-name="T498"><text:s/></text:span><text:span text:style-name="T499">&lt;&lt;</text:span><text:span text:style-name="T500"><text:s/></text:span><text:span text:style-name="T501">"id: "</text:span><text:span text:style-name="T502"><text:s/></text:span><text:span text:style-name="T503">&lt;&lt;</text:span><text:span text:style-name="T504"><text:s/></text:span><text:span text:style-name="T505">node</text:span><text:span text:style-name="T506">.</text:span><text:span text:style-name="T507">id</text:span><text:span text:style-name="T508"><text:s/></text:span><text:span text:style-name="T509">&lt;&lt;</text:span><text:span text:style-name="T510"><text:s/></text:span><text:span text:style-name="T511">" isChild: "</text:span><text:span text:style-name="T512"><text:s/></text:span><text:span text:style-name="T513">&lt;&lt;</text:span><text:span text:style-name="T514"><text:s/></text:span><text:span text:style-name="T515">node</text:span><text:span text:style-name="T516">.</text:span><text:span text:style-name="T517">isChild</text:span><text:span text:style-name="T518"><text:s/></text:span><text:span text:style-name="T519">&lt;&lt;</text:span><text:span text:style-name="T520"><text:s/></text:span><text:span text:style-name="T521">" idParent: "</text:span><text:span text:style-name="T522"><text:s/></text:span><text:span text:style-name="T523">&lt;&lt;</text:span><text:span text:style-name="T524"><text:s/></text:span><text:span text:style-name="T525">node</text:span><text:span text:style-name="T526">.</text:span><text:span text:style-name="T527">idParent</text:span><text:span text:style-name="T528"><text:s/></text:span><text:span text:style-name="T529">&lt;&lt;</text:span><text:span text:style-name="T530"><text:s/></text:span><text:span text:style-name="T531">" pid: "</text:span><text:span text:style-name="T532"><text:s/></text:span><text:span text:style-name="T533">&lt;&lt;</text:span><text:span text:style-name="T534"><text:s/></text:span><text:span text:style-name="T535">node</text:span><text:span text:style-name="T536">.</text:span><text:span text:style-name="T537">pid</text:span><text:span text:style-name="T538"><text:s/></text:span><text:span text:style-name="T539">&lt;&lt;</text:span><text:span text:style-name="T540"><text:s/></text:span><text:span text:style-name="T541">std</text:span><text:span text:style-name="T542">::</text:span><text:span text:style-name="T543">endl</text:span><text:span text:style-name="T544">;</text:span></text:p>
      <text:p text:style-name="P545"><text:span text:style-name="T546">   <text:s/></text:span><text:span text:style-name="T547">return</text:span><text:span text:style-name="T548"><text:s/></text:span><text:span text:style-name="T549">out</text:span><text:span text:style-name="T550">;</text:span></text:p>
      <text:soft-page-break/>
      <text:p text:style-name="P551">}</text:p>
      <text:p text:style-name="P552"/>
      <text:p text:style-name="P553"><text:span text:style-name="T554">void</text:span><text:span text:style-name="T555"><text:s/></text:span><text:span text:style-name="T556">changeMainCalcNode</text:span><text:span text:style-name="T557">(</text:span><text:span text:style-name="T558">socket_t</text:span><text:span text:style-name="T559"><text:s/></text:span><text:span text:style-name="T560">&amp;</text:span><text:span text:style-name="T561">pub</text:span><text:span text:style-name="T562">,<text:s/></text:span><text:span text:style-name="T563">int</text:span><text:span text:style-name="T564"><text:s/></text:span><text:span text:style-name="T565">&amp;</text:span><text:span text:style-name="T566">idMainCalcNode</text:span><text:span text:style-name="T567">,<text:s/></text:span><text:span text:style-name="T568">int</text:span><text:span text:style-name="T569"><text:s/></text:span><text:span text:style-name="T570">id</text:span><text:span text:style-name="T571">) {</text:span></text:p>
      <text:p text:style-name="P572"><text:span text:style-name="T573">   <text:s/></text:span><text:span text:style-name="T574">// std::cout &lt;&lt; "**********смена пажского караула**********" &lt;&lt; std::endl;</text:span></text:p>
      <text:p text:style-name="P575"><text:span text:style-name="T576">   <text:s/></text:span><text:span text:style-name="T577">pub</text:span><text:span text:style-name="T578">.</text:span><text:span text:style-name="T579">bind</text:span><text:span text:style-name="T580">(</text:span><text:span text:style-name="T581">getAddrNext</text:span><text:span text:style-name="T582">(</text:span><text:span text:style-name="T583">id</text:span><text:span text:style-name="T584">));</text:span></text:p>
      <text:p text:style-name="P585"><text:span text:style-name="T586">   <text:s/></text:span><text:span text:style-name="T587">idMainCalcNode</text:span><text:span text:style-name="T588"><text:s/></text:span><text:span text:style-name="T589">=</text:span><text:span text:style-name="T590"><text:s/></text:span><text:span text:style-name="T591">id</text:span><text:span text:style-name="T592">;</text:span></text:p>
      <text:p text:style-name="P593">}</text:p>
      <text:p text:style-name="P594"/>
      <text:p text:style-name="P595"><text:span text:style-name="T596">void</text:span><text:span text:style-name="T597"><text:s/></text:span><text:span text:style-name="T598">sendMsg</text:span><text:span text:style-name="T599">(</text:span><text:span text:style-name="T600">std</text:span><text:span text:style-name="T601">::</text:span><text:span text:style-name="T602">string</text:span><text:span text:style-name="T603"><text:s/></text:span><text:span text:style-name="T604">msg</text:span><text:span text:style-name="T605">,<text:s/></text:span><text:span text:style-name="T606">socket_t</text:span><text:span text:style-name="T607"><text:s/></text:span><text:span text:style-name="T608">&amp;</text:span><text:span text:style-name="T609">pub</text:span><text:span text:style-name="T610">) {</text:span></text:p>
      <text:p text:style-name="P611"><text:span text:style-name="T612">   <text:s/></text:span><text:span text:style-name="T613">mutable_buffer</text:span><text:span text:style-name="T614"><text:s/></text:span><text:span text:style-name="T615">mbuf</text:span><text:span text:style-name="T616"><text:s/></text:span><text:span text:style-name="T617">=</text:span><text:span text:style-name="T618"><text:s/></text:span><text:span text:style-name="T619">buffer</text:span><text:span text:style-name="T620">(</text:span><text:span text:style-name="T621">msg</text:span><text:span text:style-name="T622">);</text:span></text:p>
      <text:p text:style-name="P623"><text:span text:style-name="T624">   <text:s/></text:span><text:span text:style-name="T625">auto</text:span><text:span text:style-name="T626"><text:s/></text:span><text:span text:style-name="T627">res_s</text:span><text:span text:style-name="T628"><text:s/></text:span><text:span text:style-name="T629">=</text:span><text:span text:style-name="T630"><text:s/></text:span><text:span text:style-name="T631">pub</text:span><text:span text:style-name="T632">.</text:span><text:span text:style-name="T633">send</text:span><text:span text:style-name="T634">(</text:span><text:span text:style-name="T635">mbuf</text:span><text:span text:style-name="T636">,<text:s/></text:span><text:span text:style-name="T637">send_flags</text:span><text:span text:style-name="T638">::</text:span><text:span text:style-name="T639">none</text:span><text:span text:style-name="T640">);</text:span></text:p>
      <text:p text:style-name="P641"><text:span text:style-name="T642">   <text:s/></text:span><text:span text:style-name="T643">if</text:span><text:span text:style-name="T644"><text:s/>(</text:span><text:span text:style-name="T645">!</text:span><text:span text:style-name="T646">res_s</text:span><text:span text:style-name="T647">.</text:span><text:span text:style-name="T648">has_value</text:span><text:span text:style-name="T649">()) {</text:span></text:p>
      <text:p text:style-name="P650"><text:span text:style-name="T651">       <text:s/></text:span><text:span text:style-name="T652">print</text:span><text:span text:style-name="T653">({</text:span><text:span text:style-name="T654">"Ошибка при отправке"</text:span><text:span text:style-name="T655">});</text:span></text:p>
      <text:p text:style-name="P656"><text:span text:style-name="T657">       <text:s/></text:span><text:span text:style-name="T658">return</text:span><text:span text:style-name="T659">;</text:span></text:p>
      <text:p text:style-name="P660"><text:span text:style-name="T661">   <text:s/></text:span><text:span text:style-name="T662">}</text:span></text:p>
      <text:p text:style-name="P663">}</text:p>
      <text:p text:style-name="P664"/>
      <text:p text:style-name="P665"><text:span text:style-name="T666">void</text:span><text:span text:style-name="T667"><text:s/></text:span><text:span text:style-name="T668">execThread</text:span><text:span text:style-name="T669">(</text:span><text:span text:style-name="T670">std</text:span><text:span text:style-name="T671">::</text:span><text:span text:style-name="T672">string</text:span><text:span text:style-name="T673"><text:s/></text:span><text:span text:style-name="T674">msg</text:span><text:span text:style-name="T675">,<text:s/></text:span><text:span text:style-name="T676">socket_t</text:span><text:span text:style-name="T677"><text:s/></text:span><text:span text:style-name="T678">&amp;</text:span><text:span text:style-name="T679">pub</text:span><text:span text:style-name="T680">,<text:s/></text:span><text:span text:style-name="T681">socket_t</text:span><text:span text:style-name="T682"><text:s/></text:span><text:span text:style-name="T683">&amp;</text:span><text:span text:style-name="T684">sub</text:span><text:span text:style-name="T685">,<text:s/></text:span><text:span text:style-name="T686">int</text:span><text:span text:style-name="T687"><text:s/></text:span><text:span text:style-name="T688">id</text:span><text:span text:style-name="T689">) {</text:span></text:p>
      <text:p text:style-name="P690"><text:span text:style-name="T691">   <text:s/></text:span><text:span text:style-name="T692">mutable_buffer</text:span><text:span text:style-name="T693"><text:s/></text:span><text:span text:style-name="T694">mbuf</text:span><text:span text:style-name="T695"><text:s/></text:span><text:span text:style-name="T696">=</text:span><text:span text:style-name="T697"><text:s/></text:span><text:span text:style-name="T698">buffer</text:span><text:span text:style-name="T699">(</text:span><text:span text:style-name="T700">msg</text:span><text:span text:style-name="T701">);</text:span></text:p>
      <text:p text:style-name="P702"><text:span text:style-name="T703">   <text:s/></text:span><text:span text:style-name="T704">auto</text:span><text:span text:style-name="T705"><text:s/></text:span><text:span text:style-name="T706">res_s</text:span><text:span text:style-name="T707"><text:s/></text:span><text:span text:style-name="T708">=</text:span><text:span text:style-name="T709"><text:s/></text:span><text:span text:style-name="T710">pub</text:span><text:span text:style-name="T711">.</text:span><text:span text:style-name="T712">send</text:span><text:span text:style-name="T713">(</text:span><text:span text:style-name="T714">mbuf</text:span><text:span text:style-name="T715">,<text:s/></text:span><text:span text:style-name="T716">send_flags</text:span><text:span text:style-name="T717">::</text:span><text:span text:style-name="T718">none</text:span><text:span text:style-name="T719">);</text:span></text:p>
      <text:p text:style-name="P720"><text:span text:style-name="T721">   <text:s/></text:span><text:span text:style-name="T722">if</text:span><text:span text:style-name="T723"><text:s/>(</text:span><text:span text:style-name="T724">!</text:span><text:span text:style-name="T725">res_s</text:span><text:span text:style-name="T726">.</text:span><text:span text:style-name="T727">has_value</text:span><text:span text:style-name="T728">()) {</text:span></text:p>
      <text:p text:style-name="P729"><text:span text:style-name="T730">       <text:s/></text:span><text:span text:style-name="T731">print</text:span><text:span text:style-name="T732">({</text:span><text:span text:style-name="T733">"Ошибка при отправке"</text:span><text:span text:style-name="T734">});</text:span></text:p>
      <text:p text:style-name="P735"><text:span text:style-name="T736">       <text:s/></text:span><text:span text:style-name="T737">return</text:span><text:span text:style-name="T738">;</text:span></text:p>
      <text:p text:style-name="P739"><text:span text:style-name="T740">   <text:s/></text:span><text:span text:style-name="T741">}</text:span></text:p>
      <text:p text:style-name="P742"/>
      <text:p text:style-name="P743"><text:span text:style-name="T744">   <text:s/></text:span><text:span text:style-name="T745">message_t</text:span><text:span text:style-name="T746"><text:s/></text:span><text:span text:style-name="T747">response</text:span><text:span text:style-name="T748">(</text:span><text:span text:style-name="T749">msg</text:span><text:span text:style-name="T750">.</text:span><text:span text:style-name="T751">size</text:span><text:span text:style-name="T752">());</text:span></text:p>
      <text:p text:style-name="P753"><text:span text:style-name="T754">   <text:s/></text:span><text:span text:style-name="T755">auto</text:span><text:span text:style-name="T756"><text:s/></text:span><text:span text:style-name="T757">res_r</text:span><text:span text:style-name="T758"><text:s/></text:span><text:span text:style-name="T759">=</text:span><text:span text:style-name="T760"><text:s/></text:span><text:span text:style-name="T761">sub</text:span><text:span text:style-name="T762">.</text:span><text:span text:style-name="T763">recv</text:span><text:span text:style-name="T764">(</text:span><text:span text:style-name="T765">response</text:span><text:span text:style-name="T766">,<text:s/></text:span><text:span text:style-name="T767">recv_flags</text:span><text:span text:style-name="T768">::</text:span><text:span text:style-name="T769">none</text:span><text:span text:style-name="T770">);</text:span></text:p>
      <text:p text:style-name="P771"><text:span text:style-name="T772">   <text:s/></text:span><text:span text:style-name="T773">if</text:span><text:span text:style-name="T774"><text:s/>(</text:span><text:span text:style-name="T775">!</text:span><text:span text:style-name="T776">res_r</text:span><text:span text:style-name="T777">.</text:span><text:span text:style-name="T778">has_value</text:span><text:span text:style-name="T779">()) {</text:span></text:p>
      <text:p text:style-name="P780"><text:span text:style-name="T781">       <text:s/></text:span><text:span text:style-name="T782">print</text:span><text:span text:style-name="T783">({</text:span><text:span text:style-name="T784">"Ошибка при получении"</text:span><text:span text:style-name="T785">});</text:span></text:p>
      <text:p text:style-name="P786"><text:span text:style-name="T787">       <text:s/></text:span><text:span text:style-name="T788">return</text:span><text:span text:style-name="T789">;</text:span></text:p>
      <text:p text:style-name="P790"><text:span text:style-name="T791">   <text:s/></text:span><text:span text:style-name="T792">}</text:span></text:p>
      <text:p text:style-name="P793"/>
      <text:p text:style-name="P794"><text:span text:style-name="T795">   <text:s/></text:span><text:span text:style-name="T796">std</text:span><text:span text:style-name="T797">::</text:span><text:span text:style-name="T798">string</text:span><text:span text:style-name="T799"><text:s/></text:span><text:span text:style-name="T800">res</text:span><text:span text:style-name="T801"><text:s/></text:span><text:span text:style-name="T802">=</text:span><text:span text:style-name="T803"><text:s/></text:span><text:span text:style-name="T804">response</text:span><text:span text:style-name="T805">.</text:span><text:span text:style-name="T806">to_string</text:span><text:span text:style-name="T807">();</text:span></text:p>
      <text:p text:style-name="P808"><text:span text:style-name="T809">   <text:s/></text:span><text:span text:style-name="T810">std</text:span><text:span text:style-name="T811">::</text:span><text:span text:style-name="T812">stringstream</text:span><text:span text:style-name="T813"><text:s/></text:span><text:span text:style-name="T814">ss</text:span><text:span text:style-name="T815">;</text:span></text:p>
      <text:p text:style-name="P816"><text:span text:style-name="T817">   <text:s/></text:span><text:span text:style-name="T818">ss</text:span><text:span text:style-name="T819"><text:s/></text:span><text:span text:style-name="T820">&lt;&lt;</text:span><text:span text:style-name="T821"><text:s/></text:span><text:span text:style-name="T822">"Ok:"</text:span><text:span text:style-name="T823"><text:s/></text:span><text:span text:style-name="T824">&lt;&lt;</text:span><text:span text:style-name="T825"><text:s/></text:span><text:span text:style-name="T826">id</text:span><text:span text:style-name="T827"><text:s/></text:span><text:span text:style-name="T828">&lt;&lt;</text:span><text:span text:style-name="T829"><text:s/></text:span><text:span text:style-name="T830">": "</text:span><text:span text:style-name="T831"><text:s/></text:span><text:span text:style-name="T832">&lt;&lt;</text:span><text:span text:style-name="T833"><text:s/></text:span><text:span text:style-name="T834">res</text:span><text:span text:style-name="T835"><text:s/></text:span><text:span text:style-name="T836">&lt;&lt;</text:span><text:span text:style-name="T837"><text:s/></text:span><text:span text:style-name="T838">"</text:span><text:span text:style-name="T839">\n</text:span><text:span text:style-name="T840">"</text:span><text:span text:style-name="T841">;</text:span></text:p>
      <text:p text:style-name="P842"><text:span text:style-name="T843">   <text:s/></text:span><text:span text:style-name="T844">print</text:span><text:span text:style-name="T845">({</text:span><text:span text:style-name="T846">ss</text:span><text:span text:style-name="T847">.</text:span><text:span text:style-name="T848">str</text:span><text:span text:style-name="T849">()});</text:span></text:p>
      <text:p text:style-name="P850"/>
      <text:p text:style-name="P851"><text:span text:style-name="T852">   <text:s/></text:span><text:span text:style-name="T853">return</text:span><text:span text:style-name="T854">;</text:span></text:p>
      <text:p text:style-name="P855">}</text:p>
      <text:p text:style-name="P856"/>
      <text:p text:style-name="P857"><text:span text:style-name="T858">std</text:span><text:span text:style-name="T859">::</text:span><text:span text:style-name="T860">optional</text:span><text:span text:style-name="T861">&lt;<text:s/></text:span><text:span text:style-name="T862">std</text:span><text:span text:style-name="T863">::</text:span><text:span text:style-name="T864">pair</text:span><text:span text:style-name="T865">&lt;</text:span><text:span text:style-name="T866">int</text:span><text:span text:style-name="T867">,<text:s/></text:span><text:span text:style-name="T868">int</text:span><text:span text:style-name="T869">&gt; &gt;<text:s/></text:span><text:span text:style-name="T870">killNode</text:span><text:span text:style-name="T871">(</text:span><text:span text:style-name="T872">int</text:span><text:span text:style-name="T873"><text:s/></text:span><text:span text:style-name="T874">id</text:span><text:span text:style-name="T875">,<text:s/></text:span><text:span text:style-name="T876">std</text:span><text:span text:style-name="T877">::</text:span><text:span text:style-name="T878">list</text:span><text:span text:style-name="T879">&lt;</text:span><text:span text:style-name="T880">Node</text:span><text:span text:style-name="T881">&gt;<text:s/></text:span><text:span text:style-name="T882">&amp;</text:span><text:span text:style-name="T883">nodes</text:span><text:span text:style-name="T884">,<text:s/></text:span><text:span text:style-name="T885">int</text:span><text:span text:style-name="T886"><text:s/></text:span><text:span text:style-name="T887">&amp;</text:span><text:span text:style-name="T888">idMainCalcNode</text:span><text:span text:style-name="T889">,<text:s/></text:span><text:span text:style-name="T890">socket_t</text:span><text:span text:style-name="T891"><text:s/></text:span><text:span text:style-name="T892">&amp;</text:span><text:span text:style-name="T893">pub</text:span><text:span text:style-name="T894">,<text:s/></text:span><text:span text:style-name="T895">std</text:span><text:span text:style-name="T896">::</text:span><text:span text:style-name="T897">map</text:span><text:span text:style-name="T898">&lt;</text:span><text:span text:style-name="T899">int</text:span><text:span text:style-name="T900">,<text:s/></text:span><text:span text:style-name="T901">std</text:span><text:span text:style-name="T902">::</text:span><text:span text:style-name="T903">chrono</text:span><text:span text:style-name="T904">::</text:span><text:span text:style-name="T905">_V2</text:span><text:span text:style-name="T906">::</text:span><text:span text:style-name="T907">system_clock</text:span><text:span text:style-name="T908">::</text:span><text:span text:style-name="T909">time_point</text:span><text:span text:style-name="T910">&gt;<text:s/></text:span><text:span text:style-name="T911">&amp;</text:span><text:span text:style-name="T912">heartbits</text:span><text:span text:style-name="T913">) {</text:span></text:p>
      <text:p text:style-name="P914"><text:span text:style-name="T915">   <text:s/></text:span><text:span text:style-name="T916">if</text:span><text:span text:style-name="T917"><text:s/>(</text:span><text:span text:style-name="T918">id</text:span><text:span text:style-name="T919"><text:s/></text:span><text:span text:style-name="T920">==</text:span><text:span text:style-name="T921"><text:s/></text:span><text:span text:style-name="T922">-</text:span><text:span text:style-name="T923">1</text:span><text:span text:style-name="T924">) {</text:span></text:p>
      <text:p text:style-name="P925"><text:span text:style-name="T926">       <text:s/></text:span><text:span text:style-name="T927">return</text:span><text:span text:style-name="T928"><text:s/>{};</text:span></text:p>
      <text:p text:style-name="P929">    }</text:p>
      <text:p text:style-name="P930"/>
      <text:p text:style-name="P931"><text:span text:style-name="T932">   <text:s/></text:span><text:span text:style-name="T933">std</text:span><text:span text:style-name="T934">::</text:span><text:span text:style-name="T935">pair</text:span><text:span text:style-name="T936">&lt;</text:span><text:span text:style-name="T937">int</text:span><text:span text:style-name="T938">,<text:s/></text:span><text:span text:style-name="T939">int</text:span><text:span text:style-name="T940">&gt;</text:span><text:span text:style-name="T941"><text:s/></text:span><text:span text:style-name="T942">res</text:span><text:span text:style-name="T943">;</text:span></text:p>
      <text:p text:style-name="P944"/>
      <text:p text:style-name="P945"><text:span text:style-name="T946">   <text:s/></text:span><text:span text:style-name="T947">auto</text:span><text:span text:style-name="T948"><text:s/></text:span><text:span text:style-name="T949">i</text:span><text:span text:style-name="T950"><text:s/></text:span><text:span text:style-name="T951">=</text:span><text:span text:style-name="T952"><text:s/></text:span><text:span text:style-name="T953">nodes</text:span><text:span text:style-name="T954">.</text:span><text:span text:style-name="T955">begin</text:span><text:span text:style-name="T956">();</text:span></text:p>
      <text:soft-page-break/>
      <text:p text:style-name="P957"><text:span text:style-name="T958">   <text:s/></text:span><text:span text:style-name="T959">for</text:span><text:span text:style-name="T960"><text:s/>(;<text:s/></text:span><text:span text:style-name="T961">i</text:span><text:span text:style-name="T962"><text:s/></text:span><text:span text:style-name="T963">!=</text:span><text:span text:style-name="T964"><text:s/></text:span><text:span text:style-name="T965">nodes</text:span><text:span text:style-name="T966">.</text:span><text:span text:style-name="T967">end</text:span><text:span text:style-name="T968">();<text:s/></text:span><text:span text:style-name="T969">++</text:span><text:span text:style-name="T970">i</text:span><text:span text:style-name="T971">) {</text:span></text:p>
      <text:p text:style-name="P972"><text:span text:style-name="T973">       <text:s/></text:span><text:span text:style-name="T974">if</text:span><text:span text:style-name="T975"><text:s/>(</text:span><text:span text:style-name="T976">i</text:span><text:span text:style-name="T977">-&gt;</text:span><text:span text:style-name="T978">id</text:span><text:span text:style-name="T979"><text:s/></text:span><text:span text:style-name="T980">==</text:span><text:span text:style-name="T981"><text:s/></text:span><text:span text:style-name="T982">id</text:span><text:span text:style-name="T983">) {</text:span></text:p>
      <text:p text:style-name="P984"><text:span text:style-name="T985">           <text:s/></text:span><text:span text:style-name="T986">heartbits</text:span><text:span text:style-name="T987">.</text:span><text:span text:style-name="T988">erase</text:span><text:span text:style-name="T989">(</text:span><text:span text:style-name="T990">id</text:span><text:span text:style-name="T991">);</text:span></text:p>
      <text:p text:style-name="P992"/>
      <text:p text:style-name="P993"><text:span text:style-name="T994">           <text:s/></text:span><text:span text:style-name="T995">res</text:span><text:span text:style-name="T996">.</text:span><text:span text:style-name="T997">first</text:span><text:span text:style-name="T998"><text:s/></text:span><text:span text:style-name="T999">=</text:span><text:span text:style-name="T1000"><text:s/></text:span><text:span text:style-name="T1001">std</text:span><text:span text:style-name="T1002">::</text:span><text:span text:style-name="T1003">prev</text:span><text:span text:style-name="T1004">(</text:span><text:span text:style-name="T1005">i</text:span><text:span text:style-name="T1006">,<text:s/></text:span><text:span text:style-name="T1007">1</text:span><text:span text:style-name="T1008">)</text:span><text:span text:style-name="T1009">-&gt;</text:span><text:span text:style-name="T1010">id</text:span><text:span text:style-name="T1011">;</text:span></text:p>
      <text:p text:style-name="P1012"><text:span text:style-name="T1013">           <text:s/></text:span><text:span text:style-name="T1014">if</text:span><text:span text:style-name="T1015"><text:s/>(</text:span><text:span text:style-name="T1016">std</text:span><text:span text:style-name="T1017">::</text:span><text:span text:style-name="T1018">next</text:span><text:span text:style-name="T1019">(</text:span><text:span text:style-name="T1020">i</text:span><text:span text:style-name="T1021">,<text:s/></text:span><text:span text:style-name="T1022">1</text:span><text:span text:style-name="T1023">)<text:s/></text:span><text:span text:style-name="T1024">!=</text:span><text:span text:style-name="T1025"><text:s/></text:span><text:span text:style-name="T1026">nodes</text:span><text:span text:style-name="T1027">.</text:span><text:span text:style-name="T1028">end</text:span><text:span text:style-name="T1029">())</text:span></text:p>
      <text:p text:style-name="P1030"><text:span text:style-name="T1031">               <text:s/></text:span><text:span text:style-name="T1032">res</text:span><text:span text:style-name="T1033">.</text:span><text:span text:style-name="T1034">second</text:span><text:span text:style-name="T1035"><text:s/></text:span><text:span text:style-name="T1036">=</text:span><text:span text:style-name="T1037"><text:s/></text:span><text:span text:style-name="T1038">std</text:span><text:span text:style-name="T1039">::</text:span><text:span text:style-name="T1040">next</text:span><text:span text:style-name="T1041">(</text:span><text:span text:style-name="T1042">i</text:span><text:span text:style-name="T1043">,<text:s/></text:span><text:span text:style-name="T1044">1</text:span><text:span text:style-name="T1045">)</text:span><text:span text:style-name="T1046">-&gt;</text:span><text:span text:style-name="T1047">id</text:span><text:span text:style-name="T1048">;</text:span></text:p>
      <text:p text:style-name="P1049"><text:span text:style-name="T1050">           <text:s/></text:span><text:span text:style-name="T1051">else</text:span></text:p>
      <text:p text:style-name="P1052"><text:span text:style-name="T1053">               <text:s/></text:span><text:span text:style-name="T1054">res</text:span><text:span text:style-name="T1055">.</text:span><text:span text:style-name="T1056">second</text:span><text:span text:style-name="T1057"><text:s/></text:span><text:span text:style-name="T1058">=</text:span><text:span text:style-name="T1059"><text:s/></text:span><text:span text:style-name="T1060">-</text:span><text:span text:style-name="T1061">2</text:span><text:span text:style-name="T1062">;</text:span></text:p>
      <text:p text:style-name="P1063"/>
      <text:p text:style-name="P1064">           <text:s/></text:p>
      <text:p text:style-name="P1065"><text:span text:style-name="T1066">           <text:s/></text:span><text:span text:style-name="T1067">print</text:span><text:span text:style-name="T1068">({</text:span><text:span text:style-name="T1069">"Ok: "</text:span><text:span text:style-name="T1070">,<text:s/></text:span><text:span text:style-name="T1071">itos</text:span><text:span text:style-name="T1072">(</text:span><text:span text:style-name="T1073">i</text:span><text:span text:style-name="T1074">-&gt;</text:span><text:span text:style-name="T1075">pid</text:span><text:span text:style-name="T1076">),<text:s/></text:span><text:span text:style-name="T1077">"</text:span><text:span text:style-name="T1078">\n</text:span><text:span text:style-name="T1079">"</text:span><text:span text:style-name="T1080">});</text:span></text:p>
      <text:p text:style-name="P1081"><text:span text:style-name="T1082">           <text:s/></text:span><text:span text:style-name="T1083">nodes</text:span><text:span text:style-name="T1084">.</text:span><text:span text:style-name="T1085">erase</text:span><text:span text:style-name="T1086">(</text:span><text:span text:style-name="T1087">i</text:span><text:span text:style-name="T1088">);</text:span></text:p>
      <text:p text:style-name="P1089"/>
      <text:p text:style-name="P1090"><text:span text:style-name="T1091">           <text:s/></text:span><text:span text:style-name="T1092">auto</text:span><text:span text:style-name="T1093"><text:s/></text:span><text:span text:style-name="T1094">j</text:span><text:span text:style-name="T1095"><text:s/></text:span><text:span text:style-name="T1096">=</text:span><text:span text:style-name="T1097"><text:s/></text:span><text:span text:style-name="T1098">nodes</text:span><text:span text:style-name="T1099">.</text:span><text:span text:style-name="T1100">begin</text:span><text:span text:style-name="T1101">();</text:span></text:p>
      <text:p text:style-name="P1102"><text:span text:style-name="T1103">           <text:s/></text:span><text:span text:style-name="T1104">for</text:span><text:span text:style-name="T1105"><text:s/>(;<text:s/></text:span><text:span text:style-name="T1106">j</text:span><text:span text:style-name="T1107"><text:s/></text:span><text:span text:style-name="T1108">!=</text:span><text:span text:style-name="T1109"><text:s/></text:span><text:span text:style-name="T1110">nodes</text:span><text:span text:style-name="T1111">.</text:span><text:span text:style-name="T1112">end</text:span><text:span text:style-name="T1113">();<text:s/></text:span><text:span text:style-name="T1114">++</text:span><text:span text:style-name="T1115">j</text:span><text:span text:style-name="T1116">) {</text:span></text:p>
      <text:p text:style-name="P1117"><text:span text:style-name="T1118">               <text:s/></text:span><text:span text:style-name="T1119">if</text:span><text:span text:style-name="T1120"><text:s/>(</text:span><text:span text:style-name="T1121">j</text:span><text:span text:style-name="T1122">-&gt;</text:span><text:span text:style-name="T1123">isChild</text:span><text:span text:style-name="T1124"><text:s/></text:span><text:span text:style-name="T1125">&amp;&amp;</text:span><text:span text:style-name="T1126"><text:s/></text:span><text:span text:style-name="T1127">j</text:span><text:span text:style-name="T1128">-&gt;</text:span><text:span text:style-name="T1129">idParent</text:span><text:span text:style-name="T1130"><text:s/></text:span><text:span text:style-name="T1131">==</text:span><text:span text:style-name="T1132"><text:s/></text:span><text:span text:style-name="T1133">id</text:span><text:span text:style-name="T1134">) {</text:span></text:p>
      <text:p text:style-name="P1135"><text:span text:style-name="T1136">                   <text:s/></text:span><text:span text:style-name="T1137">res</text:span><text:span text:style-name="T1138">.</text:span><text:span text:style-name="T1139">second</text:span><text:span text:style-name="T1140"><text:s/></text:span><text:span text:style-name="T1141">=</text:span><text:span text:style-name="T1142"><text:s/></text:span><text:span text:style-name="T1143">killNode</text:span><text:span text:style-name="T1144">(</text:span><text:span text:style-name="T1145">j</text:span><text:span text:style-name="T1146">-&gt;</text:span><text:span text:style-name="T1147">id</text:span><text:span text:style-name="T1148">,<text:s/></text:span><text:span text:style-name="T1149">nodes</text:span><text:span text:style-name="T1150">,<text:s/></text:span><text:span text:style-name="T1151">idMainCalcNode</text:span><text:span text:style-name="T1152">,<text:s/></text:span><text:span text:style-name="T1153">std</text:span><text:span text:style-name="T1154">::</text:span><text:span text:style-name="T1155">ref</text:span><text:span text:style-name="T1156">(</text:span><text:span text:style-name="T1157">pub</text:span><text:span text:style-name="T1158">),<text:s/></text:span><text:span text:style-name="T1159">heartbits</text:span><text:span text:style-name="T1160">)</text:span><text:span text:style-name="T1161">-&gt;</text:span><text:span text:style-name="T1162">second</text:span><text:span text:style-name="T1163">;</text:span></text:p>
      <text:p text:style-name="P1164"><text:span text:style-name="T1165">                   <text:s/></text:span><text:span text:style-name="T1166">j</text:span><text:span text:style-name="T1167"><text:s/></text:span><text:span text:style-name="T1168">=</text:span><text:span text:style-name="T1169"><text:s/></text:span><text:span text:style-name="T1170">nodes</text:span><text:span text:style-name="T1171">.</text:span><text:span text:style-name="T1172">begin</text:span><text:span text:style-name="T1173">();</text:span></text:p>
      <text:p text:style-name="P1174">                }</text:p>
      <text:p text:style-name="P1175">            }</text:p>
      <text:p text:style-name="P1176"/>
      <text:p text:style-name="P1177"><text:span text:style-name="T1178">           <text:s/></text:span><text:span text:style-name="T1179">break</text:span><text:span text:style-name="T1180">;</text:span></text:p>
      <text:p text:style-name="P1181">        }</text:p>
      <text:p text:style-name="P1182">    }</text:p>
      <text:p text:style-name="P1183"/>
      <text:p text:style-name="P1184"><text:span text:style-name="T1185">   <text:s/></text:span><text:span text:style-name="T1186">if</text:span><text:span text:style-name="T1187"><text:s/>(</text:span><text:span text:style-name="T1188">i</text:span><text:span text:style-name="T1189"><text:s/></text:span><text:span text:style-name="T1190">==</text:span><text:span text:style-name="T1191"><text:s/></text:span><text:span text:style-name="T1192">nodes</text:span><text:span text:style-name="T1193">.</text:span><text:span text:style-name="T1194">end</text:span><text:span text:style-name="T1195">()) {</text:span></text:p>
      <text:p text:style-name="P1196"><text:span text:style-name="T1197">       <text:s/></text:span><text:span text:style-name="T1198">return</text:span><text:span text:style-name="T1199"><text:s/>{};</text:span></text:p>
      <text:p text:style-name="P1200">    }</text:p>
      <text:p text:style-name="P1201"/>
      <text:p text:style-name="P1202"><text:span text:style-name="T1203">   <text:s/></text:span><text:span text:style-name="T1204">return</text:span><text:span text:style-name="T1205"><text:s/></text:span><text:span text:style-name="T1206">res</text:span><text:span text:style-name="T1207">;</text:span></text:p>
      <text:p text:style-name="P1208">}</text:p>
      <text:p text:style-name="P1209"/>
      <text:p text:style-name="P1210"><text:span text:style-name="T1211">std</text:span><text:span text:style-name="T1212">::</text:span><text:span text:style-name="T1213">optional</text:span><text:span text:style-name="T1214">&lt;<text:s/></text:span><text:span text:style-name="T1215">std</text:span><text:span text:style-name="T1216">::</text:span><text:span text:style-name="T1217">pair</text:span><text:span text:style-name="T1218">&lt;</text:span><text:span text:style-name="T1219">int</text:span><text:span text:style-name="T1220">,<text:s/></text:span><text:span text:style-name="T1221">int</text:span><text:span text:style-name="T1222">&gt; &gt;<text:s/></text:span><text:span text:style-name="T1223">killNodeFull</text:span><text:span text:style-name="T1224">(</text:span><text:span text:style-name="T1225">int</text:span><text:span text:style-name="T1226"><text:s/></text:span><text:span text:style-name="T1227">id</text:span><text:span text:style-name="T1228">,<text:s/></text:span><text:span text:style-name="T1229">std</text:span><text:span text:style-name="T1230">::</text:span><text:span text:style-name="T1231">list</text:span><text:span text:style-name="T1232">&lt;</text:span><text:span text:style-name="T1233">Node</text:span><text:span text:style-name="T1234">&gt;<text:s/></text:span><text:span text:style-name="T1235">&amp;</text:span><text:span text:style-name="T1236">nodes</text:span><text:span text:style-name="T1237">,<text:s/></text:span><text:span text:style-name="T1238">int</text:span><text:span text:style-name="T1239"><text:s/></text:span><text:span text:style-name="T1240">&amp;</text:span><text:span text:style-name="T1241">idMainCalcNode</text:span><text:span text:style-name="T1242">,<text:s/></text:span><text:span text:style-name="T1243">socket_t</text:span><text:span text:style-name="T1244"><text:s/></text:span><text:span text:style-name="T1245">&amp;</text:span><text:span text:style-name="T1246">pub</text:span><text:span text:style-name="T1247">,<text:s/></text:span><text:span text:style-name="T1248">socket_t</text:span><text:span text:style-name="T1249"><text:s/></text:span><text:span text:style-name="T1250">&amp;</text:span><text:span text:style-name="T1251">sub</text:span><text:span text:style-name="T1252">,<text:s/></text:span><text:span text:style-name="T1253">std</text:span><text:span text:style-name="T1254">::</text:span><text:span text:style-name="T1255">map</text:span><text:span text:style-name="T1256">&lt;</text:span><text:span text:style-name="T1257">int</text:span><text:span text:style-name="T1258">,<text:s/></text:span><text:span text:style-name="T1259">std</text:span><text:span text:style-name="T1260">::</text:span><text:span text:style-name="T1261">chrono</text:span><text:span text:style-name="T1262">::</text:span><text:span text:style-name="T1263">_V2</text:span><text:span text:style-name="T1264">::</text:span><text:span text:style-name="T1265">system_clock</text:span><text:span text:style-name="T1266">::</text:span><text:span text:style-name="T1267">time_point</text:span><text:span text:style-name="T1268">&gt;<text:s/></text:span><text:span text:style-name="T1269">&amp;</text:span><text:span text:style-name="T1270">heartbits</text:span><text:span text:style-name="T1271">,<text:s/></text:span><text:span text:style-name="T1272">std</text:span><text:span text:style-name="T1273">::</text:span><text:span text:style-name="T1274">vector</text:span><text:span text:style-name="T1275">&lt;</text:span><text:span text:style-name="T1276">std</text:span><text:span text:style-name="T1277">::</text:span><text:span text:style-name="T1278">thread</text:span><text:span text:style-name="T1279">&gt;<text:s/></text:span><text:span text:style-name="T1280">&amp;</text:span><text:span text:style-name="T1281">threads</text:span><text:span text:style-name="T1282">) {</text:span></text:p>
      <text:p text:style-name="P1283"><text:span text:style-name="T1284">   <text:s/></text:span><text:span text:style-name="T1285">auto</text:span><text:span text:style-name="T1286"><text:s/></text:span><text:span text:style-name="T1287">res</text:span><text:span text:style-name="T1288"><text:s/></text:span><text:span text:style-name="T1289">=</text:span><text:span text:style-name="T1290"><text:s/></text:span><text:span text:style-name="T1291">killNode</text:span><text:span text:style-name="T1292">(</text:span><text:span text:style-name="T1293">id</text:span><text:span text:style-name="T1294">,<text:s/></text:span><text:span text:style-name="T1295">nodes</text:span><text:span text:style-name="T1296">,<text:s/></text:span><text:span text:style-name="T1297">idMainCalcNode</text:span><text:span text:style-name="T1298">,<text:s/></text:span><text:span text:style-name="T1299">std</text:span><text:span text:style-name="T1300">::</text:span><text:span text:style-name="T1301">ref</text:span><text:span text:style-name="T1302">(</text:span><text:span text:style-name="T1303">pub</text:span><text:span text:style-name="T1304">),<text:s/></text:span><text:span text:style-name="T1305">heartbits</text:span><text:span text:style-name="T1306">);</text:span></text:p>
      <text:p text:style-name="P1307"><text:span text:style-name="T1308">   <text:s/></text:span><text:span text:style-name="T1309">if</text:span><text:span text:style-name="T1310"><text:s/>(</text:span><text:span text:style-name="T1311">!</text:span><text:span text:style-name="T1312">res</text:span><text:span text:style-name="T1313">)</text:span></text:p>
      <text:p text:style-name="P1314"><text:span text:style-name="T1315">       <text:s/></text:span><text:span text:style-name="T1316">return</text:span><text:span text:style-name="T1317"><text:s/>{};</text:span></text:p>
      <text:p text:style-name="P1318"/>
      <text:p text:style-name="P1319"><text:span text:style-name="T1320">    // std::cout &lt;&lt; "</text:span><text:span text:style-name="T1321">Границы</text:span><text:span text:style-name="T1322"><text:s/></text:span><text:span text:style-name="T1323">при</text:span><text:span text:style-name="T1324"><text:s/></text:span><text:span text:style-name="T1325">удалении</text:span><text:span text:style-name="T1326">: " &lt;&lt; res-&gt;first &lt;&lt; " " &lt;&lt; res-&gt;second &lt;&lt; "\n";</text:span></text:p>
      <text:p text:style-name="P1327"/>
      <text:p text:style-name="P1328"><text:span text:style-name="T1329">   <text:s/></text:span><text:span text:style-name="T1330">std</text:span><text:span text:style-name="T1331">::</text:span><text:span text:style-name="T1332">stringstream</text:span><text:span text:style-name="T1333"><text:s/></text:span><text:span text:style-name="T1334">ss</text:span><text:span text:style-name="T1335">;</text:span></text:p>
      <text:p text:style-name="P1336"><text:span text:style-name="T1337">   <text:s/></text:span><text:span text:style-name="T1338">ss</text:span><text:span text:style-name="T1339"><text:s/></text:span><text:span text:style-name="T1340">&lt;&lt;</text:span><text:span text:style-name="T1341"><text:s/></text:span><text:span text:style-name="T1342">"unbind "</text:span><text:span text:style-name="T1343"><text:s/></text:span><text:span text:style-name="T1344">&lt;&lt;</text:span><text:span text:style-name="T1345"><text:s/></text:span><text:span text:style-name="T1346">res</text:span><text:span text:style-name="T1347">-&gt;</text:span><text:span text:style-name="T1348">first</text:span><text:span text:style-name="T1349"><text:s/></text:span><text:span text:style-name="T1350">&lt;&lt;</text:span><text:span text:style-name="T1351"><text:s/></text:span><text:span text:style-name="T1352">" "</text:span><text:span text:style-name="T1353"><text:s/></text:span><text:span text:style-name="T1354">&lt;&lt;</text:span><text:span text:style-name="T1355"><text:s/></text:span><text:span text:style-name="T1356">res</text:span><text:span text:style-name="T1357">-&gt;</text:span><text:span text:style-name="T1358">second</text:span><text:span text:style-name="T1359"><text:s/></text:span><text:span text:style-name="T1360">&lt;&lt;</text:span><text:span text:style-name="T1361"><text:s/></text:span><text:span text:style-name="T1362">" search"</text:span><text:span text:style-name="T1363">;</text:span></text:p>
      <text:p text:style-name="P1364"><text:span text:style-name="T1365">   <text:s/></text:span><text:span text:style-name="T1366">if</text:span><text:span text:style-name="T1367"><text:s/>(</text:span><text:span text:style-name="T1368">res</text:span><text:span text:style-name="T1369">-&gt;</text:span><text:span text:style-name="T1370">first</text:span><text:span text:style-name="T1371"><text:s/></text:span><text:span text:style-name="T1372">==</text:span><text:span text:style-name="T1373"><text:s/></text:span><text:span text:style-name="T1374">-</text:span><text:span text:style-name="T1375">1</text:span><text:span text:style-name="T1376">)</text:span></text:p>
      <text:p text:style-name="P1377"><text:span text:style-name="T1378">       <text:s/></text:span><text:span text:style-name="T1379">ss</text:span><text:span text:style-name="T1380"><text:s/></text:span><text:span text:style-name="T1381">&lt;&lt;</text:span><text:span text:style-name="T1382"><text:s/></text:span><text:span text:style-name="T1383">" last"</text:span><text:span text:style-name="T1384">;</text:span></text:p>
      <text:p text:style-name="P1385"><text:span text:style-name="T1386">   <text:s/></text:span><text:span text:style-name="T1387">else</text:span></text:p>
      <text:p text:style-name="P1388"><text:span text:style-name="T1389">       <text:s/></text:span><text:span text:style-name="T1390">ss</text:span><text:span text:style-name="T1391"><text:s/></text:span><text:span text:style-name="T1392">&lt;&lt;</text:span><text:span text:style-name="T1393"><text:s/></text:span><text:span text:style-name="T1394">" first"</text:span><text:span text:style-name="T1395">;</text:span></text:p>
      <text:soft-page-break/>
      <text:p text:style-name="P1396"><text:span text:style-name="T1397">   <text:s/></text:span><text:span text:style-name="T1398">threads</text:span><text:span text:style-name="T1399">.</text:span><text:span text:style-name="T1400">emplace_back</text:span><text:span text:style-name="T1401">(</text:span><text:span text:style-name="T1402">execThread</text:span><text:span text:style-name="T1403">,<text:s/></text:span><text:span text:style-name="T1404">ss</text:span><text:span text:style-name="T1405">.</text:span><text:span text:style-name="T1406">str</text:span><text:span text:style-name="T1407">(),<text:s/></text:span><text:span text:style-name="T1408">std</text:span><text:span text:style-name="T1409">::</text:span><text:span text:style-name="T1410">ref</text:span><text:span text:style-name="T1411">(</text:span><text:span text:style-name="T1412">pub</text:span><text:span text:style-name="T1413">),<text:s/></text:span><text:span text:style-name="T1414">std</text:span><text:span text:style-name="T1415">::</text:span><text:span text:style-name="T1416">ref</text:span><text:span text:style-name="T1417">(</text:span><text:span text:style-name="T1418">sub</text:span><text:span text:style-name="T1419">),<text:s/></text:span><text:span text:style-name="T1420">res</text:span><text:span text:style-name="T1421">-&gt;</text:span><text:span text:style-name="T1422">first</text:span><text:span text:style-name="T1423">);</text:span></text:p>
      <text:p text:style-name="P1424"/>
      <text:p text:style-name="P1425"><text:span text:style-name="T1426">   <text:s/></text:span><text:span text:style-name="T1427">threads</text:span><text:span text:style-name="T1428">.</text:span><text:span text:style-name="T1429">back</text:span><text:span text:style-name="T1430">().</text:span><text:span text:style-name="T1431">join</text:span><text:span text:style-name="T1432">();</text:span></text:p>
      <text:p text:style-name="P1433"/>
      <text:p text:style-name="P1434"><text:span text:style-name="T1435">   <text:s/></text:span><text:span text:style-name="T1436">if</text:span><text:span text:style-name="T1437"><text:s/>(</text:span><text:span text:style-name="T1438">id</text:span><text:span text:style-name="T1439"><text:s/></text:span><text:span text:style-name="T1440">==</text:span><text:span text:style-name="T1441"><text:s/></text:span><text:span text:style-name="T1442">idMainCalcNode</text:span><text:span text:style-name="T1443">) {</text:span></text:p>
      <text:p text:style-name="P1444"><text:span text:style-name="T1445">       <text:s/></text:span><text:span text:style-name="T1446">if</text:span><text:span text:style-name="T1447"><text:s/>(</text:span><text:span text:style-name="T1448">nodes</text:span><text:span text:style-name="T1449">.</text:span><text:span text:style-name="T1450">size</text:span><text:span text:style-name="T1451">()<text:s/></text:span><text:span text:style-name="T1452">&gt;</text:span><text:span text:style-name="T1453"><text:s/></text:span><text:span text:style-name="T1454">1</text:span><text:span text:style-name="T1455">) {</text:span></text:p>
      <text:p text:style-name="P1456"><text:span text:style-name="T1457">           <text:s/></text:span><text:span text:style-name="T1458">changeMainCalcNode</text:span><text:span text:style-name="T1459">(</text:span><text:span text:style-name="T1460">std</text:span><text:span text:style-name="T1461">::</text:span><text:span text:style-name="T1462">ref</text:span><text:span text:style-name="T1463">(</text:span><text:span text:style-name="T1464">pub</text:span><text:span text:style-name="T1465">),<text:s/></text:span><text:span text:style-name="T1466">idMainCalcNode</text:span><text:span text:style-name="T1467">,<text:s/></text:span><text:span text:style-name="T1468">std</text:span><text:span text:style-name="T1469">::</text:span><text:span text:style-name="T1470">next</text:span><text:span text:style-name="T1471">(</text:span><text:span text:style-name="T1472">nodes</text:span><text:span text:style-name="T1473">.</text:span><text:span text:style-name="T1474">begin</text:span><text:span text:style-name="T1475">(),<text:s/></text:span><text:span text:style-name="T1476">1</text:span><text:span text:style-name="T1477">)</text:span><text:span text:style-name="T1478">-&gt;</text:span><text:span text:style-name="T1479">id</text:span><text:span text:style-name="T1480">);</text:span></text:p>
      <text:p text:style-name="P1481"><text:span text:style-name="T1482">        }<text:s/></text:span><text:span text:style-name="T1483">else</text:span><text:span text:style-name="T1484"><text:s/>{</text:span></text:p>
      <text:p text:style-name="P1485"><text:span text:style-name="T1486">           <text:s/></text:span><text:span text:style-name="T1487">idMainCalcNode</text:span><text:span text:style-name="T1488"><text:s/></text:span><text:span text:style-name="T1489">=</text:span><text:span text:style-name="T1490"><text:s/></text:span><text:span text:style-name="T1491">-</text:span><text:span text:style-name="T1492">1</text:span><text:span text:style-name="T1493">;</text:span></text:p>
      <text:p text:style-name="P1494">        }</text:p>
      <text:p text:style-name="P1495">    }</text:p>
      <text:p text:style-name="P1496"/>
      <text:p text:style-name="P1497"><text:span text:style-name="T1498">   <text:s/></text:span><text:span text:style-name="T1499">if</text:span><text:span text:style-name="T1500"><text:s/>(</text:span><text:span text:style-name="T1501">res</text:span><text:span text:style-name="T1502">-&gt;</text:span><text:span text:style-name="T1503">first</text:span><text:span text:style-name="T1504"><text:s/></text:span><text:span text:style-name="T1505">!=</text:span><text:span text:style-name="T1506"><text:s/></text:span><text:span text:style-name="T1507">-</text:span><text:span text:style-name="T1508">1</text:span><text:span text:style-name="T1509">) {</text:span></text:p>
      <text:p text:style-name="P1510"><text:span text:style-name="T1511">       <text:s/></text:span><text:span text:style-name="T1512">ss</text:span><text:span text:style-name="T1513">.</text:span><text:span text:style-name="T1514">str</text:span><text:span text:style-name="T1515">(</text:span><text:span text:style-name="T1516">""</text:span><text:span text:style-name="T1517">);</text:span></text:p>
      <text:p text:style-name="P1518"><text:span text:style-name="T1519">       <text:s/></text:span><text:span text:style-name="T1520">ss</text:span><text:span text:style-name="T1521"><text:s/></text:span><text:span text:style-name="T1522">&lt;&lt;</text:span><text:span text:style-name="T1523"><text:s/></text:span><text:span text:style-name="T1524">"rebind "</text:span><text:span text:style-name="T1525"><text:s/></text:span><text:span text:style-name="T1526">&lt;&lt;</text:span><text:span text:style-name="T1527"><text:s/></text:span><text:span text:style-name="T1528">res</text:span><text:span text:style-name="T1529">-&gt;</text:span><text:span text:style-name="T1530">first</text:span><text:span text:style-name="T1531"><text:s/></text:span><text:span text:style-name="T1532">&lt;&lt;</text:span><text:span text:style-name="T1533"><text:s/></text:span><text:span text:style-name="T1534">" next "</text:span><text:span text:style-name="T1535"><text:s/></text:span><text:span text:style-name="T1536">&lt;&lt;</text:span><text:span text:style-name="T1537"><text:s/></text:span><text:span text:style-name="T1538">res</text:span><text:span text:style-name="T1539">-&gt;</text:span><text:span text:style-name="T1540">second</text:span><text:span text:style-name="T1541">;</text:span></text:p>
      <text:p text:style-name="P1542"><text:span text:style-name="T1543">       <text:s/></text:span><text:span text:style-name="T1544">sendMsg</text:span><text:span text:style-name="T1545">(</text:span><text:span text:style-name="T1546">ss</text:span><text:span text:style-name="T1547">.</text:span><text:span text:style-name="T1548">str</text:span><text:span text:style-name="T1549">(),<text:s/></text:span><text:span text:style-name="T1550">pub</text:span><text:span text:style-name="T1551">);</text:span></text:p>
      <text:p text:style-name="P1552"><text:span text:style-name="T1553">       <text:s/></text:span><text:span text:style-name="T1554">std</text:span><text:span text:style-name="T1555">::</text:span><text:span text:style-name="T1556">this_thread</text:span><text:span text:style-name="T1557">::</text:span><text:span text:style-name="T1558">sleep_for</text:span><text:span text:style-name="T1559">(</text:span><text:span text:style-name="T1560">std</text:span><text:span text:style-name="T1561">::</text:span><text:span text:style-name="T1562">chrono</text:span><text:span text:style-name="T1563">::</text:span><text:span text:style-name="T1564">duration</text:span><text:span text:style-name="T1565">(</text:span><text:span text:style-name="T1566">std</text:span><text:span text:style-name="T1567">::</text:span><text:span text:style-name="T1568">chrono</text:span><text:span text:style-name="T1569">::</text:span><text:span text:style-name="T1570">milliseconds</text:span><text:span text:style-name="T1571">(</text:span><text:span text:style-name="T1572">100</text:span><text:span text:style-name="T1573">)));</text:span></text:p>
      <text:p text:style-name="P1574">    }</text:p>
      <text:p text:style-name="P1575"/>
      <text:p text:style-name="P1576"><text:span text:style-name="T1577">   <text:s/></text:span><text:span text:style-name="T1578">if</text:span><text:span text:style-name="T1579"><text:s/>(</text:span><text:span text:style-name="T1580">res</text:span><text:span text:style-name="T1581">-&gt;</text:span><text:span text:style-name="T1582">second</text:span><text:span text:style-name="T1583"><text:s/></text:span><text:span text:style-name="T1584">!=</text:span><text:span text:style-name="T1585"><text:s/></text:span><text:span text:style-name="T1586">-</text:span><text:span text:style-name="T1587">2</text:span><text:span text:style-name="T1588">) {</text:span></text:p>
      <text:p text:style-name="P1589"><text:span text:style-name="T1590">       <text:s/></text:span><text:span text:style-name="T1591">std</text:span><text:span text:style-name="T1592">::</text:span><text:span text:style-name="T1593">this_thread</text:span><text:span text:style-name="T1594">::</text:span><text:span text:style-name="T1595">sleep_for</text:span><text:span text:style-name="T1596">(</text:span><text:span text:style-name="T1597">std</text:span><text:span text:style-name="T1598">::</text:span><text:span text:style-name="T1599">chrono</text:span><text:span text:style-name="T1600">::</text:span><text:span text:style-name="T1601">duration</text:span><text:span text:style-name="T1602">(</text:span><text:span text:style-name="T1603">std</text:span><text:span text:style-name="T1604">::</text:span><text:span text:style-name="T1605">chrono</text:span><text:span text:style-name="T1606">::</text:span><text:span text:style-name="T1607">milliseconds</text:span><text:span text:style-name="T1608">(</text:span><text:span text:style-name="T1609">100</text:span><text:span text:style-name="T1610">)));</text:span></text:p>
      <text:p text:style-name="P1611"><text:span text:style-name="T1612">       <text:s/></text:span><text:span text:style-name="T1613">// std::cout &lt;&lt; "Буду менять предыдущий" &lt;&lt; std::endl;</text:span></text:p>
      <text:p text:style-name="P1614"><text:span text:style-name="T1615">       <text:s/></text:span><text:span text:style-name="T1616">ss</text:span><text:span text:style-name="T1617">.</text:span><text:span text:style-name="T1618">str</text:span><text:span text:style-name="T1619">(</text:span><text:span text:style-name="T1620">""</text:span><text:span text:style-name="T1621">);</text:span></text:p>
      <text:p text:style-name="P1622"><text:span text:style-name="T1623">       <text:s/></text:span><text:span text:style-name="T1624">ss</text:span><text:span text:style-name="T1625">.</text:span><text:span text:style-name="T1626">clear</text:span><text:span text:style-name="T1627">();</text:span></text:p>
      <text:p text:style-name="P1628"><text:span text:style-name="T1629">       <text:s/></text:span><text:span text:style-name="T1630">ss</text:span><text:span text:style-name="T1631"><text:s/></text:span><text:span text:style-name="T1632">&lt;&lt;</text:span><text:span text:style-name="T1633"><text:s/></text:span><text:span text:style-name="T1634">"rebind "</text:span><text:span text:style-name="T1635"><text:s/></text:span><text:span text:style-name="T1636">&lt;&lt;</text:span><text:span text:style-name="T1637"><text:s/></text:span><text:span text:style-name="T1638">res</text:span><text:span text:style-name="T1639">-&gt;</text:span><text:span text:style-name="T1640">second</text:span><text:span text:style-name="T1641"><text:s/></text:span><text:span text:style-name="T1642">&lt;&lt;</text:span><text:span text:style-name="T1643"><text:s/></text:span><text:span text:style-name="T1644">" prev "</text:span><text:span text:style-name="T1645"><text:s/></text:span><text:span text:style-name="T1646">&lt;&lt;</text:span><text:span text:style-name="T1647"><text:s/></text:span><text:span text:style-name="T1648">res</text:span><text:span text:style-name="T1649">-&gt;</text:span><text:span text:style-name="T1650">first</text:span><text:span text:style-name="T1651">;</text:span></text:p>
      <text:p text:style-name="P1652"><text:span text:style-name="T1653">       <text:s/></text:span><text:span text:style-name="T1654">sendMsg</text:span><text:span text:style-name="T1655">(</text:span><text:span text:style-name="T1656">ss</text:span><text:span text:style-name="T1657">.</text:span><text:span text:style-name="T1658">str</text:span><text:span text:style-name="T1659">(),<text:s/></text:span><text:span text:style-name="T1660">pub</text:span><text:span text:style-name="T1661">);</text:span></text:p>
      <text:p text:style-name="P1662"><text:span text:style-name="T1663">       <text:s/></text:span><text:span text:style-name="T1664">std</text:span><text:span text:style-name="T1665">::</text:span><text:span text:style-name="T1666">this_thread</text:span><text:span text:style-name="T1667">::</text:span><text:span text:style-name="T1668">sleep_for</text:span><text:span text:style-name="T1669">(</text:span><text:span text:style-name="T1670">std</text:span><text:span text:style-name="T1671">::</text:span><text:span text:style-name="T1672">chrono</text:span><text:span text:style-name="T1673">::</text:span><text:span text:style-name="T1674">duration</text:span><text:span text:style-name="T1675">(</text:span><text:span text:style-name="T1676">std</text:span><text:span text:style-name="T1677">::</text:span><text:span text:style-name="T1678">chrono</text:span><text:span text:style-name="T1679">::</text:span><text:span text:style-name="T1680">milliseconds</text:span><text:span text:style-name="T1681">(</text:span><text:span text:style-name="T1682">100</text:span><text:span text:style-name="T1683">)));</text:span></text:p>
      <text:p text:style-name="P1684">    }</text:p>
      <text:p text:style-name="P1685"/>
      <text:p text:style-name="P1686"><text:span text:style-name="T1687">   <text:s/></text:span><text:span text:style-name="T1688">return</text:span><text:span text:style-name="T1689"><text:s/></text:span><text:span text:style-name="T1690">res</text:span><text:span text:style-name="T1691">;</text:span></text:p>
      <text:p text:style-name="P1692">}</text:p>
      <text:p text:style-name="P1693"/>
      <text:p text:style-name="P1694"><text:span text:style-name="T1695">void</text:span><text:span text:style-name="T1696"><text:s/></text:span><text:span text:style-name="T1697">heartbitCheck</text:span><text:span text:style-name="T1698">(</text:span><text:span text:style-name="T1699">std</text:span><text:span text:style-name="T1700">::</text:span><text:span text:style-name="T1701">map</text:span><text:span text:style-name="T1702">&lt;</text:span><text:span text:style-name="T1703">int</text:span><text:span text:style-name="T1704">,<text:s/></text:span><text:span text:style-name="T1705">std</text:span><text:span text:style-name="T1706">::</text:span><text:span text:style-name="T1707">chrono</text:span><text:span text:style-name="T1708">::</text:span><text:span text:style-name="T1709">_V2</text:span><text:span text:style-name="T1710">::</text:span><text:span text:style-name="T1711">system_clock</text:span><text:span text:style-name="T1712">::</text:span><text:span text:style-name="T1713">time_point</text:span><text:span text:style-name="T1714">&gt;<text:s/></text:span><text:span text:style-name="T1715">&amp;</text:span><text:span text:style-name="T1716">heartbits</text:span><text:span text:style-name="T1717">,<text:s/></text:span><text:span text:style-name="T1718">std</text:span><text:span text:style-name="T1719">::</text:span><text:span text:style-name="T1720">chrono</text:span><text:span text:style-name="T1721">::</text:span><text:span text:style-name="T1722">milliseconds</text:span><text:span text:style-name="T1723"><text:s/></text:span><text:span text:style-name="T1724">time</text:span><text:span text:style-name="T1725">,<text:s/></text:span><text:span text:style-name="T1726">std</text:span><text:span text:style-name="T1727">::</text:span><text:span text:style-name="T1728">list</text:span><text:span text:style-name="T1729">&lt;</text:span><text:span text:style-name="T1730">Node</text:span><text:span text:style-name="T1731">&gt;<text:s/></text:span><text:span text:style-name="T1732">&amp;</text:span><text:span text:style-name="T1733">nodes</text:span><text:span text:style-name="T1734">,<text:s/></text:span><text:span text:style-name="T1735">int</text:span><text:span text:style-name="T1736"><text:s/></text:span><text:span text:style-name="T1737">&amp;</text:span><text:span text:style-name="T1738">idMainCalcNode</text:span><text:span text:style-name="T1739">,<text:s/></text:span><text:span text:style-name="T1740">socket_t</text:span><text:span text:style-name="T1741"><text:s/></text:span><text:span text:style-name="T1742">&amp;</text:span><text:span text:style-name="T1743">pub</text:span><text:span text:style-name="T1744">,<text:s/></text:span><text:span text:style-name="T1745">socket_t</text:span><text:span text:style-name="T1746"><text:s/></text:span><text:span text:style-name="T1747">&amp;</text:span><text:span text:style-name="T1748">sub</text:span><text:span text:style-name="T1749">,<text:s/></text:span><text:span text:style-name="T1750">std</text:span><text:span text:style-name="T1751">::</text:span><text:span text:style-name="T1752">vector</text:span><text:span text:style-name="T1753">&lt;</text:span><text:span text:style-name="T1754">std</text:span><text:span text:style-name="T1755">::</text:span><text:span text:style-name="T1756">thread</text:span><text:span text:style-name="T1757">&gt;<text:s/></text:span><text:span text:style-name="T1758">&amp;</text:span><text:span text:style-name="T1759">threads</text:span><text:span text:style-name="T1760">) {</text:span></text:p>
      <text:p text:style-name="P1761"><text:span text:style-name="T1762">   <text:s/></text:span><text:span text:style-name="T1763">while</text:span><text:span text:style-name="T1764"><text:s/>(</text:span><text:span text:style-name="T1765">true</text:span><text:span text:style-name="T1766">) {</text:span></text:p>
      <text:p text:style-name="P1767"><text:span text:style-name="T1768">       <text:s/></text:span><text:span text:style-name="T1769">std</text:span><text:span text:style-name="T1770">::</text:span><text:span text:style-name="T1771">this_thread</text:span><text:span text:style-name="T1772">::</text:span><text:span text:style-name="T1773">sleep_for</text:span><text:span text:style-name="T1774">(</text:span><text:span text:style-name="T1775">std</text:span><text:span text:style-name="T1776">::</text:span><text:span text:style-name="T1777">chrono</text:span><text:span text:style-name="T1778">::</text:span><text:span text:style-name="T1779">duration</text:span><text:span text:style-name="T1780">(</text:span><text:span text:style-name="T1781">4</text:span><text:span text:style-name="T1782"><text:s/></text:span><text:span text:style-name="T1783">*</text:span><text:span text:style-name="T1784"><text:s/></text:span><text:span text:style-name="T1785">time</text:span><text:span text:style-name="T1786">));</text:span></text:p>
      <text:p text:style-name="P1787"/>
      <text:p text:style-name="P1788"><text:span text:style-name="T1789">       <text:s/></text:span><text:span text:style-name="T1790">std</text:span><text:span text:style-name="T1791">::</text:span><text:span text:style-name="T1792">vector</text:span><text:span text:style-name="T1793">&lt;</text:span><text:span text:style-name="T1794">int</text:span><text:span text:style-name="T1795">&gt;</text:span><text:span text:style-name="T1796"><text:s/></text:span><text:span text:style-name="T1797">unavailableNodes</text:span><text:span text:style-name="T1798">;</text:span></text:p>
      <text:p text:style-name="P1799"><text:span text:style-name="T1800">       <text:s/></text:span><text:span text:style-name="T1801">auto</text:span><text:span text:style-name="T1802"><text:s/></text:span><text:span text:style-name="T1803">end</text:span><text:span text:style-name="T1804"><text:s/></text:span><text:span text:style-name="T1805">=</text:span><text:span text:style-name="T1806"><text:s/></text:span><text:span text:style-name="T1807">std</text:span><text:span text:style-name="T1808">::</text:span><text:span text:style-name="T1809">chrono</text:span><text:span text:style-name="T1810">::</text:span><text:span text:style-name="T1811">system_clock</text:span><text:span text:style-name="T1812">::</text:span><text:span text:style-name="T1813">now</text:span><text:span text:style-name="T1814">();</text:span></text:p>
      <text:p text:style-name="P1815"><text:span text:style-name="T1816">       <text:s/></text:span><text:span text:style-name="T1817">// print({"Начинаю проверку узлов\n"});</text:span></text:p>
      <text:p text:style-name="P1818"><text:span text:style-name="T1819">       <text:s/></text:span><text:span text:style-name="T1820">std</text:span><text:span text:style-name="T1821">::</text:span><text:span text:style-name="T1822">cout</text:span><text:span text:style-name="T1823"><text:s/></text:span><text:span text:style-name="T1824">&lt;&lt;</text:span><text:span text:style-name="T1825"><text:s/></text:span><text:span text:style-name="T1826">"Начинаю проверку узлов</text:span><text:span text:style-name="T1827">\n</text:span><text:span text:style-name="T1828">"</text:span><text:span text:style-name="T1829">;</text:span></text:p>
      <text:p text:style-name="P1830"><text:span text:style-name="T1831">       <text:s/></text:span><text:span text:style-name="T1832">for</text:span><text:span text:style-name="T1833"><text:s/>(</text:span><text:span text:style-name="T1834">auto</text:span><text:span text:style-name="T1835"><text:s/></text:span><text:span text:style-name="T1836">elem</text:span><text:span text:style-name="T1837"><text:s/>:<text:s/></text:span><text:span text:style-name="T1838">heartbits</text:span><text:span text:style-name="T1839">) {</text:span></text:p>
      <text:p text:style-name="P1840"><text:span text:style-name="T1841">           <text:s/></text:span><text:span text:style-name="T1842">auto</text:span><text:span text:style-name="T1843"><text:s/></text:span><text:span text:style-name="T1844">duration</text:span><text:span text:style-name="T1845"><text:s/></text:span><text:span text:style-name="T1846">=</text:span><text:span text:style-name="T1847"><text:s/></text:span><text:span text:style-name="T1848">std</text:span><text:span text:style-name="T1849">::</text:span><text:span text:style-name="T1850">chrono</text:span><text:span text:style-name="T1851">::</text:span><text:span text:style-name="T1852">duration_cast</text:span><text:span text:style-name="T1853">&lt;</text:span><text:span text:style-name="T1854">std</text:span><text:span text:style-name="T1855">::</text:span><text:span text:style-name="T1856">chrono</text:span><text:span text:style-name="T1857">::</text:span><text:span text:style-name="T1858">milliseconds</text:span><text:span text:style-name="T1859">&gt;(<text:s/></text:span><text:span text:style-name="T1860">end</text:span><text:span text:style-name="T1861"><text:s/></text:span><text:span text:style-name="T1862">-</text:span><text:span text:style-name="T1863"><text:s/></text:span><text:span text:style-name="T1864">elem</text:span><text:span text:style-name="T1865">.</text:span><text:span text:style-name="T1866">second</text:span><text:span text:style-name="T1867"><text:s/>);</text:span></text:p>
      <text:soft-page-break/>
      <text:p text:style-name="P1868"><text:span text:style-name="T1869">            // print({itos(elem.first), ": ", itos(duration.count()), "\n"});</text:span></text:p>
      <text:p text:style-name="P1870"><text:span text:style-name="T1871">           <text:s/></text:span><text:span text:style-name="T1872">std</text:span><text:span text:style-name="T1873">::</text:span><text:span text:style-name="T1874">cout</text:span><text:span text:style-name="T1875"><text:s/></text:span><text:span text:style-name="T1876">&lt;&lt;</text:span><text:span text:style-name="T1877"><text:s/></text:span><text:span text:style-name="T1878">itos</text:span><text:span text:style-name="T1879">(</text:span><text:span text:style-name="T1880">elem</text:span><text:span text:style-name="T1881">.</text:span><text:span text:style-name="T1882">first</text:span><text:span text:style-name="T1883">)<text:s/></text:span><text:span text:style-name="T1884">&lt;&lt;</text:span><text:span text:style-name="T1885"><text:s/></text:span><text:span text:style-name="T1886">": "</text:span><text:span text:style-name="T1887"><text:s/></text:span><text:span text:style-name="T1888">&lt;&lt;</text:span><text:span text:style-name="T1889"><text:s/></text:span><text:span text:style-name="T1890">itos</text:span><text:span text:style-name="T1891">(</text:span><text:span text:style-name="T1892">duration</text:span><text:span text:style-name="T1893">.</text:span><text:span text:style-name="T1894">count</text:span><text:span text:style-name="T1895">())<text:s/></text:span><text:span text:style-name="T1896">&lt;&lt;</text:span><text:span text:style-name="T1897"><text:s/></text:span><text:span text:style-name="T1898">"</text:span><text:span text:style-name="T1899">\n</text:span><text:span text:style-name="T1900">"</text:span><text:span text:style-name="T1901">;</text:span></text:p>
      <text:p text:style-name="P1902"><text:span text:style-name="T1903">           <text:s/></text:span><text:span text:style-name="T1904">if</text:span><text:span text:style-name="T1905"><text:s/>(</text:span><text:span text:style-name="T1906">duration</text:span><text:span text:style-name="T1907"><text:s/></text:span><text:span text:style-name="T1908">&gt;</text:span><text:span text:style-name="T1909"><text:s/></text:span><text:span text:style-name="T1910">4</text:span><text:span text:style-name="T1911"><text:s/></text:span><text:span text:style-name="T1912">*</text:span><text:span text:style-name="T1913"><text:s/></text:span><text:span text:style-name="T1914">time</text:span><text:span text:style-name="T1915">) {</text:span></text:p>
      <text:p text:style-name="P1916"><text:span text:style-name="T1917">                // print({"Heartbit: node ", itos(elem.first), " is unavailable now\n"});</text:span></text:p>
      <text:p text:style-name="P1918"><text:span text:style-name="T1919">               <text:s/></text:span><text:span text:style-name="T1920">std</text:span><text:span text:style-name="T1921">::</text:span><text:span text:style-name="T1922">cout</text:span><text:span text:style-name="T1923"><text:s/></text:span><text:span text:style-name="T1924">&lt;&lt;</text:span><text:span text:style-name="T1925"><text:s/></text:span><text:span text:style-name="T1926">"Heartbit: node "</text:span><text:span text:style-name="T1927"><text:s/></text:span><text:span text:style-name="T1928">&lt;&lt;</text:span><text:span text:style-name="T1929"><text:s/></text:span><text:span text:style-name="T1930">itos</text:span><text:span text:style-name="T1931">(</text:span><text:span text:style-name="T1932">elem</text:span><text:span text:style-name="T1933">.</text:span><text:span text:style-name="T1934">first</text:span><text:span text:style-name="T1935">)<text:s/></text:span><text:span text:style-name="T1936">&lt;&lt;</text:span><text:span text:style-name="T1937"><text:s/></text:span><text:span text:style-name="T1938">" is unavailable now</text:span><text:span text:style-name="T1939">\n</text:span><text:span text:style-name="T1940">"</text:span><text:span text:style-name="T1941">;</text:span></text:p>
      <text:p text:style-name="P1942"/>
      <text:p text:style-name="P1943"><text:span text:style-name="T1944">               <text:s/></text:span><text:span text:style-name="T1945">unavailableNodes</text:span><text:span text:style-name="T1946">.</text:span><text:span text:style-name="T1947">push_back</text:span><text:span text:style-name="T1948">(</text:span><text:span text:style-name="T1949">elem</text:span><text:span text:style-name="T1950">.</text:span><text:span text:style-name="T1951">first</text:span><text:span text:style-name="T1952">);</text:span></text:p>
      <text:p text:style-name="P1953">            }</text:p>
      <text:p text:style-name="P1954">        }</text:p>
      <text:p text:style-name="P1955"/>
      <text:p text:style-name="P1956"><text:span text:style-name="T1957">       <text:s/></text:span><text:span text:style-name="T1958">for</text:span><text:span text:style-name="T1959"><text:s/>(</text:span><text:span text:style-name="T1960">int</text:span><text:span text:style-name="T1961"><text:s/></text:span><text:span text:style-name="T1962">id</text:span><text:span text:style-name="T1963"><text:s/>:<text:s/></text:span><text:span text:style-name="T1964">unavailableNodes</text:span><text:span text:style-name="T1965">)</text:span></text:p>
      <text:p text:style-name="P1966"><text:span text:style-name="T1967">           <text:s/></text:span><text:span text:style-name="T1968">killNodeFull</text:span><text:span text:style-name="T1969">(</text:span><text:span text:style-name="T1970">id</text:span><text:span text:style-name="T1971">,<text:s/></text:span><text:span text:style-name="T1972">nodes</text:span><text:span text:style-name="T1973">,<text:s/></text:span><text:span text:style-name="T1974">idMainCalcNode</text:span><text:span text:style-name="T1975">,<text:s/></text:span><text:span text:style-name="T1976">std</text:span><text:span text:style-name="T1977">::</text:span><text:span text:style-name="T1978">ref</text:span><text:span text:style-name="T1979">(</text:span><text:span text:style-name="T1980">pub</text:span><text:span text:style-name="T1981">),<text:s/></text:span><text:span text:style-name="T1982">std</text:span><text:span text:style-name="T1983">::</text:span><text:span text:style-name="T1984">ref</text:span><text:span text:style-name="T1985">(</text:span><text:span text:style-name="T1986">sub</text:span><text:span text:style-name="T1987">),<text:s/></text:span><text:span text:style-name="T1988">heartbits</text:span><text:span text:style-name="T1989">,<text:s/></text:span><text:span text:style-name="T1990">std</text:span><text:span text:style-name="T1991">::</text:span><text:span text:style-name="T1992">ref</text:span><text:span text:style-name="T1993">(</text:span><text:span text:style-name="T1994">threads</text:span><text:span text:style-name="T1995">));</text:span></text:p>
      <text:p text:style-name="P1996">    }</text:p>
      <text:p text:style-name="P1997">}</text:p>
      <text:p text:style-name="P1998"><text:span text:style-name="T1999">void</text:span><text:span text:style-name="T2000"><text:s/></text:span><text:span text:style-name="T2001">heartbitRecv</text:span><text:span text:style-name="T2002">(</text:span><text:span text:style-name="T2003">socket_t</text:span><text:span text:style-name="T2004"><text:s/></text:span><text:span text:style-name="T2005">&amp;</text:span><text:span text:style-name="T2006">sub</text:span><text:span text:style-name="T2007">,<text:s/></text:span><text:span text:style-name="T2008">std</text:span><text:span text:style-name="T2009">::</text:span><text:span text:style-name="T2010">map</text:span><text:span text:style-name="T2011">&lt;</text:span><text:span text:style-name="T2012">int</text:span><text:span text:style-name="T2013">,<text:s/></text:span><text:span text:style-name="T2014">std</text:span><text:span text:style-name="T2015">::</text:span><text:span text:style-name="T2016">chrono</text:span><text:span text:style-name="T2017">::</text:span><text:span text:style-name="T2018">_V2</text:span><text:span text:style-name="T2019">::</text:span><text:span text:style-name="T2020">system_clock</text:span><text:span text:style-name="T2021">::</text:span><text:span text:style-name="T2022">time_point</text:span><text:span text:style-name="T2023">&gt;<text:s/></text:span><text:span text:style-name="T2024">&amp;</text:span><text:span text:style-name="T2025">heartbits</text:span><text:span text:style-name="T2026">,<text:s/></text:span><text:span text:style-name="T2027">int</text:span><text:span text:style-name="T2028"><text:s/></text:span><text:span text:style-name="T2029">time</text:span><text:span text:style-name="T2030">) {</text:span></text:p>
      <text:p text:style-name="P2031"><text:span text:style-name="T2032">   <text:s/></text:span><text:span text:style-name="T2033">while</text:span><text:span text:style-name="T2034"><text:s/>(</text:span><text:span text:style-name="T2035">true</text:span><text:span text:style-name="T2036">) {</text:span></text:p>
      <text:p text:style-name="P2037"><text:span text:style-name="T2038">       <text:s/></text:span><text:span text:style-name="T2039">zmq</text:span><text:span text:style-name="T2040">::</text:span><text:span text:style-name="T2041">message_t</text:span><text:span text:style-name="T2042"><text:s/></text:span><text:span text:style-name="T2043">m</text:span><text:span text:style-name="T2044">(</text:span><text:span text:style-name="T2045">MAX_LEN_MSG</text:span><text:span text:style-name="T2046">);</text:span></text:p>
      <text:p text:style-name="P2047"><text:span text:style-name="T2048">       <text:s/></text:span><text:span text:style-name="T2049">auto</text:span><text:span text:style-name="T2050"><text:s/></text:span><text:span text:style-name="T2051">res</text:span><text:span text:style-name="T2052"><text:s/></text:span><text:span text:style-name="T2053">=</text:span><text:span text:style-name="T2054"><text:s/></text:span><text:span text:style-name="T2055">sub</text:span><text:span text:style-name="T2056">.</text:span><text:span text:style-name="T2057">recv</text:span><text:span text:style-name="T2058">(</text:span><text:span text:style-name="T2059">m</text:span><text:span text:style-name="T2060">,<text:s/></text:span><text:span text:style-name="T2061">zmq</text:span><text:span text:style-name="T2062">::</text:span><text:span text:style-name="T2063">recv_flags</text:span><text:span text:style-name="T2064">::</text:span><text:span text:style-name="T2065">none</text:span><text:span text:style-name="T2066">);</text:span></text:p>
      <text:p text:style-name="P2067"><text:span text:style-name="T2068">       <text:s/></text:span><text:span text:style-name="T2069">if</text:span><text:span text:style-name="T2070"><text:s/>(</text:span><text:span text:style-name="T2071">!</text:span><text:span text:style-name="T2072">res</text:span><text:span text:style-name="T2073">.</text:span><text:span text:style-name="T2074">has_value</text:span><text:span text:style-name="T2075">()) {</text:span></text:p>
      <text:p text:style-name="P2076"><text:span text:style-name="T2077">           <text:s/></text:span><text:span text:style-name="T2078">std</text:span><text:span text:style-name="T2079">::</text:span><text:span text:style-name="T2080">cout</text:span><text:span text:style-name="T2081"><text:s/></text:span><text:span text:style-name="T2082">&lt;&lt;</text:span><text:span text:style-name="T2083"><text:s/></text:span><text:span text:style-name="T2084">"</text:span><text:span text:style-name="T2085">Ошибка</text:span><text:span text:style-name="T2086"><text:s/></text:span><text:span text:style-name="T2087">при</text:span><text:span text:style-name="T2088"><text:s/></text:span><text:span text:style-name="T2089">получении</text:span><text:span text:style-name="T2090">"</text:span><text:span text:style-name="T2091"><text:s/></text:span><text:span text:style-name="T2092">&lt;&lt;</text:span><text:span text:style-name="T2093"><text:s/></text:span><text:span text:style-name="T2094">std</text:span><text:span text:style-name="T2095">::</text:span><text:span text:style-name="T2096">endl</text:span><text:span text:style-name="T2097">;</text:span></text:p>
      <text:p text:style-name="P2098"><text:span text:style-name="T2099">           <text:s/></text:span><text:span text:style-name="T2100">return</text:span><text:span text:style-name="T2101">;</text:span></text:p>
      <text:p text:style-name="P2102">        }</text:p>
      <text:p text:style-name="P2103"/>
      <text:p text:style-name="P2104"><text:span text:style-name="T2105">       <text:s/></text:span><text:span text:style-name="T2106">heartbits</text:span><text:span text:style-name="T2107">[stoi</text:span><text:span text:style-name="T2108">(</text:span><text:span text:style-name="T2109">m</text:span><text:span text:style-name="T2110">.</text:span><text:span text:style-name="T2111">to_string</text:span><text:span text:style-name="T2112">())</text:span><text:span text:style-name="T2113">]</text:span><text:span text:style-name="T2114"><text:s/></text:span><text:span text:style-name="T2115">=</text:span><text:span text:style-name="T2116"><text:s/></text:span><text:span text:style-name="T2117">std</text:span><text:span text:style-name="T2118">::</text:span><text:span text:style-name="T2119">chrono</text:span><text:span text:style-name="T2120">::</text:span><text:span text:style-name="T2121">system_clock</text:span><text:span text:style-name="T2122">::</text:span><text:span text:style-name="T2123">now</text:span><text:span text:style-name="T2124">();</text:span></text:p>
      <text:p text:style-name="P2125"><text:span text:style-name="T2126">        // std::cout &lt;&lt; m.to_string() &lt;&lt; "\n";</text:span></text:p>
      <text:p text:style-name="P2127">    }</text:p>
      <text:p text:style-name="P2128">}</text:p>
      <text:p text:style-name="P2129"/>
      <text:p text:style-name="P2130"><text:span text:style-name="T2131">int</text:span><text:span text:style-name="T2132"><text:s/></text:span><text:span text:style-name="T2133">main</text:span><text:span text:style-name="T2134">() {</text:span></text:p>
      <text:p text:style-name="P2135"><text:span text:style-name="T2136">   <text:s/></text:span><text:span text:style-name="T2137">std</text:span><text:span text:style-name="T2138">::</text:span><text:span text:style-name="T2139">list</text:span><text:span text:style-name="T2140">&lt;</text:span><text:span text:style-name="T2141">Node</text:span><text:span text:style-name="T2142">&gt;</text:span><text:span text:style-name="T2143"><text:s/></text:span><text:span text:style-name="T2144">nodes</text:span><text:span text:style-name="T2145">{{</text:span><text:span text:style-name="T2146">-</text:span><text:span text:style-name="T2147">1</text:span><text:span text:style-name="T2148">,<text:s/></text:span><text:span text:style-name="T2149">0</text:span><text:span text:style-name="T2150">,<text:s/></text:span><text:span text:style-name="T2151">0</text:span><text:span text:style-name="T2152">,<text:s/></text:span><text:span text:style-name="T2153">0</text:span><text:span text:style-name="T2154">}};</text:span></text:p>
      <text:p text:style-name="P2155"/>
      <text:p text:style-name="P2156"><text:span text:style-name="T2157">   <text:s/></text:span><text:span text:style-name="T2158">context_t</text:span><text:span text:style-name="T2159"><text:s/></text:span><text:span text:style-name="T2160">ctx</text:span><text:span text:style-name="T2161">;</text:span></text:p>
      <text:p text:style-name="P2162"><text:span text:style-name="T2163">   <text:s/></text:span><text:span text:style-name="T2164">socket_t</text:span><text:span text:style-name="T2165"><text:s/></text:span><text:span text:style-name="T2166">pub</text:span><text:span text:style-name="T2167">(</text:span><text:span text:style-name="T2168">ctx</text:span><text:span text:style-name="T2169">,<text:s/></text:span><text:span text:style-name="T2170">socket_type</text:span><text:span text:style-name="T2171">::</text:span><text:span text:style-name="T2172">push</text:span><text:span text:style-name="T2173">);</text:span></text:p>
      <text:p text:style-name="P2174"><text:span text:style-name="T2175">   <text:s/></text:span><text:span text:style-name="T2176">socket_t</text:span><text:span text:style-name="T2177"><text:s/></text:span><text:span text:style-name="T2178">sub</text:span><text:span text:style-name="T2179">(</text:span><text:span text:style-name="T2180">ctx</text:span><text:span text:style-name="T2181">,<text:s/></text:span><text:span text:style-name="T2182">socket_type</text:span><text:span text:style-name="T2183">::</text:span><text:span text:style-name="T2184">pull</text:span><text:span text:style-name="T2185">);</text:span></text:p>
      <text:p text:style-name="P2186"><text:span text:style-name="T2187">   <text:s/></text:span><text:span text:style-name="T2188">sub</text:span><text:span text:style-name="T2189">.</text:span><text:span text:style-name="T2190">connect</text:span><text:span text:style-name="T2191">(</text:span><text:span text:style-name="T2192">getAddrPrev</text:span><text:span text:style-name="T2193">(</text:span><text:span text:style-name="T2194">-</text:span><text:span text:style-name="T2195">1</text:span><text:span text:style-name="T2196">));</text:span></text:p>
      <text:p text:style-name="P2197"><text:span text:style-name="T2198">   <text:s/></text:span><text:span text:style-name="T2199">std</text:span><text:span text:style-name="T2200">::</text:span><text:span text:style-name="T2201">string</text:span><text:span text:style-name="T2202"><text:s/></text:span><text:span text:style-name="T2203">addr</text:span><text:span text:style-name="T2204">;</text:span></text:p>
      <text:p text:style-name="P2205"><text:span text:style-name="T2206">   <text:s/></text:span><text:span text:style-name="T2207">int</text:span><text:span text:style-name="T2208"><text:s/></text:span><text:span text:style-name="T2209">idMainCalcNode</text:span><text:span text:style-name="T2210"><text:s/></text:span><text:span text:style-name="T2211">=</text:span><text:span text:style-name="T2212"><text:s/></text:span><text:span text:style-name="T2213">-</text:span><text:span text:style-name="T2214">1</text:span><text:span text:style-name="T2215">;</text:span></text:p>
      <text:p text:style-name="P2216"/>
      <text:p text:style-name="P2217"><text:span text:style-name="T2218">   <text:s/></text:span><text:span text:style-name="T2219">std</text:span><text:span text:style-name="T2220">::</text:span><text:span text:style-name="T2221">vector</text:span><text:span text:style-name="T2222">&lt;</text:span><text:span text:style-name="T2223">std</text:span><text:span text:style-name="T2224">::</text:span><text:span text:style-name="T2225">thread</text:span><text:span text:style-name="T2226">&gt;</text:span><text:span text:style-name="T2227"><text:s/></text:span><text:span text:style-name="T2228">threads</text:span><text:span text:style-name="T2229">;</text:span></text:p>
      <text:p text:style-name="P2230">   <text:s/></text:p>
      <text:p text:style-name="P2231"><text:span text:style-name="T2232">   <text:s/></text:span><text:span text:style-name="T2233">socket_t</text:span><text:span text:style-name="T2234"><text:s/></text:span><text:span text:style-name="T2235">subHeartbit</text:span><text:span text:style-name="T2236">(</text:span><text:span text:style-name="T2237">ctx</text:span><text:span text:style-name="T2238">,<text:s/></text:span><text:span text:style-name="T2239">socket_type</text:span><text:span text:style-name="T2240">::</text:span><text:span text:style-name="T2241">pull</text:span><text:span text:style-name="T2242">);</text:span></text:p>
      <text:p text:style-name="P2243"><text:span text:style-name="T2244">   <text:s/></text:span><text:span text:style-name="T2245">subHeartbit</text:span><text:span text:style-name="T2246">.</text:span><text:span text:style-name="T2247">bind</text:span><text:span text:style-name="T2248">(</text:span><text:span text:style-name="T2249">getAddrNext</text:span><text:span text:style-name="T2250">(</text:span><text:span text:style-name="T2251">-</text:span><text:span text:style-name="T2252">1</text:span><text:span text:style-name="T2253">));</text:span></text:p>
      <text:p text:style-name="P2254"><text:span text:style-name="T2255">   <text:s/></text:span><text:span text:style-name="T2256">std</text:span><text:span text:style-name="T2257">::</text:span><text:span text:style-name="T2258">map</text:span><text:span text:style-name="T2259">&lt;</text:span><text:span text:style-name="T2260">int</text:span><text:span text:style-name="T2261">,<text:s/></text:span><text:span text:style-name="T2262">std</text:span><text:span text:style-name="T2263">::</text:span><text:span text:style-name="T2264">chrono</text:span><text:span text:style-name="T2265">::</text:span><text:span text:style-name="T2266">_V2</text:span><text:span text:style-name="T2267">::</text:span><text:span text:style-name="T2268">system_clock</text:span><text:span text:style-name="T2269">::</text:span><text:span text:style-name="T2270">time_point</text:span><text:span text:style-name="T2271">&gt;</text:span><text:span text:style-name="T2272"><text:s/></text:span><text:span text:style-name="T2273">heartbits</text:span><text:span text:style-name="T2274">;</text:span></text:p>
      <text:p text:style-name="P2275"><text:span text:style-name="T2276">   <text:s/></text:span><text:span text:style-name="T2277">std</text:span><text:span text:style-name="T2278">::</text:span><text:span text:style-name="T2279">vector</text:span><text:span text:style-name="T2280">&lt;</text:span><text:span text:style-name="T2281">std</text:span><text:span text:style-name="T2282">::</text:span><text:span text:style-name="T2283">thread</text:span><text:span text:style-name="T2284">&gt;</text:span><text:span text:style-name="T2285"><text:s/></text:span><text:span text:style-name="T2286">threadsHeartbit</text:span><text:span text:style-name="T2287">;</text:span></text:p>
      <text:p text:style-name="P2288"/>
      <text:p text:style-name="P2289"><text:span text:style-name="T2290">   <text:s/></text:span><text:span text:style-name="T2291">while</text:span><text:span text:style-name="T2292"><text:s/>(</text:span><text:span text:style-name="T2293">true</text:span><text:span text:style-name="T2294">) {</text:span></text:p>
      <text:soft-page-break/>
      <text:p text:style-name="P2295"><text:span text:style-name="T2296">       <text:s/></text:span><text:span text:style-name="T2297">bool</text:span><text:span text:style-name="T2298"><text:s/></text:span><text:span text:style-name="T2299">ok</text:span><text:span text:style-name="T2300"><text:s/></text:span><text:span text:style-name="T2301">=</text:span><text:span text:style-name="T2302"><text:s/></text:span><text:span text:style-name="T2303">true</text:span><text:span text:style-name="T2304">;</text:span></text:p>
      <text:p text:style-name="P2305"/>
      <text:p text:style-name="P2306"><text:span text:style-name="T2307">       <text:s/></text:span><text:span text:style-name="T2308">print_mutex</text:span><text:span text:style-name="T2309">.</text:span><text:span text:style-name="T2310">lock</text:span><text:span text:style-name="T2311">();</text:span></text:p>
      <text:p text:style-name="P2312"><text:span text:style-name="T2313">       <text:s/></text:span><text:span text:style-name="T2314">std</text:span><text:span text:style-name="T2315">::</text:span><text:span text:style-name="T2316">cout</text:span><text:span text:style-name="T2317"><text:s/></text:span><text:span text:style-name="T2318">&lt;&lt;</text:span><text:span text:style-name="T2319"><text:s/></text:span><text:span text:style-name="T2320">"$ "</text:span><text:span text:style-name="T2321">;</text:span></text:p>
      <text:p text:style-name="P2322"><text:span text:style-name="T2323">       <text:s/></text:span><text:span text:style-name="T2324">std</text:span><text:span text:style-name="T2325">::</text:span><text:span text:style-name="T2326">string</text:span><text:span text:style-name="T2327"><text:s/></text:span><text:span text:style-name="T2328">s</text:span><text:span text:style-name="T2329">;</text:span></text:p>
      <text:p text:style-name="P2330"><text:span text:style-name="T2331">       <text:s/></text:span><text:span text:style-name="T2332">std</text:span><text:span text:style-name="T2333">::</text:span><text:span text:style-name="T2334">cin</text:span><text:span text:style-name="T2335"><text:s/></text:span><text:span text:style-name="T2336">&gt;&gt;</text:span><text:span text:style-name="T2337"><text:s/></text:span><text:span text:style-name="T2338">s</text:span><text:span text:style-name="T2339">;</text:span></text:p>
      <text:p text:style-name="P2340"><text:span text:style-name="T2341">       <text:s/></text:span><text:span text:style-name="T2342">print_mutex</text:span><text:span text:style-name="T2343">.</text:span><text:span text:style-name="T2344">unlock</text:span><text:span text:style-name="T2345">();</text:span></text:p>
      <text:p text:style-name="P2346"/>
      <text:p text:style-name="P2347"><text:span text:style-name="T2348">       <text:s/></text:span><text:span text:style-name="T2349">if</text:span><text:span text:style-name="T2350"><text:s/>(</text:span><text:span text:style-name="T2351">s</text:span><text:span text:style-name="T2352"><text:s/></text:span><text:span text:style-name="T2353">==</text:span><text:span text:style-name="T2354"><text:s/></text:span><text:span text:style-name="T2355">"create"</text:span><text:span text:style-name="T2356">) {</text:span></text:p>
      <text:p text:style-name="P2357"><text:span text:style-name="T2358">           <text:s/></text:span><text:span text:style-name="T2359">int</text:span><text:span text:style-name="T2360"><text:s/></text:span><text:span text:style-name="T2361">id</text:span><text:span text:style-name="T2362">;</text:span></text:p>
      <text:p text:style-name="P2363"><text:span text:style-name="T2364">           <text:s/></text:span><text:span text:style-name="T2365">std</text:span><text:span text:style-name="T2366">::</text:span><text:span text:style-name="T2367">cin</text:span><text:span text:style-name="T2368"><text:s/></text:span><text:span text:style-name="T2369">&gt;&gt;</text:span><text:span text:style-name="T2370"><text:s/></text:span><text:span text:style-name="T2371">id</text:span><text:span text:style-name="T2372">;</text:span></text:p>
      <text:p text:style-name="P2373"/>
      <text:p text:style-name="P2374"><text:span text:style-name="T2375">           <text:s/></text:span><text:span text:style-name="T2376">if</text:span><text:span text:style-name="T2377"><text:s/>(</text:span><text:span text:style-name="T2378">id</text:span><text:span text:style-name="T2379"><text:s/></text:span><text:span text:style-name="T2380">==</text:span><text:span text:style-name="T2381"><text:s/></text:span><text:span text:style-name="T2382">-</text:span><text:span text:style-name="T2383">2</text:span><text:span text:style-name="T2384">) {</text:span></text:p>
      <text:p text:style-name="P2385"><text:span text:style-name="T2386">               <text:s/></text:span><text:span text:style-name="T2387">std</text:span><text:span text:style-name="T2388">::</text:span><text:span text:style-name="T2389">cout</text:span><text:span text:style-name="T2390"><text:s/></text:span><text:span text:style-name="T2391">&lt;&lt;</text:span><text:span text:style-name="T2392"><text:s/></text:span><text:span text:style-name="T2393">"Error: Cannot create node with id = -2"</text:span><text:span text:style-name="T2394"><text:s/></text:span><text:span text:style-name="T2395">&lt;&lt;</text:span><text:span text:style-name="T2396"><text:s/></text:span><text:span text:style-name="T2397">std</text:span><text:span text:style-name="T2398">::</text:span><text:span text:style-name="T2399">endl</text:span><text:span text:style-name="T2400">;</text:span></text:p>
      <text:p text:style-name="P2401">            }</text:p>
      <text:p text:style-name="P2402"/>
      <text:p text:style-name="P2403"><text:span text:style-name="T2404">           <text:s/></text:span><text:span text:style-name="T2405">for</text:span><text:span text:style-name="T2406"><text:s/>(</text:span><text:span text:style-name="T2407">auto</text:span><text:span text:style-name="T2408"><text:s/></text:span><text:span text:style-name="T2409">elem</text:span><text:span text:style-name="T2410"><text:s/>:<text:s/></text:span><text:span text:style-name="T2411">nodes</text:span><text:span text:style-name="T2412">) {</text:span></text:p>
      <text:p text:style-name="P2413"><text:span text:style-name="T2414">               <text:s/></text:span><text:span text:style-name="T2415">if</text:span><text:span text:style-name="T2416"><text:s/>(</text:span><text:span text:style-name="T2417">elem</text:span><text:span text:style-name="T2418">.</text:span><text:span text:style-name="T2419">id</text:span><text:span text:style-name="T2420"><text:s/></text:span><text:span text:style-name="T2421">==</text:span><text:span text:style-name="T2422"><text:s/></text:span><text:span text:style-name="T2423">id</text:span><text:span text:style-name="T2424">) {</text:span></text:p>
      <text:p text:style-name="P2425"><text:span text:style-name="T2426">                   <text:s/></text:span><text:span text:style-name="T2427">std</text:span><text:span text:style-name="T2428">::</text:span><text:span text:style-name="T2429">cout</text:span><text:span text:style-name="T2430"><text:s/></text:span><text:span text:style-name="T2431">&lt;&lt;</text:span><text:span text:style-name="T2432"><text:s/></text:span><text:span text:style-name="T2433">"Error: Already exists"</text:span><text:span text:style-name="T2434"><text:s/></text:span><text:span text:style-name="T2435">&lt;&lt;</text:span><text:span text:style-name="T2436"><text:s/></text:span><text:span text:style-name="T2437">std</text:span><text:span text:style-name="T2438">::</text:span><text:span text:style-name="T2439">endl</text:span><text:span text:style-name="T2440">;</text:span></text:p>
      <text:p text:style-name="P2441"><text:span text:style-name="T2442">                   <text:s/></text:span><text:span text:style-name="T2443">ok</text:span><text:span text:style-name="T2444"><text:s/></text:span><text:span text:style-name="T2445">=</text:span><text:span text:style-name="T2446"><text:s/></text:span><text:span text:style-name="T2447">false</text:span><text:span text:style-name="T2448">;</text:span></text:p>
      <text:p text:style-name="P2449"><text:span text:style-name="T2450">                   <text:s/></text:span><text:span text:style-name="T2451">break</text:span><text:span text:style-name="T2452">;</text:span></text:p>
      <text:p text:style-name="P2453">                }</text:p>
      <text:p text:style-name="P2454">            }</text:p>
      <text:p text:style-name="P2455"/>
      <text:p text:style-name="P2456"><text:span text:style-name="T2457">           <text:s/></text:span><text:span text:style-name="T2458">int</text:span><text:span text:style-name="T2459"><text:s/></text:span><text:span text:style-name="T2460">idParent</text:span><text:span text:style-name="T2461"><text:s/></text:span><text:span text:style-name="T2462">=</text:span><text:span text:style-name="T2463"><text:s/></text:span><text:span text:style-name="T2464">-</text:span><text:span text:style-name="T2465">2</text:span><text:span text:style-name="T2466">;</text:span></text:p>
      <text:p text:style-name="P2467"><text:span text:style-name="T2468">           <text:s/></text:span><text:span text:style-name="T2469">bool</text:span><text:span text:style-name="T2470"><text:s/></text:span><text:span text:style-name="T2471">isChild</text:span><text:span text:style-name="T2472"><text:s/></text:span><text:span text:style-name="T2473">=</text:span><text:span text:style-name="T2474"><text:s/></text:span><text:span text:style-name="T2475">false</text:span><text:span text:style-name="T2476">;</text:span></text:p>
      <text:p text:style-name="P2477"><text:span text:style-name="T2478">           <text:s/></text:span><text:span text:style-name="T2479">getline</text:span><text:span text:style-name="T2480">(</text:span><text:span text:style-name="T2481">std</text:span><text:span text:style-name="T2482">::</text:span><text:span text:style-name="T2483">cin</text:span><text:span text:style-name="T2484">,<text:s/></text:span><text:span text:style-name="T2485">s</text:span><text:span text:style-name="T2486">);</text:span></text:p>
      <text:p text:style-name="P2487"><text:span text:style-name="T2488">           <text:s/></text:span><text:span text:style-name="T2489">if</text:span><text:span text:style-name="T2490"><text:s/>(</text:span><text:span text:style-name="T2491">s</text:span><text:span text:style-name="T2492">.</text:span><text:span text:style-name="T2493">size</text:span><text:span text:style-name="T2494">()<text:s/></text:span><text:span text:style-name="T2495">&gt;</text:span><text:span text:style-name="T2496"><text:s/></text:span><text:span text:style-name="T2497">0</text:span><text:span text:style-name="T2498">) {</text:span></text:p>
      <text:p text:style-name="P2499"><text:span text:style-name="T2500">               <text:s/></text:span><text:span text:style-name="T2501">idParent</text:span><text:span text:style-name="T2502"><text:s/></text:span><text:span text:style-name="T2503">=</text:span><text:span text:style-name="T2504"><text:s/></text:span><text:span text:style-name="T2505">stoi</text:span><text:span text:style-name="T2506">(</text:span><text:span text:style-name="T2507">s</text:span><text:span text:style-name="T2508">);</text:span></text:p>
      <text:p text:style-name="P2509"><text:span text:style-name="T2510">               <text:s/></text:span><text:span text:style-name="T2511">isChild</text:span><text:span text:style-name="T2512"><text:s/></text:span><text:span text:style-name="T2513">=</text:span><text:span text:style-name="T2514"><text:s/></text:span><text:span text:style-name="T2515">true</text:span><text:span text:style-name="T2516">;</text:span></text:p>
      <text:p text:style-name="P2517">            }</text:p>
      <text:p text:style-name="P2518"/>
      <text:p text:style-name="P2519"><text:span text:style-name="T2520">           <text:s/></text:span><text:span text:style-name="T2521">if</text:span><text:span text:style-name="T2522"><text:s/>(</text:span><text:span text:style-name="T2523">!</text:span><text:span text:style-name="T2524">ok</text:span><text:span text:style-name="T2525">)<text:s/></text:span><text:span text:style-name="T2526">continue</text:span><text:span text:style-name="T2527">;</text:span></text:p>
      <text:p text:style-name="P2528"/>
      <text:p text:style-name="P2529"><text:span text:style-name="T2530">           <text:s/></text:span><text:span text:style-name="T2531">int</text:span><text:span text:style-name="T2532"><text:s/></text:span><text:span text:style-name="T2533">idPrev</text:span><text:span text:style-name="T2534">,<text:s/></text:span><text:span text:style-name="T2535">idNext</text:span><text:span text:style-name="T2536">;</text:span></text:p>
      <text:p text:style-name="P2537"><text:span text:style-name="T2538">           <text:s/></text:span><text:span text:style-name="T2539">auto</text:span><text:span text:style-name="T2540"><text:s/></text:span><text:span text:style-name="T2541">iterParent</text:span><text:span text:style-name="T2542"><text:s/></text:span><text:span text:style-name="T2543">=</text:span><text:span text:style-name="T2544"><text:s/></text:span><text:span text:style-name="T2545">nodes</text:span><text:span text:style-name="T2546">.</text:span><text:span text:style-name="T2547">end</text:span><text:span text:style-name="T2548">();</text:span></text:p>
      <text:p text:style-name="P2549"><text:span text:style-name="T2550">           <text:s/></text:span><text:span text:style-name="T2551">if</text:span><text:span text:style-name="T2552"><text:s/>(</text:span><text:span text:style-name="T2553">isChild</text:span><text:span text:style-name="T2554">) {</text:span></text:p>
      <text:p text:style-name="P2555"><text:span text:style-name="T2556">               <text:s/></text:span><text:span text:style-name="T2557">idPrev</text:span><text:span text:style-name="T2558"><text:s/></text:span><text:span text:style-name="T2559">=</text:span><text:span text:style-name="T2560"><text:s/></text:span><text:span text:style-name="T2561">idParent</text:span><text:span text:style-name="T2562">;</text:span></text:p>
      <text:p text:style-name="P2563"/>
      <text:p text:style-name="P2564"><text:span text:style-name="T2565">               <text:s/></text:span><text:span text:style-name="T2566">auto</text:span><text:span text:style-name="T2567"><text:s/></text:span><text:span text:style-name="T2568">i</text:span><text:span text:style-name="T2569"><text:s/></text:span><text:span text:style-name="T2570">=</text:span><text:span text:style-name="T2571"><text:s/></text:span><text:span text:style-name="T2572">nodes</text:span><text:span text:style-name="T2573">.</text:span><text:span text:style-name="T2574">begin</text:span><text:span text:style-name="T2575">();</text:span></text:p>
      <text:p text:style-name="P2576"><text:span text:style-name="T2577">               <text:s/></text:span><text:span text:style-name="T2578">for</text:span><text:span text:style-name="T2579"><text:s/>(;<text:s/></text:span><text:span text:style-name="T2580">i</text:span><text:span text:style-name="T2581"><text:s/></text:span><text:span text:style-name="T2582">!=</text:span><text:span text:style-name="T2583"><text:s/></text:span><text:span text:style-name="T2584">nodes</text:span><text:span text:style-name="T2585">.</text:span><text:span text:style-name="T2586">end</text:span><text:span text:style-name="T2587">();<text:s/></text:span><text:span text:style-name="T2588">++</text:span><text:span text:style-name="T2589">i</text:span><text:span text:style-name="T2590">)</text:span></text:p>
      <text:p text:style-name="P2591"><text:span text:style-name="T2592">                   <text:s/></text:span><text:span text:style-name="T2593">if</text:span><text:span text:style-name="T2594"><text:s/>(</text:span><text:span text:style-name="T2595">i</text:span><text:span text:style-name="T2596">-&gt;</text:span><text:span text:style-name="T2597">id</text:span><text:span text:style-name="T2598"><text:s/></text:span><text:span text:style-name="T2599">==</text:span><text:span text:style-name="T2600"><text:s/></text:span><text:span text:style-name="T2601">idParent</text:span><text:span text:style-name="T2602">) {</text:span></text:p>
      <text:p text:style-name="P2603"><text:span text:style-name="T2604">                       <text:s/></text:span><text:span text:style-name="T2605">iterParent</text:span><text:span text:style-name="T2606"><text:s/></text:span><text:span text:style-name="T2607">=</text:span><text:span text:style-name="T2608"><text:s/></text:span><text:span text:style-name="T2609">i</text:span><text:span text:style-name="T2610">;</text:span></text:p>
      <text:p text:style-name="P2611"><text:span text:style-name="T2612">                       <text:s/></text:span><text:span text:style-name="T2613">++</text:span><text:span text:style-name="T2614">i</text:span><text:span text:style-name="T2615">;</text:span></text:p>
      <text:p text:style-name="P2616"><text:span text:style-name="T2617">                       <text:s/></text:span><text:span text:style-name="T2618">break</text:span><text:span text:style-name="T2619">;</text:span></text:p>
      <text:p text:style-name="P2620">                    }</text:p>
      <text:p text:style-name="P2621"/>
      <text:p text:style-name="P2622"><text:span text:style-name="T2623">               <text:s/></text:span><text:span text:style-name="T2624">if</text:span><text:span text:style-name="T2625"><text:s/>(</text:span><text:span text:style-name="T2626">iterParent</text:span><text:span text:style-name="T2627"><text:s/></text:span><text:span text:style-name="T2628">==</text:span><text:span text:style-name="T2629"><text:s/></text:span><text:span text:style-name="T2630">nodes</text:span><text:span text:style-name="T2631">.</text:span><text:span text:style-name="T2632">end</text:span><text:span text:style-name="T2633">()) {</text:span></text:p>
      <text:p text:style-name="P2634"><text:span text:style-name="T2635">                   <text:s/></text:span><text:span text:style-name="T2636">std</text:span><text:span text:style-name="T2637">::</text:span><text:span text:style-name="T2638">cout</text:span><text:span text:style-name="T2639"><text:s/></text:span><text:span text:style-name="T2640">&lt;&lt;</text:span><text:span text:style-name="T2641"><text:s/></text:span><text:span text:style-name="T2642">"Error: Parent not found"</text:span><text:span text:style-name="T2643"><text:s/></text:span><text:span text:style-name="T2644">&lt;&lt;</text:span><text:span text:style-name="T2645"><text:s/></text:span><text:span text:style-name="T2646">std</text:span><text:span text:style-name="T2647">::</text:span><text:span text:style-name="T2648">endl</text:span><text:span text:style-name="T2649">;</text:span></text:p>
      <text:p text:style-name="P2650"><text:span text:style-name="T2651">                   <text:s/></text:span><text:span text:style-name="T2652">continue</text:span><text:span text:style-name="T2653">;</text:span></text:p>
      <text:soft-page-break/>
      <text:p text:style-name="P2654">                }</text:p>
      <text:p text:style-name="P2655">               <text:s/></text:p>
      <text:p text:style-name="P2656"><text:span text:style-name="T2657">               <text:s/></text:span><text:span text:style-name="T2658">if</text:span><text:span text:style-name="T2659"><text:s/>(</text:span><text:span text:style-name="T2660">i</text:span><text:span text:style-name="T2661"><text:s/></text:span><text:span text:style-name="T2662">!=</text:span><text:span text:style-name="T2663"><text:s/></text:span><text:span text:style-name="T2664">nodes</text:span><text:span text:style-name="T2665">.</text:span><text:span text:style-name="T2666">end</text:span><text:span text:style-name="T2667">())</text:span></text:p>
      <text:p text:style-name="P2668"><text:span text:style-name="T2669">                   <text:s/></text:span><text:span text:style-name="T2670">idNext</text:span><text:span text:style-name="T2671"><text:s/></text:span><text:span text:style-name="T2672">=</text:span><text:span text:style-name="T2673"><text:s/></text:span><text:span text:style-name="T2674">i</text:span><text:span text:style-name="T2675">-&gt;</text:span><text:span text:style-name="T2676">id</text:span><text:span text:style-name="T2677">;</text:span></text:p>
      <text:p text:style-name="P2678"><text:span text:style-name="T2679">               <text:s/></text:span><text:span text:style-name="T2680">else</text:span></text:p>
      <text:p text:style-name="P2681"><text:span text:style-name="T2682">                   <text:s/></text:span><text:span text:style-name="T2683">idNext</text:span><text:span text:style-name="T2684"><text:s/></text:span><text:span text:style-name="T2685">=</text:span><text:span text:style-name="T2686"><text:s/></text:span><text:span text:style-name="T2687">-</text:span><text:span text:style-name="T2688">2</text:span><text:span text:style-name="T2689">;</text:span></text:p>
      <text:p text:style-name="P2690"><text:span text:style-name="T2691">            }<text:s/></text:span><text:span text:style-name="T2692">else</text:span><text:span text:style-name="T2693"><text:s/>{</text:span></text:p>
      <text:p text:style-name="P2694"><text:span text:style-name="T2695">               <text:s/></text:span><text:span text:style-name="T2696">idNext</text:span><text:span text:style-name="T2697"><text:s/></text:span><text:span text:style-name="T2698">=</text:span><text:span text:style-name="T2699"><text:s/></text:span><text:span text:style-name="T2700">-</text:span><text:span text:style-name="T2701">2</text:span><text:span text:style-name="T2702">;</text:span></text:p>
      <text:p text:style-name="P2703"><text:span text:style-name="T2704">               <text:s/></text:span><text:span text:style-name="T2705">idPrev</text:span><text:span text:style-name="T2706"><text:s/></text:span><text:span text:style-name="T2707">=</text:span><text:span text:style-name="T2708"><text:s/></text:span><text:span text:style-name="T2709">nodes</text:span><text:span text:style-name="T2710">.</text:span><text:span text:style-name="T2711">back</text:span><text:span text:style-name="T2712">().</text:span><text:span text:style-name="T2713">id</text:span><text:span text:style-name="T2714">;</text:span></text:p>
      <text:p text:style-name="P2715">            }</text:p>
      <text:p text:style-name="P2716"/>
      <text:p text:style-name="P2717"><text:span text:style-name="T2718">           <text:s/></text:span><text:span text:style-name="T2719">pid_t</text:span><text:span text:style-name="T2720"><text:s/></text:span><text:span text:style-name="T2721">process_id</text:span><text:span text:style-name="T2722"><text:s/></text:span><text:span text:style-name="T2723">=</text:span><text:span text:style-name="T2724"><text:s/></text:span><text:span text:style-name="T2725">create_process</text:span><text:span text:style-name="T2726">();</text:span></text:p>
      <text:p text:style-name="P2727"><text:span text:style-name="T2728">           <text:s/></text:span><text:span text:style-name="T2729">if</text:span><text:span text:style-name="T2730"><text:s/>(</text:span><text:span text:style-name="T2731">process_id</text:span><text:span text:style-name="T2732"><text:s/></text:span><text:span text:style-name="T2733">==</text:span><text:span text:style-name="T2734"><text:s/></text:span><text:span text:style-name="T2735">0</text:span><text:span text:style-name="T2736">) {</text:span></text:p>
      <text:p text:style-name="P2737"><text:span text:style-name="T2738">               <text:s/></text:span><text:span text:style-name="T2739">std</text:span><text:span text:style-name="T2740">::</text:span><text:span text:style-name="T2741">this_thread</text:span><text:span text:style-name="T2742">::</text:span><text:span text:style-name="T2743">sleep_for</text:span><text:span text:style-name="T2744">(</text:span><text:span text:style-name="T2745">std</text:span><text:span text:style-name="T2746">::</text:span><text:span text:style-name="T2747">chrono</text:span><text:span text:style-name="T2748">::</text:span><text:span text:style-name="T2749">duration</text:span><text:span text:style-name="T2750">(</text:span><text:span text:style-name="T2751">std</text:span><text:span text:style-name="T2752">::</text:span><text:span text:style-name="T2753">chrono</text:span><text:span text:style-name="T2754">::</text:span><text:span text:style-name="T2755">milliseconds</text:span><text:span text:style-name="T2756">(</text:span><text:span text:style-name="T2757">1000</text:span><text:span text:style-name="T2758">)));</text:span></text:p>
      <text:p text:style-name="P2759"><text:span text:style-name="T2760">               <text:s/></text:span><text:span text:style-name="T2761">execl</text:span><text:span text:style-name="T2762">(</text:span><text:span text:style-name="T2763">"client.out"</text:span><text:span text:style-name="T2764">,<text:s/></text:span><text:span text:style-name="T2765">"client.out"</text:span><text:span text:style-name="T2766">,<text:s/></text:span><text:span text:style-name="T2767">itos</text:span><text:span text:style-name="T2768">(</text:span><text:span text:style-name="T2769">idPrev</text:span><text:span text:style-name="T2770">).</text:span><text:span text:style-name="T2771">c_str</text:span><text:span text:style-name="T2772">(),<text:s/></text:span><text:span text:style-name="T2773">itos</text:span><text:span text:style-name="T2774">(</text:span><text:span text:style-name="T2775">id</text:span><text:span text:style-name="T2776">).</text:span><text:span text:style-name="T2777">c_str</text:span><text:span text:style-name="T2778">(),<text:s/></text:span><text:span text:style-name="T2779">itos</text:span><text:span text:style-name="T2780">(</text:span><text:span text:style-name="T2781">idNext</text:span><text:span text:style-name="T2782">).</text:span><text:span text:style-name="T2783">c_str</text:span><text:span text:style-name="T2784">(),<text:s/></text:span><text:span text:style-name="T2785">NULL</text:span><text:span text:style-name="T2786">);</text:span></text:p>
      <text:p text:style-name="P2787"><text:span text:style-name="T2788">               <text:s/></text:span><text:span text:style-name="T2789">perror</text:span><text:span text:style-name="T2790">(</text:span><text:span text:style-name="T2791">"exec"</text:span><text:span text:style-name="T2792">);</text:span></text:p>
      <text:p text:style-name="P2793"><text:span text:style-name="T2794">               <text:s/></text:span><text:span text:style-name="T2795">exit</text:span><text:span text:style-name="T2796">(</text:span><text:span text:style-name="T2797">-</text:span><text:span text:style-name="T2798">1</text:span><text:span text:style-name="T2799">);</text:span></text:p>
      <text:p text:style-name="P2800">            }</text:p>
      <text:p text:style-name="P2801"/>
      <text:p text:style-name="P2802"><text:span text:style-name="T2803">           <text:s/></text:span><text:span text:style-name="T2804">heartbits</text:span><text:span text:style-name="T2805">[</text:span><text:span text:style-name="T2806">id</text:span><text:span text:style-name="T2807">]</text:span><text:span text:style-name="T2808"><text:s/></text:span><text:span text:style-name="T2809">=</text:span><text:span text:style-name="T2810"><text:s/></text:span><text:span text:style-name="T2811">std</text:span><text:span text:style-name="T2812">::</text:span><text:span text:style-name="T2813">chrono</text:span><text:span text:style-name="T2814">::</text:span><text:span text:style-name="T2815">_V2</text:span><text:span text:style-name="T2816">::</text:span><text:span text:style-name="T2817">system_clock</text:span><text:span text:style-name="T2818">::</text:span><text:span text:style-name="T2819">time_point</text:span><text:span text:style-name="T2820">();</text:span></text:p>
      <text:p text:style-name="P2821">           <text:s/></text:p>
      <text:p text:style-name="P2822"><text:span text:style-name="T2823">           <text:s/></text:span><text:span text:style-name="T2824">Node</text:span><text:span text:style-name="T2825"><text:s/></text:span><text:span text:style-name="T2826">node</text:span><text:span text:style-name="T2827">{</text:span><text:span text:style-name="T2828">id</text:span><text:span text:style-name="T2829">,<text:s/></text:span><text:span text:style-name="T2830">isChild</text:span><text:span text:style-name="T2831">,<text:s/></text:span><text:span text:style-name="T2832">idParent</text:span><text:span text:style-name="T2833">,<text:s/></text:span><text:span text:style-name="T2834">process_id</text:span><text:span text:style-name="T2835">};</text:span></text:p>
      <text:p text:style-name="P2836"><text:span text:style-name="T2837">           <text:s/></text:span><text:span text:style-name="T2838">if</text:span><text:span text:style-name="T2839"><text:s/>(</text:span><text:span text:style-name="T2840">isChild</text:span><text:span text:style-name="T2841">) {</text:span></text:p>
      <text:p text:style-name="P2842"><text:span text:style-name="T2843">               <text:s/></text:span><text:span text:style-name="T2844">auto</text:span><text:span text:style-name="T2845"><text:s/></text:span><text:span text:style-name="T2846">iterNode</text:span><text:span text:style-name="T2847"><text:s/></text:span><text:span text:style-name="T2848">=</text:span><text:span text:style-name="T2849"><text:s/></text:span><text:span text:style-name="T2850">nodes</text:span><text:span text:style-name="T2851">.</text:span><text:span text:style-name="T2852">insert</text:span><text:span text:style-name="T2853">(</text:span><text:span text:style-name="T2854">++</text:span><text:span text:style-name="T2855">iterParent</text:span><text:span text:style-name="T2856">,<text:s/></text:span><text:span text:style-name="T2857">node</text:span><text:span text:style-name="T2858">);</text:span></text:p>
      <text:p text:style-name="P2859"/>
      <text:p text:style-name="P2860"><text:span text:style-name="T2861">               <text:s/></text:span><text:span text:style-name="T2862">std</text:span><text:span text:style-name="T2863">::</text:span><text:span text:style-name="T2864">stringstream</text:span><text:span text:style-name="T2865"><text:s/></text:span><text:span text:style-name="T2866">ss</text:span><text:span text:style-name="T2867">;</text:span></text:p>
      <text:p text:style-name="P2868"><text:span text:style-name="T2869">               <text:s/></text:span><text:span text:style-name="T2870">if</text:span><text:span text:style-name="T2871"><text:s/>(</text:span><text:span text:style-name="T2872">idParent</text:span><text:span text:style-name="T2873"><text:s/></text:span><text:span text:style-name="T2874">!=</text:span><text:span text:style-name="T2875"><text:s/></text:span><text:span text:style-name="T2876">-</text:span><text:span text:style-name="T2877">1</text:span><text:span text:style-name="T2878">) {</text:span></text:p>
      <text:p text:style-name="P2879"><text:span text:style-name="T2880">                   <text:s/></text:span><text:span text:style-name="T2881">int</text:span><text:span text:style-name="T2882"><text:s/></text:span><text:span text:style-name="T2883">idNodePrev</text:span><text:span text:style-name="T2884"><text:s/></text:span><text:span text:style-name="T2885">=</text:span><text:span text:style-name="T2886"><text:s/></text:span><text:span text:style-name="T2887">idParent</text:span><text:span text:style-name="T2888">;</text:span></text:p>
      <text:p text:style-name="P2889"><text:span text:style-name="T2890">                   <text:s/></text:span><text:span text:style-name="T2891">ss</text:span><text:span text:style-name="T2892"><text:s/></text:span><text:span text:style-name="T2893">&lt;&lt;</text:span><text:span text:style-name="T2894"><text:s/></text:span><text:span text:style-name="T2895">"rebind "</text:span><text:span text:style-name="T2896"><text:s/></text:span><text:span text:style-name="T2897">&lt;&lt;</text:span><text:span text:style-name="T2898"><text:s/></text:span><text:span text:style-name="T2899">idNodePrev</text:span><text:span text:style-name="T2900"><text:s/></text:span><text:span text:style-name="T2901">&lt;&lt;</text:span><text:span text:style-name="T2902"><text:s/></text:span><text:span text:style-name="T2903">" next "</text:span><text:span text:style-name="T2904"><text:s/></text:span><text:span text:style-name="T2905">&lt;&lt;</text:span><text:span text:style-name="T2906"><text:s/></text:span><text:span text:style-name="T2907">id</text:span><text:span text:style-name="T2908">;</text:span></text:p>
      <text:p text:style-name="P2909"><text:span text:style-name="T2910">                   <text:s/></text:span><text:span text:style-name="T2911">sendMsg</text:span><text:span text:style-name="T2912">(</text:span><text:span text:style-name="T2913">ss</text:span><text:span text:style-name="T2914">.</text:span><text:span text:style-name="T2915">str</text:span><text:span text:style-name="T2916">(),<text:s/></text:span><text:span text:style-name="T2917">pub</text:span><text:span text:style-name="T2918">);</text:span></text:p>
      <text:p text:style-name="P2919"><text:span text:style-name="T2920">                   <text:s/></text:span><text:span text:style-name="T2921">std</text:span><text:span text:style-name="T2922">::</text:span><text:span text:style-name="T2923">this_thread</text:span><text:span text:style-name="T2924">::</text:span><text:span text:style-name="T2925">sleep_for</text:span><text:span text:style-name="T2926">(</text:span><text:span text:style-name="T2927">std</text:span><text:span text:style-name="T2928">::</text:span><text:span text:style-name="T2929">chrono</text:span><text:span text:style-name="T2930">::</text:span><text:span text:style-name="T2931">duration</text:span><text:span text:style-name="T2932">(</text:span><text:span text:style-name="T2933">std</text:span><text:span text:style-name="T2934">::</text:span><text:span text:style-name="T2935">chrono</text:span><text:span text:style-name="T2936">::</text:span><text:span text:style-name="T2937">milliseconds</text:span><text:span text:style-name="T2938">(</text:span><text:span text:style-name="T2939">100</text:span><text:span text:style-name="T2940">)));</text:span></text:p>
      <text:p text:style-name="P2941">                }</text:p>
      <text:p text:style-name="P2942"/>
      <text:p text:style-name="P2943"><text:span text:style-name="T2944">               <text:s/></text:span><text:span text:style-name="T2945">auto</text:span><text:span text:style-name="T2946"><text:s/></text:span><text:span text:style-name="T2947">iterNodeNext</text:span><text:span text:style-name="T2948"><text:s/></text:span><text:span text:style-name="T2949">=</text:span><text:span text:style-name="T2950"><text:s/></text:span><text:span text:style-name="T2951">std</text:span><text:span text:style-name="T2952">::</text:span><text:span text:style-name="T2953">next</text:span><text:span text:style-name="T2954">(</text:span><text:span text:style-name="T2955">iterNode</text:span><text:span text:style-name="T2956">);</text:span></text:p>
      <text:p text:style-name="P2957"><text:span text:style-name="T2958">               <text:s/></text:span><text:span text:style-name="T2959">if</text:span><text:span text:style-name="T2960"><text:s/>(</text:span><text:span text:style-name="T2961">iterNodeNext</text:span><text:span text:style-name="T2962"><text:s/></text:span><text:span text:style-name="T2963">!=</text:span><text:span text:style-name="T2964"><text:s/></text:span><text:span text:style-name="T2965">nodes</text:span><text:span text:style-name="T2966">.</text:span><text:span text:style-name="T2967">end</text:span><text:span text:style-name="T2968">()) {</text:span></text:p>
      <text:p text:style-name="P2969"><text:span text:style-name="T2970">                   <text:s/></text:span><text:span text:style-name="T2971">int</text:span><text:span text:style-name="T2972"><text:s/></text:span><text:span text:style-name="T2973">idNodeNext</text:span><text:span text:style-name="T2974"><text:s/></text:span><text:span text:style-name="T2975">=</text:span><text:span text:style-name="T2976"><text:s/></text:span><text:span text:style-name="T2977">iterNodeNext</text:span><text:span text:style-name="T2978">-&gt;</text:span><text:span text:style-name="T2979">id</text:span><text:span text:style-name="T2980">;</text:span></text:p>
      <text:p text:style-name="P2981"><text:span text:style-name="T2982">                   <text:s/></text:span><text:span text:style-name="T2983">ss</text:span><text:span text:style-name="T2984">.</text:span><text:span text:style-name="T2985">str</text:span><text:span text:style-name="T2986">(</text:span><text:span text:style-name="T2987">""</text:span><text:span text:style-name="T2988">);</text:span></text:p>
      <text:p text:style-name="P2989"><text:span text:style-name="T2990">                   <text:s/></text:span><text:span text:style-name="T2991">ss</text:span><text:span text:style-name="T2992"><text:s/></text:span><text:span text:style-name="T2993">&lt;&lt;</text:span><text:span text:style-name="T2994"><text:s/></text:span><text:span text:style-name="T2995">"rebind "</text:span><text:span text:style-name="T2996"><text:s/></text:span><text:span text:style-name="T2997">&lt;&lt;</text:span><text:span text:style-name="T2998"><text:s/></text:span><text:span text:style-name="T2999">idNodeNext</text:span><text:span text:style-name="T3000"><text:s/></text:span><text:span text:style-name="T3001">&lt;&lt;</text:span><text:span text:style-name="T3002"><text:s/></text:span><text:span text:style-name="T3003">" prev "</text:span><text:span text:style-name="T3004"><text:s/></text:span><text:span text:style-name="T3005">&lt;&lt;</text:span><text:span text:style-name="T3006"><text:s/></text:span><text:span text:style-name="T3007">id</text:span><text:span text:style-name="T3008">;</text:span></text:p>
      <text:p text:style-name="P3009"><text:span text:style-name="T3010">                   <text:s/></text:span><text:span text:style-name="T3011">sendMsg</text:span><text:span text:style-name="T3012">(</text:span><text:span text:style-name="T3013">ss</text:span><text:span text:style-name="T3014">.</text:span><text:span text:style-name="T3015">str</text:span><text:span text:style-name="T3016">(),<text:s/></text:span><text:span text:style-name="T3017">pub</text:span><text:span text:style-name="T3018">);</text:span></text:p>
      <text:p text:style-name="P3019"><text:span text:style-name="T3020">                   <text:s/></text:span><text:span text:style-name="T3021">std</text:span><text:span text:style-name="T3022">::</text:span><text:span text:style-name="T3023">this_thread</text:span><text:span text:style-name="T3024">::</text:span><text:span text:style-name="T3025">sleep_for</text:span><text:span text:style-name="T3026">(</text:span><text:span text:style-name="T3027">std</text:span><text:span text:style-name="T3028">::</text:span><text:span text:style-name="T3029">chrono</text:span><text:span text:style-name="T3030">::</text:span><text:span text:style-name="T3031">duration</text:span><text:span text:style-name="T3032">(</text:span><text:span text:style-name="T3033">std</text:span><text:span text:style-name="T3034">::</text:span><text:span text:style-name="T3035">chrono</text:span><text:span text:style-name="T3036">::</text:span><text:span text:style-name="T3037">milliseconds</text:span><text:span text:style-name="T3038">(</text:span><text:span text:style-name="T3039">100</text:span><text:span text:style-name="T3040">)));</text:span></text:p>
      <text:p text:style-name="P3041">                }</text:p>
      <text:p text:style-name="P3042"><text:span text:style-name="T3043">            }<text:s/></text:span><text:span text:style-name="T3044">else</text:span><text:span text:style-name="T3045"><text:s/>{</text:span></text:p>
      <text:p text:style-name="P3046"><text:span text:style-name="T3047">               <text:s/></text:span><text:span text:style-name="T3048">nodes</text:span><text:span text:style-name="T3049">.</text:span><text:span text:style-name="T3050">push_back</text:span><text:span text:style-name="T3051">(</text:span><text:span text:style-name="T3052">node</text:span><text:span text:style-name="T3053">);</text:span></text:p>
      <text:p text:style-name="P3054">               <text:s/></text:p>
      <text:p text:style-name="P3055"><text:span text:style-name="T3056">               <text:s/></text:span><text:span text:style-name="T3057">auto</text:span><text:span text:style-name="T3058"><text:s/></text:span><text:span text:style-name="T3059">iterNode</text:span><text:span text:style-name="T3060"><text:s/></text:span><text:span text:style-name="T3061">=</text:span><text:span text:style-name="T3062"><text:s/></text:span><text:span text:style-name="T3063">std</text:span><text:span text:style-name="T3064">::</text:span><text:span text:style-name="T3065">prev</text:span><text:span text:style-name="T3066">(</text:span><text:span text:style-name="T3067">nodes</text:span><text:span text:style-name="T3068">.</text:span><text:span text:style-name="T3069">end</text:span><text:span text:style-name="T3070">(),<text:s/></text:span><text:span text:style-name="T3071">2</text:span><text:span text:style-name="T3072">);</text:span></text:p>
      <text:p text:style-name="P3073"><text:span text:style-name="T3074">               <text:s/></text:span><text:span text:style-name="T3075">int</text:span><text:span text:style-name="T3076"><text:s/></text:span><text:span text:style-name="T3077">idNode</text:span><text:span text:style-name="T3078"><text:s/></text:span><text:span text:style-name="T3079">=</text:span><text:span text:style-name="T3080"><text:s/></text:span><text:span text:style-name="T3081">iterNode</text:span><text:span text:style-name="T3082">-&gt;</text:span><text:span text:style-name="T3083">id</text:span><text:span text:style-name="T3084">;</text:span></text:p>
      <text:soft-page-break/>
      <text:p text:style-name="P3085"><text:span text:style-name="T3086">               <text:s/></text:span><text:span text:style-name="T3087">if</text:span><text:span text:style-name="T3088"><text:s/>(</text:span><text:span text:style-name="T3089">idNode</text:span><text:span text:style-name="T3090"><text:s/></text:span><text:span text:style-name="T3091">!=</text:span><text:span text:style-name="T3092"><text:s/></text:span><text:span text:style-name="T3093">-</text:span><text:span text:style-name="T3094">1</text:span><text:span text:style-name="T3095">) {</text:span></text:p>
      <text:p text:style-name="P3096"><text:span text:style-name="T3097">                   <text:s/></text:span><text:span text:style-name="T3098">std</text:span><text:span text:style-name="T3099">::</text:span><text:span text:style-name="T3100">stringstream</text:span><text:span text:style-name="T3101"><text:s/></text:span><text:span text:style-name="T3102">ss</text:span><text:span text:style-name="T3103">;</text:span></text:p>
      <text:p text:style-name="P3104"><text:span text:style-name="T3105">                   <text:s/></text:span><text:span text:style-name="T3106">ss</text:span><text:span text:style-name="T3107"><text:s/></text:span><text:span text:style-name="T3108">&lt;&lt;</text:span><text:span text:style-name="T3109"><text:s/></text:span><text:span text:style-name="T3110">"rebind "</text:span><text:span text:style-name="T3111"><text:s/></text:span><text:span text:style-name="T3112">&lt;&lt;</text:span><text:span text:style-name="T3113"><text:s/></text:span><text:span text:style-name="T3114">idNode</text:span><text:span text:style-name="T3115"><text:s/></text:span><text:span text:style-name="T3116">&lt;&lt;</text:span><text:span text:style-name="T3117"><text:s/></text:span><text:span text:style-name="T3118">" next "</text:span><text:span text:style-name="T3119"><text:s/></text:span><text:span text:style-name="T3120">&lt;&lt;</text:span><text:span text:style-name="T3121"><text:s/></text:span><text:span text:style-name="T3122">id</text:span><text:span text:style-name="T3123">;</text:span></text:p>
      <text:p text:style-name="P3124"><text:span text:style-name="T3125">                   <text:s/></text:span><text:span text:style-name="T3126">sendMsg</text:span><text:span text:style-name="T3127">(</text:span><text:span text:style-name="T3128">ss</text:span><text:span text:style-name="T3129">.</text:span><text:span text:style-name="T3130">str</text:span><text:span text:style-name="T3131">(),<text:s/></text:span><text:span text:style-name="T3132">pub</text:span><text:span text:style-name="T3133">);</text:span></text:p>
      <text:p text:style-name="P3134"><text:span text:style-name="T3135">                   <text:s/></text:span><text:span text:style-name="T3136">std</text:span><text:span text:style-name="T3137">::</text:span><text:span text:style-name="T3138">this_thread</text:span><text:span text:style-name="T3139">::</text:span><text:span text:style-name="T3140">sleep_for</text:span><text:span text:style-name="T3141">(</text:span><text:span text:style-name="T3142">std</text:span><text:span text:style-name="T3143">::</text:span><text:span text:style-name="T3144">chrono</text:span><text:span text:style-name="T3145">::</text:span><text:span text:style-name="T3146">duration</text:span><text:span text:style-name="T3147">(</text:span><text:span text:style-name="T3148">std</text:span><text:span text:style-name="T3149">::</text:span><text:span text:style-name="T3150">chrono</text:span><text:span text:style-name="T3151">::</text:span><text:span text:style-name="T3152">milliseconds</text:span><text:span text:style-name="T3153">(</text:span><text:span text:style-name="T3154">100</text:span><text:span text:style-name="T3155">)));</text:span></text:p>
      <text:p text:style-name="P3156">                }</text:p>
      <text:p text:style-name="P3157">            }</text:p>
      <text:p text:style-name="P3158"/>
      <text:p text:style-name="P3159"><text:span text:style-name="T3160">           <text:s/></text:span><text:span text:style-name="T3161">if</text:span><text:span text:style-name="T3162"><text:s/>(</text:span><text:span text:style-name="T3163">idMainCalcNode</text:span><text:span text:style-name="T3164"><text:s/></text:span><text:span text:style-name="T3165">==</text:span><text:span text:style-name="T3166"><text:s/></text:span><text:span text:style-name="T3167">-</text:span><text:span text:style-name="T3168">1</text:span><text:span text:style-name="T3169"><text:s/></text:span><text:span text:style-name="T3170">||</text:span><text:span text:style-name="T3171"><text:s/></text:span><text:span text:style-name="T3172">idParent</text:span><text:span text:style-name="T3173"><text:s/></text:span><text:span text:style-name="T3174">==</text:span><text:span text:style-name="T3175"><text:s/></text:span><text:span text:style-name="T3176">-</text:span><text:span text:style-name="T3177">1</text:span><text:span text:style-name="T3178">)</text:span></text:p>
      <text:p text:style-name="P3179"><text:span text:style-name="T3180">               <text:s/></text:span><text:span text:style-name="T3181">changeMainCalcNode</text:span><text:span text:style-name="T3182">(</text:span><text:span text:style-name="T3183">pub</text:span><text:span text:style-name="T3184">,<text:s/></text:span><text:span text:style-name="T3185">idMainCalcNode</text:span><text:span text:style-name="T3186">,<text:s/></text:span><text:span text:style-name="T3187">id</text:span><text:span text:style-name="T3188">);</text:span></text:p>
      <text:p text:style-name="P3189"/>
      <text:p text:style-name="P3190"><text:span text:style-name="T3191">           <text:s/></text:span><text:span text:style-name="T3192">print</text:span><text:span text:style-name="T3193">({</text:span><text:span text:style-name="T3194">"Ok: "</text:span><text:span text:style-name="T3195">,<text:s/></text:span><text:span text:style-name="T3196">itos</text:span><text:span text:style-name="T3197">(</text:span><text:span text:style-name="T3198">process_id</text:span><text:span text:style-name="T3199">),<text:s/></text:span><text:span text:style-name="T3200">"</text:span><text:span text:style-name="T3201">\n</text:span><text:span text:style-name="T3202">"</text:span><text:span text:style-name="T3203">});</text:span></text:p>
      <text:p text:style-name="P3204"/>
      <text:p text:style-name="P3205"><text:span text:style-name="T3206">           <text:s/></text:span><text:span text:style-name="T3207">for</text:span><text:span text:style-name="T3208"><text:s/>(</text:span><text:span text:style-name="T3209">auto</text:span><text:span text:style-name="T3210"><text:s/></text:span><text:span text:style-name="T3211">elem</text:span><text:span text:style-name="T3212"><text:s/>:<text:s/></text:span><text:span text:style-name="T3213">nodes</text:span><text:span text:style-name="T3214">) {</text:span></text:p>
      <text:p text:style-name="P3215"><text:span text:style-name="T3216">               <text:s/></text:span><text:span text:style-name="T3217">print_mutex</text:span><text:span text:style-name="T3218">.</text:span><text:span text:style-name="T3219">lock</text:span><text:span text:style-name="T3220">();</text:span></text:p>
      <text:p text:style-name="P3221"><text:span text:style-name="T3222">               <text:s/></text:span><text:span text:style-name="T3223">std</text:span><text:span text:style-name="T3224">::</text:span><text:span text:style-name="T3225">cout</text:span><text:span text:style-name="T3226"><text:s/></text:span><text:span text:style-name="T3227">&lt;&lt;</text:span><text:span text:style-name="T3228"><text:s/></text:span><text:span text:style-name="T3229">elem</text:span><text:span text:style-name="T3230">;</text:span></text:p>
      <text:p text:style-name="P3231"><text:span text:style-name="T3232">               <text:s/></text:span><text:span text:style-name="T3233">print_mutex</text:span><text:span text:style-name="T3234">.</text:span><text:span text:style-name="T3235">unlock</text:span><text:span text:style-name="T3236">();</text:span></text:p>
      <text:p text:style-name="P3237">            }</text:p>
      <text:p text:style-name="P3238"><text:span text:style-name="T3239">        }<text:s/></text:span><text:span text:style-name="T3240">else</text:span><text:span text:style-name="T3241"><text:s/></text:span><text:span text:style-name="T3242">if</text:span><text:span text:style-name="T3243"><text:s/>(</text:span><text:span text:style-name="T3244">s</text:span><text:span text:style-name="T3245"><text:s/></text:span><text:span text:style-name="T3246">==</text:span><text:span text:style-name="T3247"><text:s/></text:span><text:span text:style-name="T3248">"kill"</text:span><text:span text:style-name="T3249">) {</text:span></text:p>
      <text:p text:style-name="P3250"><text:span text:style-name="T3251">           <text:s/></text:span><text:span text:style-name="T3252">int</text:span><text:span text:style-name="T3253"><text:s/></text:span><text:span text:style-name="T3254">id</text:span><text:span text:style-name="T3255">;</text:span></text:p>
      <text:p text:style-name="P3256"><text:span text:style-name="T3257">           <text:s/></text:span><text:span text:style-name="T3258">std</text:span><text:span text:style-name="T3259">::</text:span><text:span text:style-name="T3260">cin</text:span><text:span text:style-name="T3261"><text:s/></text:span><text:span text:style-name="T3262">&gt;&gt;</text:span><text:span text:style-name="T3263"><text:s/></text:span><text:span text:style-name="T3264">id</text:span><text:span text:style-name="T3265">;</text:span></text:p>
      <text:p text:style-name="P3266"/>
      <text:p text:style-name="P3267"><text:span text:style-name="T3268">           <text:s/></text:span><text:span text:style-name="T3269">auto</text:span><text:span text:style-name="T3270"><text:s/></text:span><text:span text:style-name="T3271">res</text:span><text:span text:style-name="T3272"><text:s/></text:span><text:span text:style-name="T3273">=</text:span><text:span text:style-name="T3274"><text:s/></text:span><text:span text:style-name="T3275">killNodeFull</text:span><text:span text:style-name="T3276">(</text:span><text:span text:style-name="T3277">id</text:span><text:span text:style-name="T3278">,<text:s/></text:span><text:span text:style-name="T3279">nodes</text:span><text:span text:style-name="T3280">,<text:s/></text:span><text:span text:style-name="T3281">idMainCalcNode</text:span><text:span text:style-name="T3282">,<text:s/></text:span><text:span text:style-name="T3283">std</text:span><text:span text:style-name="T3284">::</text:span><text:span text:style-name="T3285">ref</text:span><text:span text:style-name="T3286">(</text:span><text:span text:style-name="T3287">pub</text:span><text:span text:style-name="T3288">),<text:s/></text:span><text:span text:style-name="T3289">std</text:span><text:span text:style-name="T3290">::</text:span><text:span text:style-name="T3291">ref</text:span><text:span text:style-name="T3292">(</text:span><text:span text:style-name="T3293">sub</text:span><text:span text:style-name="T3294">),<text:s/></text:span><text:span text:style-name="T3295">std</text:span><text:span text:style-name="T3296">::</text:span><text:span text:style-name="T3297">ref</text:span><text:span text:style-name="T3298">(</text:span><text:span text:style-name="T3299">heartbits</text:span><text:span text:style-name="T3300">),<text:s/></text:span><text:span text:style-name="T3301">std</text:span><text:span text:style-name="T3302">::</text:span><text:span text:style-name="T3303">ref</text:span><text:span text:style-name="T3304">(</text:span><text:span text:style-name="T3305">threads</text:span><text:span text:style-name="T3306">));</text:span></text:p>
      <text:p text:style-name="P3307"><text:span text:style-name="T3308">           <text:s/></text:span><text:span text:style-name="T3309">if</text:span><text:span text:style-name="T3310"><text:s/>(</text:span><text:span text:style-name="T3311">!</text:span><text:span text:style-name="T3312">res</text:span><text:span text:style-name="T3313">) {</text:span></text:p>
      <text:p text:style-name="P3314"><text:span text:style-name="T3315">               <text:s/></text:span><text:span text:style-name="T3316">std</text:span><text:span text:style-name="T3317">::</text:span><text:span text:style-name="T3318">cout</text:span><text:span text:style-name="T3319"><text:s/></text:span><text:span text:style-name="T3320">&lt;&lt;</text:span><text:span text:style-name="T3321"><text:s/></text:span><text:span text:style-name="T3322">"Error: Node not found"</text:span><text:span text:style-name="T3323"><text:s/></text:span><text:span text:style-name="T3324">&lt;&lt;</text:span><text:span text:style-name="T3325"><text:s/></text:span><text:span text:style-name="T3326">std</text:span><text:span text:style-name="T3327">::</text:span><text:span text:style-name="T3328">endl</text:span><text:span text:style-name="T3329">;</text:span></text:p>
      <text:p text:style-name="P3330"><text:span text:style-name="T3331">               <text:s/></text:span><text:span text:style-name="T3332">continue</text:span><text:span text:style-name="T3333">;</text:span></text:p>
      <text:p text:style-name="P3334">            }</text:p>
      <text:p text:style-name="P3335"/>
      <text:p text:style-name="P3336"><text:span text:style-name="T3337">           <text:s/></text:span><text:span text:style-name="T3338">for</text:span><text:span text:style-name="T3339"><text:s/>(</text:span><text:span text:style-name="T3340">auto</text:span><text:span text:style-name="T3341"><text:s/></text:span><text:span text:style-name="T3342">elem</text:span><text:span text:style-name="T3343"><text:s/>:<text:s/></text:span><text:span text:style-name="T3344">nodes</text:span><text:span text:style-name="T3345">) {</text:span></text:p>
      <text:p text:style-name="P3346"><text:span text:style-name="T3347">               <text:s/></text:span><text:span text:style-name="T3348">print_mutex</text:span><text:span text:style-name="T3349">.</text:span><text:span text:style-name="T3350">lock</text:span><text:span text:style-name="T3351">();</text:span></text:p>
      <text:p text:style-name="P3352"><text:span text:style-name="T3353">               <text:s/></text:span><text:span text:style-name="T3354">std</text:span><text:span text:style-name="T3355">::</text:span><text:span text:style-name="T3356">cout</text:span><text:span text:style-name="T3357"><text:s/></text:span><text:span text:style-name="T3358">&lt;&lt;</text:span><text:span text:style-name="T3359"><text:s/></text:span><text:span text:style-name="T3360">elem</text:span><text:span text:style-name="T3361">;</text:span></text:p>
      <text:p text:style-name="P3362"><text:span text:style-name="T3363">               <text:s/></text:span><text:span text:style-name="T3364">print_mutex</text:span><text:span text:style-name="T3365">.</text:span><text:span text:style-name="T3366">unlock</text:span><text:span text:style-name="T3367">();</text:span></text:p>
      <text:p text:style-name="P3368">            }</text:p>
      <text:p text:style-name="P3369"><text:span text:style-name="T3370">        }<text:s/></text:span><text:span text:style-name="T3371">else</text:span><text:span text:style-name="T3372"><text:s/></text:span><text:span text:style-name="T3373">if</text:span><text:span text:style-name="T3374"><text:s/>(</text:span><text:span text:style-name="T3375">s</text:span><text:span text:style-name="T3376"><text:s/></text:span><text:span text:style-name="T3377">==</text:span><text:span text:style-name="T3378"><text:s/></text:span><text:span text:style-name="T3379">"exec"</text:span><text:span text:style-name="T3380">) {</text:span></text:p>
      <text:p text:style-name="P3381"><text:span text:style-name="T3382">           <text:s/></text:span><text:span text:style-name="T3383">bool</text:span><text:span text:style-name="T3384"><text:s/></text:span><text:span text:style-name="T3385">ok</text:span><text:span text:style-name="T3386"><text:s/></text:span><text:span text:style-name="T3387">=</text:span><text:span text:style-name="T3388"><text:s/></text:span><text:span text:style-name="T3389">true</text:span><text:span text:style-name="T3390">;</text:span></text:p>
      <text:p text:style-name="P3391"/>
      <text:p text:style-name="P3392"><text:span text:style-name="T3393">           <text:s/></text:span><text:span text:style-name="T3394">int</text:span><text:span text:style-name="T3395"><text:s/></text:span><text:span text:style-name="T3396">id</text:span><text:span text:style-name="T3397">,<text:s/></text:span><text:span text:style-name="T3398">n</text:span><text:span text:style-name="T3399">;</text:span></text:p>
      <text:p text:style-name="P3400"><text:span text:style-name="T3401">           <text:s/></text:span><text:span text:style-name="T3402">std</text:span><text:span text:style-name="T3403">::</text:span><text:span text:style-name="T3404">cin</text:span><text:span text:style-name="T3405"><text:s/></text:span><text:span text:style-name="T3406">&gt;&gt;</text:span><text:span text:style-name="T3407"><text:s/></text:span><text:span text:style-name="T3408">id</text:span><text:span text:style-name="T3409"><text:s/></text:span><text:span text:style-name="T3410">&gt;&gt;</text:span><text:span text:style-name="T3411"><text:s/></text:span><text:span text:style-name="T3412">n</text:span><text:span text:style-name="T3413">;</text:span></text:p>
      <text:p text:style-name="P3414"/>
      <text:p text:style-name="P3415"><text:span text:style-name="T3416">           <text:s/></text:span><text:span text:style-name="T3417">auto</text:span><text:span text:style-name="T3418"><text:s/></text:span><text:span text:style-name="T3419">i</text:span><text:span text:style-name="T3420"><text:s/></text:span><text:span text:style-name="T3421">=</text:span><text:span text:style-name="T3422"><text:s/></text:span><text:span text:style-name="T3423">nodes</text:span><text:span text:style-name="T3424">.</text:span><text:span text:style-name="T3425">begin</text:span><text:span text:style-name="T3426">();</text:span></text:p>
      <text:p text:style-name="P3427"><text:span text:style-name="T3428">           <text:s/></text:span><text:span text:style-name="T3429">for</text:span><text:span text:style-name="T3430"><text:s/>(;<text:s/></text:span><text:span text:style-name="T3431">i</text:span><text:span text:style-name="T3432"><text:s/></text:span><text:span text:style-name="T3433">!=</text:span><text:span text:style-name="T3434"><text:s/></text:span><text:span text:style-name="T3435">nodes</text:span><text:span text:style-name="T3436">.</text:span><text:span text:style-name="T3437">end</text:span><text:span text:style-name="T3438">();<text:s/></text:span><text:span text:style-name="T3439">++</text:span><text:span text:style-name="T3440">i</text:span><text:span text:style-name="T3441">)</text:span></text:p>
      <text:p text:style-name="P3442"><text:span text:style-name="T3443">               <text:s/></text:span><text:span text:style-name="T3444">if</text:span><text:span text:style-name="T3445"><text:s/>(</text:span><text:span text:style-name="T3446">i</text:span><text:span text:style-name="T3447">-&gt;</text:span><text:span text:style-name="T3448">id</text:span><text:span text:style-name="T3449"><text:s/></text:span><text:span text:style-name="T3450">==</text:span><text:span text:style-name="T3451"><text:s/></text:span><text:span text:style-name="T3452">id</text:span><text:span text:style-name="T3453">)</text:span></text:p>
      <text:p text:style-name="P3454"><text:span text:style-name="T3455">                   <text:s/></text:span><text:span text:style-name="T3456">break</text:span><text:span text:style-name="T3457">;</text:span></text:p>
      <text:p text:style-name="P3458"><text:span text:style-name="T3459">           <text:s/></text:span><text:span text:style-name="T3460">if</text:span><text:span text:style-name="T3461"><text:s/>(</text:span><text:span text:style-name="T3462">i</text:span><text:span text:style-name="T3463"><text:s/></text:span><text:span text:style-name="T3464">==</text:span><text:span text:style-name="T3465"><text:s/></text:span><text:span text:style-name="T3466">nodes</text:span><text:span text:style-name="T3467">.</text:span><text:span text:style-name="T3468">end</text:span><text:span text:style-name="T3469">()) {</text:span></text:p>
      <text:p text:style-name="P3470"><text:span text:style-name="T3471">               <text:s/></text:span><text:span text:style-name="T3472">std</text:span><text:span text:style-name="T3473">::</text:span><text:span text:style-name="T3474">cout</text:span><text:span text:style-name="T3475"><text:s/></text:span><text:span text:style-name="T3476">&lt;&lt;</text:span><text:span text:style-name="T3477"><text:s/></text:span><text:span text:style-name="T3478">"Error: Node not found"</text:span><text:span text:style-name="T3479"><text:s/></text:span><text:span text:style-name="T3480">&lt;&lt;</text:span><text:span text:style-name="T3481"><text:s/></text:span><text:span text:style-name="T3482">std</text:span><text:span text:style-name="T3483">::</text:span><text:span text:style-name="T3484">endl</text:span><text:span text:style-name="T3485">;</text:span></text:p>
      <text:p text:style-name="P3486"><text:span text:style-name="T3487">               <text:s/></text:span><text:span text:style-name="T3488">ok</text:span><text:span text:style-name="T3489"><text:s/></text:span><text:span text:style-name="T3490">=</text:span><text:span text:style-name="T3491"><text:s/></text:span><text:span text:style-name="T3492">false</text:span><text:span text:style-name="T3493">;</text:span></text:p>
      <text:p text:style-name="P3494">            }</text:p>
      <text:p text:style-name="P3495"/>
      <text:soft-page-break/>
      <text:p text:style-name="P3496"><text:span text:style-name="T3497">           <text:s/></text:span><text:span text:style-name="T3498">std</text:span><text:span text:style-name="T3499">::</text:span><text:span text:style-name="T3500">stringstream</text:span><text:span text:style-name="T3501"><text:s/></text:span><text:span text:style-name="T3502">ss</text:span><text:span text:style-name="T3503">;</text:span></text:p>
      <text:p text:style-name="P3504"><text:span text:style-name="T3505">           <text:s/></text:span><text:span text:style-name="T3506">ss</text:span><text:span text:style-name="T3507"><text:s/></text:span><text:span text:style-name="T3508">&lt;&lt;</text:span><text:span text:style-name="T3509"><text:s/></text:span><text:span text:style-name="T3510">"exec "</text:span><text:span text:style-name="T3511"><text:s/></text:span><text:span text:style-name="T3512">&lt;&lt;</text:span><text:span text:style-name="T3513"><text:s/></text:span><text:span text:style-name="T3514">id</text:span><text:span text:style-name="T3515"><text:s/></text:span><text:span text:style-name="T3516">&lt;&lt;</text:span><text:span text:style-name="T3517"><text:s/></text:span><text:span text:style-name="T3518">" "</text:span><text:span text:style-name="T3519"><text:s/></text:span><text:span text:style-name="T3520">&lt;&lt;</text:span><text:span text:style-name="T3521"><text:s/></text:span><text:span text:style-name="T3522">n</text:span><text:span text:style-name="T3523"><text:s/></text:span><text:span text:style-name="T3524">&lt;&lt;</text:span><text:span text:style-name="T3525"><text:s/></text:span><text:span text:style-name="T3526">" "</text:span><text:span text:style-name="T3527">;</text:span></text:p>
      <text:p text:style-name="P3528"><text:span text:style-name="T3529">           <text:s/></text:span><text:span text:style-name="T3530">for</text:span><text:span text:style-name="T3531"><text:s/>(</text:span><text:span text:style-name="T3532">int</text:span><text:span text:style-name="T3533"><text:s/></text:span><text:span text:style-name="T3534">i</text:span><text:span text:style-name="T3535"><text:s/></text:span><text:span text:style-name="T3536">=</text:span><text:span text:style-name="T3537"><text:s/></text:span><text:span text:style-name="T3538">0</text:span><text:span text:style-name="T3539">;<text:s/></text:span><text:span text:style-name="T3540">i</text:span><text:span text:style-name="T3541"><text:s/></text:span><text:span text:style-name="T3542">&lt;</text:span><text:span text:style-name="T3543"><text:s/></text:span><text:span text:style-name="T3544">n</text:span><text:span text:style-name="T3545">;<text:s/></text:span><text:span text:style-name="T3546">++</text:span><text:span text:style-name="T3547">i</text:span><text:span text:style-name="T3548">) {</text:span></text:p>
      <text:p text:style-name="P3549"><text:span text:style-name="T3550">               <text:s/></text:span><text:span text:style-name="T3551">int</text:span><text:span text:style-name="T3552"><text:s/></text:span><text:span text:style-name="T3553">a</text:span><text:span text:style-name="T3554">;</text:span></text:p>
      <text:p text:style-name="P3555"><text:span text:style-name="T3556">               <text:s/></text:span><text:span text:style-name="T3557">std</text:span><text:span text:style-name="T3558">::</text:span><text:span text:style-name="T3559">cin</text:span><text:span text:style-name="T3560"><text:s/></text:span><text:span text:style-name="T3561">&gt;&gt;</text:span><text:span text:style-name="T3562"><text:s/></text:span><text:span text:style-name="T3563">a</text:span><text:span text:style-name="T3564">;</text:span></text:p>
      <text:p text:style-name="P3565"><text:span text:style-name="T3566">               <text:s/></text:span><text:span text:style-name="T3567">ss</text:span><text:span text:style-name="T3568"><text:s/></text:span><text:span text:style-name="T3569">&lt;&lt;</text:span><text:span text:style-name="T3570"><text:s/></text:span><text:span text:style-name="T3571">a</text:span><text:span text:style-name="T3572"><text:s/></text:span><text:span text:style-name="T3573">&lt;&lt;</text:span><text:span text:style-name="T3574"><text:s/></text:span><text:span text:style-name="T3575">" "</text:span><text:span text:style-name="T3576">;</text:span></text:p>
      <text:p text:style-name="P3577">            }</text:p>
      <text:p text:style-name="P3578"/>
      <text:p text:style-name="P3579"><text:span text:style-name="T3580">           <text:s/></text:span><text:span text:style-name="T3581">if</text:span><text:span text:style-name="T3582"><text:s/>(</text:span><text:span text:style-name="T3583">!</text:span><text:span text:style-name="T3584">ok</text:span><text:span text:style-name="T3585">)<text:s/></text:span><text:span text:style-name="T3586">continue</text:span><text:span text:style-name="T3587">;</text:span></text:p>
      <text:p text:style-name="P3588"/>
      <text:p text:style-name="P3589"><text:span text:style-name="T3590">           <text:s/></text:span><text:span text:style-name="T3591">threads</text:span><text:span text:style-name="T3592">.</text:span><text:span text:style-name="T3593">emplace_back</text:span><text:span text:style-name="T3594">(</text:span><text:span text:style-name="T3595">execThread</text:span><text:span text:style-name="T3596">,<text:s/></text:span><text:span text:style-name="T3597">ss</text:span><text:span text:style-name="T3598">.</text:span><text:span text:style-name="T3599">str</text:span><text:span text:style-name="T3600">(),<text:s/></text:span><text:span text:style-name="T3601">std</text:span><text:span text:style-name="T3602">::</text:span><text:span text:style-name="T3603">ref</text:span><text:span text:style-name="T3604">(</text:span><text:span text:style-name="T3605">pub</text:span><text:span text:style-name="T3606">),<text:s/></text:span><text:span text:style-name="T3607">std</text:span><text:span text:style-name="T3608">::</text:span><text:span text:style-name="T3609">ref</text:span><text:span text:style-name="T3610">(</text:span><text:span text:style-name="T3611">sub</text:span><text:span text:style-name="T3612">),<text:s/></text:span><text:span text:style-name="T3613">id</text:span><text:span text:style-name="T3614">);</text:span></text:p>
      <text:p text:style-name="P3615"><text:span text:style-name="T3616">        }<text:s/></text:span><text:span text:style-name="T3617">else</text:span><text:span text:style-name="T3618"><text:s/></text:span><text:span text:style-name="T3619">if</text:span><text:span text:style-name="T3620"><text:s/>(</text:span><text:span text:style-name="T3621">s</text:span><text:span text:style-name="T3622"><text:s/></text:span><text:span text:style-name="T3623">==</text:span><text:span text:style-name="T3624"><text:s/></text:span><text:span text:style-name="T3625">"heartbit"</text:span><text:span text:style-name="T3626">) {</text:span></text:p>
      <text:p text:style-name="P3627"><text:span text:style-name="T3628">           <text:s/></text:span><text:span text:style-name="T3629">uint</text:span><text:span text:style-name="T3630"><text:s/></text:span><text:span text:style-name="T3631">time</text:span><text:span text:style-name="T3632">;</text:span></text:p>
      <text:p text:style-name="P3633"><text:span text:style-name="T3634">           <text:s/></text:span><text:span text:style-name="T3635">std</text:span><text:span text:style-name="T3636">::</text:span><text:span text:style-name="T3637">cin</text:span><text:span text:style-name="T3638"><text:s/></text:span><text:span text:style-name="T3639">&gt;&gt;</text:span><text:span text:style-name="T3640"><text:s/></text:span><text:span text:style-name="T3641">time</text:span><text:span text:style-name="T3642">;</text:span></text:p>
      <text:p text:style-name="P3643"><text:span text:style-name="T3644">           <text:s/></text:span><text:span text:style-name="T3645">std</text:span><text:span text:style-name="T3646">::</text:span><text:span text:style-name="T3647">chrono</text:span><text:span text:style-name="T3648">::</text:span><text:span text:style-name="T3649">milliseconds</text:span><text:span text:style-name="T3650"><text:s/></text:span><text:span text:style-name="T3651">time_ms</text:span><text:span text:style-name="T3652">(</text:span><text:span text:style-name="T3653">time</text:span><text:span text:style-name="T3654">);</text:span></text:p>
      <text:p text:style-name="P3655"/>
      <text:p text:style-name="P3656"><text:span text:style-name="T3657">           <text:s/></text:span><text:span text:style-name="T3658">for</text:span><text:span text:style-name="T3659"><text:s/>(</text:span><text:span text:style-name="T3660">auto</text:span><text:span text:style-name="T3661"><text:s/></text:span><text:span text:style-name="T3662">&amp;</text:span><text:span text:style-name="T3663">elem</text:span><text:span text:style-name="T3664"><text:s/>:<text:s/></text:span><text:span text:style-name="T3665">threadsHeartbit</text:span><text:span text:style-name="T3666">)</text:span></text:p>
      <text:p text:style-name="P3667"><text:span text:style-name="T3668">               <text:s/></text:span><text:span text:style-name="T3669">elem</text:span><text:span text:style-name="T3670">.</text:span><text:span text:style-name="T3671">detach</text:span><text:span text:style-name="T3672">();</text:span></text:p>
      <text:p text:style-name="P3673"><text:span text:style-name="T3674">           <text:s/></text:span><text:span text:style-name="T3675">threadsHeartbit</text:span><text:span text:style-name="T3676">.</text:span><text:span text:style-name="T3677">clear</text:span><text:span text:style-name="T3678">();</text:span></text:p>
      <text:p text:style-name="P3679"/>
      <text:p text:style-name="P3680"><text:span text:style-name="T3681">           <text:s/></text:span><text:span text:style-name="T3682">std</text:span><text:span text:style-name="T3683">::</text:span><text:span text:style-name="T3684">stringstream</text:span><text:span text:style-name="T3685"><text:s/></text:span><text:span text:style-name="T3686">ss</text:span><text:span text:style-name="T3687">;</text:span></text:p>
      <text:p text:style-name="P3688"><text:span text:style-name="T3689">           <text:s/></text:span><text:span text:style-name="T3690">ss</text:span><text:span text:style-name="T3691"><text:s/></text:span><text:span text:style-name="T3692">&lt;&lt;</text:span><text:span text:style-name="T3693"><text:s/></text:span><text:span text:style-name="T3694">"heartbit "</text:span><text:span text:style-name="T3695"><text:s/></text:span><text:span text:style-name="T3696">&lt;&lt;</text:span><text:span text:style-name="T3697"><text:s/></text:span><text:span text:style-name="T3698">time</text:span><text:span text:style-name="T3699">;</text:span></text:p>
      <text:p text:style-name="P3700"><text:span text:style-name="T3701">           <text:s/></text:span><text:span text:style-name="T3702">sendMsg</text:span><text:span text:style-name="T3703">(</text:span><text:span text:style-name="T3704">ss</text:span><text:span text:style-name="T3705">.</text:span><text:span text:style-name="T3706">str</text:span><text:span text:style-name="T3707">(),<text:s/></text:span><text:span text:style-name="T3708">pub</text:span><text:span text:style-name="T3709">);</text:span></text:p>
      <text:p text:style-name="P3710"><text:span text:style-name="T3711">           <text:s/></text:span><text:span text:style-name="T3712">std</text:span><text:span text:style-name="T3713">::</text:span><text:span text:style-name="T3714">this_thread</text:span><text:span text:style-name="T3715">::</text:span><text:span text:style-name="T3716">sleep_for</text:span><text:span text:style-name="T3717">(</text:span><text:span text:style-name="T3718">std</text:span><text:span text:style-name="T3719">::</text:span><text:span text:style-name="T3720">chrono</text:span><text:span text:style-name="T3721">::</text:span><text:span text:style-name="T3722">duration</text:span><text:span text:style-name="T3723">(</text:span><text:span text:style-name="T3724">std</text:span><text:span text:style-name="T3725">::</text:span><text:span text:style-name="T3726">chrono</text:span><text:span text:style-name="T3727">::</text:span><text:span text:style-name="T3728">milliseconds</text:span><text:span text:style-name="T3729">(</text:span><text:span text:style-name="T3730">100</text:span><text:span text:style-name="T3731">)));</text:span></text:p>
      <text:p text:style-name="P3732"/>
      <text:p text:style-name="P3733"><text:span text:style-name="T3734">           <text:s/></text:span><text:span text:style-name="T3735">threads</text:span><text:span text:style-name="T3736">.</text:span><text:span text:style-name="T3737">emplace_back</text:span><text:span text:style-name="T3738">(</text:span><text:span text:style-name="T3739">heartbitRecv</text:span><text:span text:style-name="T3740">,<text:s/></text:span><text:span text:style-name="T3741">std</text:span><text:span text:style-name="T3742">::</text:span><text:span text:style-name="T3743">ref</text:span><text:span text:style-name="T3744">(</text:span><text:span text:style-name="T3745">subHeartbit</text:span><text:span text:style-name="T3746">),<text:s/></text:span><text:span text:style-name="T3747">std</text:span><text:span text:style-name="T3748">::</text:span><text:span text:style-name="T3749">ref</text:span><text:span text:style-name="T3750">(</text:span><text:span text:style-name="T3751">heartbits</text:span><text:span text:style-name="T3752">),<text:s/></text:span><text:span text:style-name="T3753">time</text:span><text:span text:style-name="T3754">);</text:span></text:p>
      <text:p text:style-name="P3755"><text:span text:style-name="T3756">           <text:s/></text:span><text:span text:style-name="T3757">threads</text:span><text:span text:style-name="T3758">.</text:span><text:span text:style-name="T3759">emplace_back</text:span><text:span text:style-name="T3760">(</text:span><text:span text:style-name="T3761">heartbitCheck</text:span><text:span text:style-name="T3762">,<text:s/></text:span><text:span text:style-name="T3763">std</text:span><text:span text:style-name="T3764">::</text:span><text:span text:style-name="T3765">ref</text:span><text:span text:style-name="T3766">(</text:span><text:span text:style-name="T3767">heartbits</text:span><text:span text:style-name="T3768">),<text:s/></text:span><text:span text:style-name="T3769">time_ms</text:span><text:span text:style-name="T3770">,<text:s/></text:span><text:span text:style-name="T3771">std</text:span><text:span text:style-name="T3772">::</text:span><text:span text:style-name="T3773">ref</text:span><text:span text:style-name="T3774">(</text:span><text:span text:style-name="T3775">nodes</text:span><text:span text:style-name="T3776">),<text:s/></text:span><text:span text:style-name="T3777">std</text:span><text:span text:style-name="T3778">::</text:span><text:span text:style-name="T3779">ref</text:span><text:span text:style-name="T3780">(</text:span><text:span text:style-name="T3781">idMainCalcNode</text:span><text:span text:style-name="T3782">),<text:s/></text:span><text:span text:style-name="T3783">std</text:span><text:span text:style-name="T3784">::</text:span><text:span text:style-name="T3785">ref</text:span><text:span text:style-name="T3786">(</text:span><text:span text:style-name="T3787">pub</text:span><text:span text:style-name="T3788">),<text:s/></text:span><text:span text:style-name="T3789">std</text:span><text:span text:style-name="T3790">::</text:span><text:span text:style-name="T3791">ref</text:span><text:span text:style-name="T3792">(</text:span><text:span text:style-name="T3793">sub</text:span><text:span text:style-name="T3794">),<text:s/></text:span><text:span text:style-name="T3795">std</text:span><text:span text:style-name="T3796">::</text:span><text:span text:style-name="T3797">ref</text:span><text:span text:style-name="T3798">(</text:span><text:span text:style-name="T3799">threads</text:span><text:span text:style-name="T3800">));</text:span></text:p>
      <text:p text:style-name="P3801"><text:span text:style-name="T3802">        }<text:s/></text:span><text:span text:style-name="T3803">else</text:span><text:span text:style-name="T3804"><text:s/></text:span><text:span text:style-name="T3805">if</text:span><text:span text:style-name="T3806"><text:s/>(</text:span><text:span text:style-name="T3807">s</text:span><text:span text:style-name="T3808"><text:s/></text:span><text:span text:style-name="T3809">==</text:span><text:span text:style-name="T3810"><text:s/></text:span><text:span text:style-name="T3811">"exit"</text:span><text:span text:style-name="T3812">) {</text:span></text:p>
      <text:p text:style-name="P3813"><text:span text:style-name="T3814">           <text:s/></text:span><text:span text:style-name="T3815">for</text:span><text:span text:style-name="T3816"><text:s/>(</text:span><text:span text:style-name="T3817">auto</text:span><text:span text:style-name="T3818"><text:s/></text:span><text:span text:style-name="T3819">elem</text:span><text:span text:style-name="T3820"><text:s/>:<text:s/></text:span><text:span text:style-name="T3821">nodes</text:span><text:span text:style-name="T3822">) {</text:span></text:p>
      <text:p text:style-name="P3823"><text:span text:style-name="T3824">               <text:s/></text:span><text:span text:style-name="T3825">kill_process</text:span><text:span text:style-name="T3826">(</text:span><text:span text:style-name="T3827">elem</text:span><text:span text:style-name="T3828">.</text:span><text:span text:style-name="T3829">pid</text:span><text:span text:style-name="T3830">);</text:span></text:p>
      <text:p text:style-name="P3831">            }</text:p>
      <text:p text:style-name="P3832"><text:span text:style-name="T3833">           <text:s/></text:span><text:span text:style-name="T3834">break</text:span><text:span text:style-name="T3835">;</text:span></text:p>
      <text:p text:style-name="P3836"><text:span text:style-name="T3837">        }<text:s/></text:span><text:span text:style-name="T3838">else</text:span><text:span text:style-name="T3839"><text:s/></text:span><text:span text:style-name="T3840">if</text:span><text:span text:style-name="T3841"><text:s/>(</text:span><text:span text:style-name="T3842">s</text:span><text:span text:style-name="T3843"><text:s/></text:span><text:span text:style-name="T3844">==</text:span><text:span text:style-name="T3845"><text:s/></text:span><text:span text:style-name="T3846">"look"</text:span><text:span text:style-name="T3847">) {</text:span></text:p>
      <text:p text:style-name="P3848"><text:span text:style-name="T3849">           <text:s/></text:span><text:span text:style-name="T3850">std</text:span><text:span text:style-name="T3851">::</text:span><text:span text:style-name="T3852">this_thread</text:span><text:span text:style-name="T3853">::</text:span><text:span text:style-name="T3854">sleep_for</text:span><text:span text:style-name="T3855">(</text:span><text:span text:style-name="T3856">std</text:span><text:span text:style-name="T3857">::</text:span><text:span text:style-name="T3858">chrono</text:span><text:span text:style-name="T3859">::</text:span><text:span text:style-name="T3860">duration</text:span><text:span text:style-name="T3861">(</text:span><text:span text:style-name="T3862">std</text:span><text:span text:style-name="T3863">::</text:span><text:span text:style-name="T3864">chrono</text:span><text:span text:style-name="T3865">::</text:span><text:span text:style-name="T3866">milliseconds</text:span><text:span text:style-name="T3867">(</text:span><text:span text:style-name="T3868">10</text:span><text:span text:style-name="T3869">)));</text:span></text:p>
      <text:p text:style-name="P3870"><text:span text:style-name="T3871">        }<text:s/></text:span><text:span text:style-name="T3872">else</text:span><text:span text:style-name="T3873"><text:s/>{</text:span></text:p>
      <text:p text:style-name="P3874"><text:span text:style-name="T3875">           <text:s/></text:span><text:span text:style-name="T3876">std</text:span><text:span text:style-name="T3877">::</text:span><text:span text:style-name="T3878">cout</text:span><text:span text:style-name="T3879"><text:s/></text:span><text:span text:style-name="T3880">&lt;&lt;</text:span><text:span text:style-name="T3881"><text:s/></text:span><text:span text:style-name="T3882">"Error: Unknown command"</text:span><text:span text:style-name="T3883"><text:s/></text:span><text:span text:style-name="T3884">&lt;&lt;</text:span><text:span text:style-name="T3885"><text:s/></text:span><text:span text:style-name="T3886">std</text:span><text:span text:style-name="T3887">::</text:span><text:span text:style-name="T3888">endl</text:span><text:span text:style-name="T3889">;</text:span></text:p>
      <text:p text:style-name="P3890"><text:span text:style-name="T3891">       <text:s/></text:span><text:span text:style-name="T3892">}</text:span></text:p>
      <text:p text:style-name="P3893">    }</text:p>
      <text:p text:style-name="P3894">   <text:s/></text:p>
      <text:p text:style-name="P3895"><text:span text:style-name="T3896">   <text:s/></text:span><text:span text:style-name="T3897">return</text:span><text:span text:style-name="T3898"><text:s/></text:span><text:span text:style-name="T3899">0</text:span><text:span text:style-name="T3900">;</text:span></text:p>
      <text:p text:style-name="P3901">}</text:p>
      <text:p text:style-name="P3902"><text:s/>-----------------------------------------------------------</text:p>
      <text:p text:style-name="P3903">client.c</text:p>
      <text:p text:style-name="P3904">-----------------------------------------------------------</text:p>
      <text:soft-page-break/>
      <text:p text:style-name="P3905"><text:span text:style-name="T3906">#include</text:span><text:span text:style-name="T3907"><text:s/></text:span><text:span text:style-name="T3908">&lt;iostream&gt;</text:span></text:p>
      <text:p text:style-name="P3909"><text:span text:style-name="T3910">#include</text:span><text:span text:style-name="T3911"><text:s/></text:span><text:span text:style-name="T3912">&lt;zmq.hpp&gt;</text:span></text:p>
      <text:p text:style-name="P3913"><text:span text:style-name="T3914">#include</text:span><text:span text:style-name="T3915"><text:s/></text:span><text:span text:style-name="T3916">&lt;thread&gt;</text:span></text:p>
      <text:p text:style-name="P3917"/>
      <text:p text:style-name="P3918"><text:span text:style-name="T3919">#include</text:span><text:span text:style-name="T3920"><text:s/></text:span><text:span text:style-name="T3921">"lib.hpp"</text:span></text:p>
      <text:p text:style-name="P3922"/>
      <text:p text:style-name="P3923"><text:span text:style-name="T3924">using</text:span><text:span text:style-name="T3925"><text:s/></text:span><text:span text:style-name="T3926">namespace</text:span><text:span text:style-name="T3927"><text:s/></text:span><text:span text:style-name="T3928">zmq</text:span><text:span text:style-name="T3929">;</text:span></text:p>
      <text:p text:style-name="P3930"/>
      <text:p text:style-name="P3931"><text:span text:style-name="T3932">const</text:span><text:span text:style-name="T3933"><text:s/></text:span><text:span text:style-name="T3934">int</text:span><text:span text:style-name="T3935"><text:s/></text:span><text:span text:style-name="T3936">MAX_LEN_MSG</text:span><text:span text:style-name="T3937"><text:s/></text:span><text:span text:style-name="T3938">=</text:span><text:span text:style-name="T3939"><text:s/></text:span><text:span text:style-name="T3940">256</text:span><text:span text:style-name="T3941">;</text:span></text:p>
      <text:p text:style-name="P3942"/>
      <text:p text:style-name="P3943"><text:span text:style-name="T3944">void</text:span><text:span text:style-name="T3945"><text:s/></text:span><text:span text:style-name="T3946">waitResponse</text:span><text:span text:style-name="T3947">(</text:span><text:span text:style-name="T3948">socket_t</text:span><text:span text:style-name="T3949"><text:s/></text:span><text:span text:style-name="T3950">&amp;</text:span><text:span text:style-name="T3951">pubPrev</text:span><text:span text:style-name="T3952">,<text:s/></text:span><text:span text:style-name="T3953">socket_t</text:span><text:span text:style-name="T3954"><text:s/></text:span><text:span text:style-name="T3955">&amp;</text:span><text:span text:style-name="T3956">subResponse</text:span><text:span text:style-name="T3957">) {</text:span></text:p>
      <text:p text:style-name="P3958"><text:span text:style-name="T3959">   <text:s/></text:span><text:span text:style-name="T3960">// std::cout &lt;&lt; "Жду ответа" &lt;&lt; "\n";</text:span></text:p>
      <text:p text:style-name="P3961"><text:span text:style-name="T3962">   <text:s/></text:span><text:span text:style-name="T3963">// std::cout &lt;&lt; "</text:span><text:span text:style-name="T3964">то</text:span><text:span text:style-name="T3965"><text:s/></text:span><text:span text:style-name="T3966">есть</text:span><text:span text:style-name="T3967"><text:s/></text:span><text:span text:style-name="T3968">тут</text:span><text:span text:style-name="T3969">: " &lt;&lt; subResponse.get(sockopt::last_endpoint) &lt;&lt; std::endl;</text:span></text:p>
      <text:p text:style-name="P3970"><text:span text:style-name="T3971">   <text:s/></text:span><text:span text:style-name="T3972">message_t</text:span><text:span text:style-name="T3973"><text:s/></text:span><text:span text:style-name="T3974">response</text:span><text:span text:style-name="T3975">(</text:span><text:span text:style-name="T3976">MAX_LEN_MSG</text:span><text:span text:style-name="T3977">);</text:span></text:p>
      <text:p text:style-name="P3978"><text:span text:style-name="T3979">   <text:s/></text:span><text:span text:style-name="T3980">auto</text:span><text:span text:style-name="T3981"><text:s/></text:span><text:span text:style-name="T3982">res_r</text:span><text:span text:style-name="T3983"><text:s/></text:span><text:span text:style-name="T3984">=</text:span><text:span text:style-name="T3985"><text:s/></text:span><text:span text:style-name="T3986">subResponse</text:span><text:span text:style-name="T3987">.</text:span><text:span text:style-name="T3988">recv</text:span><text:span text:style-name="T3989">(</text:span><text:span text:style-name="T3990">response</text:span><text:span text:style-name="T3991">,<text:s/></text:span><text:span text:style-name="T3992">recv_flags</text:span><text:span text:style-name="T3993">::</text:span><text:span text:style-name="T3994">none</text:span><text:span text:style-name="T3995">);</text:span></text:p>
      <text:p text:style-name="P3996"><text:span text:style-name="T3997">   <text:s/></text:span><text:span text:style-name="T3998">if</text:span><text:span text:style-name="T3999"><text:s/>(</text:span><text:span text:style-name="T4000">!</text:span><text:span text:style-name="T4001">res_r</text:span><text:span text:style-name="T4002">.</text:span><text:span text:style-name="T4003">has_value</text:span><text:span text:style-name="T4004">()) {</text:span></text:p>
      <text:p text:style-name="P4005"><text:span text:style-name="T4006">       <text:s/></text:span><text:span text:style-name="T4007">// std::cout &lt;&lt; "Ошибка при получении" &lt;&lt; std::endl;</text:span></text:p>
      <text:p text:style-name="P4008"><text:span text:style-name="T4009">       <text:s/></text:span><text:span text:style-name="T4010">return</text:span><text:span text:style-name="T4011">;</text:span></text:p>
      <text:p text:style-name="P4012">    }</text:p>
      <text:p text:style-name="P4013"/>
      <text:p text:style-name="P4014"><text:span text:style-name="T4015">    // std::cout &lt;&lt; "Ответ получен, отправляю"<text:s/></text:span><text:span text:style-name="T4016">&lt;&lt; std::endl;</text:span></text:p>
      <text:p text:style-name="P4017"/>
      <text:p text:style-name="P4018"><text:span text:style-name="T4019">   <text:s/></text:span><text:span text:style-name="T4020">auto</text:span><text:span text:style-name="T4021"><text:s/></text:span><text:span text:style-name="T4022">res_s</text:span><text:span text:style-name="T4023"><text:s/></text:span><text:span text:style-name="T4024">=</text:span><text:span text:style-name="T4025"><text:s/></text:span><text:span text:style-name="T4026">pubPrev</text:span><text:span text:style-name="T4027">.</text:span><text:span text:style-name="T4028">send</text:span><text:span text:style-name="T4029">(</text:span><text:span text:style-name="T4030">response</text:span><text:span text:style-name="T4031">,<text:s/></text:span><text:span text:style-name="T4032">send_flags</text:span><text:span text:style-name="T4033">::</text:span><text:span text:style-name="T4034">none</text:span><text:span text:style-name="T4035">);</text:span></text:p>
      <text:p text:style-name="P4036"><text:span text:style-name="T4037">   <text:s/></text:span><text:span text:style-name="T4038">if</text:span><text:span text:style-name="T4039"><text:s/>(</text:span><text:span text:style-name="T4040">!</text:span><text:span text:style-name="T4041">res_s</text:span><text:span text:style-name="T4042">.</text:span><text:span text:style-name="T4043">has_value</text:span><text:span text:style-name="T4044">()) {</text:span></text:p>
      <text:p text:style-name="P4045"><text:span text:style-name="T4046">       <text:s/></text:span><text:span text:style-name="T4047">// std::cout &lt;&lt; "Ошибка при получении" &lt;&lt; std::endl;</text:span></text:p>
      <text:p text:style-name="P4048"><text:span text:style-name="T4049">       <text:s/></text:span><text:span text:style-name="T4050">return</text:span><text:span text:style-name="T4051">;</text:span></text:p>
      <text:p text:style-name="P4052">    }</text:p>
      <text:p text:style-name="P4053">}</text:p>
      <text:p text:style-name="P4054"/>
      <text:p text:style-name="P4055"><text:span text:style-name="T4056">void</text:span><text:span text:style-name="T4057"><text:s/></text:span><text:span text:style-name="T4058">unbindPubPrev</text:span><text:span text:style-name="T4059">(</text:span><text:span text:style-name="T4060">socket_t</text:span><text:span text:style-name="T4061"><text:s/></text:span><text:span text:style-name="T4062">&amp;</text:span><text:span text:style-name="T4063">pub</text:span><text:span text:style-name="T4064">,<text:s/></text:span><text:span text:style-name="T4065">int</text:span><text:span text:style-name="T4066"><text:s/></text:span><text:span text:style-name="T4067">id</text:span><text:span text:style-name="T4068">) {</text:span></text:p>
      <text:p text:style-name="P4069"><text:span text:style-name="T4070">   <text:s/></text:span><text:span text:style-name="T4071">pub</text:span><text:span text:style-name="T4072">.</text:span><text:span text:style-name="T4073">unbind</text:span><text:span text:style-name="T4074">(</text:span><text:span text:style-name="T4075">getAddrPrev</text:span><text:span text:style-name="T4076">(</text:span><text:span text:style-name="T4077">id</text:span><text:span text:style-name="T4078">));</text:span></text:p>
      <text:p text:style-name="P4079">}</text:p>
      <text:p text:style-name="P4080"><text:span text:style-name="T4081">void</text:span><text:span text:style-name="T4082"><text:s/></text:span><text:span text:style-name="T4083">unbindPubNext</text:span><text:span text:style-name="T4084">(</text:span><text:span text:style-name="T4085">socket_t</text:span><text:span text:style-name="T4086"><text:s/></text:span><text:span text:style-name="T4087">&amp;</text:span><text:span text:style-name="T4088">pub</text:span><text:span text:style-name="T4089">,<text:s/></text:span><text:span text:style-name="T4090">int</text:span><text:span text:style-name="T4091"><text:s/></text:span><text:span text:style-name="T4092">id</text:span><text:span text:style-name="T4093">) {</text:span></text:p>
      <text:p text:style-name="P4094"><text:span text:style-name="T4095">   <text:s/></text:span><text:span text:style-name="T4096">pub</text:span><text:span text:style-name="T4097">.</text:span><text:span text:style-name="T4098">unbind</text:span><text:span text:style-name="T4099">(</text:span><text:span text:style-name="T4100">getAddrNext</text:span><text:span text:style-name="T4101">(</text:span><text:span text:style-name="T4102">id</text:span><text:span text:style-name="T4103">));</text:span></text:p>
      <text:p text:style-name="P4104">}</text:p>
      <text:p text:style-name="P4105"/>
      <text:p text:style-name="P4106"><text:span text:style-name="T4107">void</text:span><text:span text:style-name="T4108"><text:s/></text:span><text:span text:style-name="T4109">unbindPubs</text:span><text:span text:style-name="T4110">(</text:span><text:span text:style-name="T4111">socket_t</text:span><text:span text:style-name="T4112"><text:s/></text:span><text:span text:style-name="T4113">&amp;</text:span><text:span text:style-name="T4114">pubPrev</text:span><text:span text:style-name="T4115">,<text:s/></text:span><text:span text:style-name="T4116">socket_t</text:span><text:span text:style-name="T4117"><text:s/></text:span><text:span text:style-name="T4118">&amp;</text:span><text:span text:style-name="T4119">pubNext</text:span><text:span text:style-name="T4120">,<text:s/></text:span><text:span text:style-name="T4121">int</text:span><text:span text:style-name="T4122"><text:s/></text:span><text:span text:style-name="T4123">idPrev</text:span><text:span text:style-name="T4124">,<text:s/></text:span><text:span text:style-name="T4125">int</text:span><text:span text:style-name="T4126"><text:s/></text:span><text:span text:style-name="T4127">idNext</text:span><text:span text:style-name="T4128">) {</text:span></text:p>
      <text:p text:style-name="P4129"><text:span text:style-name="T4130">   <text:s/></text:span><text:span text:style-name="T4131">unbindPubPrev</text:span><text:span text:style-name="T4132">(</text:span><text:span text:style-name="T4133">pubPrev</text:span><text:span text:style-name="T4134">,<text:s/></text:span><text:span text:style-name="T4135">idPrev</text:span><text:span text:style-name="T4136">);</text:span></text:p>
      <text:p text:style-name="P4137"><text:span text:style-name="T4138">   <text:s/></text:span><text:span text:style-name="T4139">if</text:span><text:span text:style-name="T4140"><text:s/>(</text:span><text:span text:style-name="T4141">idNext</text:span><text:span text:style-name="T4142"><text:s/></text:span><text:span text:style-name="T4143">!=</text:span><text:span text:style-name="T4144"><text:s/></text:span><text:span text:style-name="T4145">-</text:span><text:span text:style-name="T4146">2</text:span><text:span text:style-name="T4147">)</text:span></text:p>
      <text:p text:style-name="P4148"><text:span text:style-name="T4149">       <text:s/></text:span><text:span text:style-name="T4150">unbindPubNext</text:span><text:span text:style-name="T4151">(</text:span><text:span text:style-name="T4152">pubNext</text:span><text:span text:style-name="T4153">,<text:s/></text:span><text:span text:style-name="T4154">idNext</text:span><text:span text:style-name="T4155">);</text:span></text:p>
      <text:p text:style-name="P4156">}</text:p>
      <text:p text:style-name="P4157"/>
      <text:p text:style-name="P4158"><text:span text:style-name="T4159">void</text:span><text:span text:style-name="T4160"><text:s/></text:span><text:span text:style-name="T4161">bindPubPrev</text:span><text:span text:style-name="T4162">(</text:span><text:span text:style-name="T4163">socket_t</text:span><text:span text:style-name="T4164"><text:s/></text:span><text:span text:style-name="T4165">&amp;</text:span><text:span text:style-name="T4166">pub</text:span><text:span text:style-name="T4167">,<text:s/></text:span><text:span text:style-name="T4168">int</text:span><text:span text:style-name="T4169"><text:s/></text:span><text:span text:style-name="T4170">id</text:span><text:span text:style-name="T4171">) {</text:span></text:p>
      <text:p text:style-name="P4172"><text:span text:style-name="T4173">    // std::cout &lt;&lt; getAddrPrev(id) &lt;&lt; std::endl;</text:span></text:p>
      <text:p text:style-name="P4174"><text:span text:style-name="T4175">   <text:s/></text:span><text:span text:style-name="T4176">pub</text:span><text:span text:style-name="T4177">.</text:span><text:span text:style-name="T4178">bind</text:span><text:span text:style-name="T4179">(</text:span><text:span text:style-name="T4180">getAddrPrev</text:span><text:span text:style-name="T4181">(</text:span><text:span text:style-name="T4182">id</text:span><text:span text:style-name="T4183">));</text:span></text:p>
      <text:p text:style-name="P4184">}</text:p>
      <text:p text:style-name="P4185"><text:span text:style-name="T4186">void</text:span><text:span text:style-name="T4187"><text:s/></text:span><text:span text:style-name="T4188">bindPubNext</text:span><text:span text:style-name="T4189">(</text:span><text:span text:style-name="T4190">socket_t</text:span><text:span text:style-name="T4191"><text:s/></text:span><text:span text:style-name="T4192">&amp;</text:span><text:span text:style-name="T4193">pub</text:span><text:span text:style-name="T4194">,<text:s/></text:span><text:span text:style-name="T4195">int</text:span><text:span text:style-name="T4196"><text:s/></text:span><text:span text:style-name="T4197">id</text:span><text:span text:style-name="T4198">) {</text:span></text:p>
      <text:p text:style-name="P4199"><text:span text:style-name="T4200">    // std::cout &lt;&lt; getAddrNext(id) &lt;&lt; std::endl;</text:span></text:p>
      <text:p text:style-name="P4201"><text:span text:style-name="T4202">   <text:s/></text:span><text:span text:style-name="T4203">pub</text:span><text:span text:style-name="T4204">.</text:span><text:span text:style-name="T4205">bind</text:span><text:span text:style-name="T4206">(</text:span><text:span text:style-name="T4207">getAddrNext</text:span><text:span text:style-name="T4208">(</text:span><text:span text:style-name="T4209">id</text:span><text:span text:style-name="T4210">));</text:span></text:p>
      <text:soft-page-break/>
      <text:p text:style-name="P4211">}</text:p>
      <text:p text:style-name="P4212"/>
      <text:p text:style-name="P4213"><text:span text:style-name="T4214">void</text:span><text:span text:style-name="T4215"><text:s/></text:span><text:span text:style-name="T4216">bindPubs</text:span><text:span text:style-name="T4217">(</text:span><text:span text:style-name="T4218">socket_t</text:span><text:span text:style-name="T4219"><text:s/></text:span><text:span text:style-name="T4220">&amp;</text:span><text:span text:style-name="T4221">pubPrev</text:span><text:span text:style-name="T4222">,<text:s/></text:span><text:span text:style-name="T4223">socket_t</text:span><text:span text:style-name="T4224"><text:s/></text:span><text:span text:style-name="T4225">&amp;</text:span><text:span text:style-name="T4226">pubNext</text:span><text:span text:style-name="T4227">,<text:s/></text:span><text:span text:style-name="T4228">int</text:span><text:span text:style-name="T4229"><text:s/></text:span><text:span text:style-name="T4230">idPrev</text:span><text:span text:style-name="T4231">,<text:s/></text:span><text:span text:style-name="T4232">int</text:span><text:span text:style-name="T4233"><text:s/></text:span><text:span text:style-name="T4234">idNext</text:span><text:span text:style-name="T4235">) {</text:span></text:p>
      <text:p text:style-name="P4236"><text:span text:style-name="T4237">   <text:s/></text:span><text:span text:style-name="T4238">bindPubPrev</text:span><text:span text:style-name="T4239">(</text:span><text:span text:style-name="T4240">pubPrev</text:span><text:span text:style-name="T4241">,<text:s/></text:span><text:span text:style-name="T4242">idPrev</text:span><text:span text:style-name="T4243">);</text:span></text:p>
      <text:p text:style-name="P4244"><text:span text:style-name="T4245">   <text:s/></text:span><text:span text:style-name="T4246">if</text:span><text:span text:style-name="T4247"><text:s/>(</text:span><text:span text:style-name="T4248">idNext</text:span><text:span text:style-name="T4249"><text:s/></text:span><text:span text:style-name="T4250">!=</text:span><text:span text:style-name="T4251"><text:s/></text:span><text:span text:style-name="T4252">-</text:span><text:span text:style-name="T4253">2</text:span><text:span text:style-name="T4254">)</text:span></text:p>
      <text:p text:style-name="P4255"><text:span text:style-name="T4256">       <text:s/></text:span><text:span text:style-name="T4257">bindPubNext</text:span><text:span text:style-name="T4258">(</text:span><text:span text:style-name="T4259">pubNext</text:span><text:span text:style-name="T4260">,<text:s/></text:span><text:span text:style-name="T4261">idNext</text:span><text:span text:style-name="T4262">);</text:span></text:p>
      <text:p text:style-name="P4263">}</text:p>
      <text:p text:style-name="P4264"/>
      <text:p text:style-name="P4265"><text:span text:style-name="T4266">void</text:span><text:span text:style-name="T4267"><text:s/></text:span><text:span text:style-name="T4268">rebindPubPrev</text:span><text:span text:style-name="T4269">(</text:span><text:span text:style-name="T4270">socket_t</text:span><text:span text:style-name="T4271"><text:s/></text:span><text:span text:style-name="T4272">&amp;</text:span><text:span text:style-name="T4273">pub</text:span><text:span text:style-name="T4274">,<text:s/></text:span><text:span text:style-name="T4275">int</text:span><text:span text:style-name="T4276"><text:s/></text:span><text:span text:style-name="T4277">idOld</text:span><text:span text:style-name="T4278">,<text:s/></text:span><text:span text:style-name="T4279">int</text:span><text:span text:style-name="T4280"><text:s/></text:span><text:span text:style-name="T4281">id</text:span><text:span text:style-name="T4282">) {</text:span></text:p>
      <text:p text:style-name="P4283"><text:span text:style-name="T4284">   <text:s/></text:span><text:span text:style-name="T4285">// std::cout &lt;&lt; "Сейчас буду перебиндить предыдущего" &lt;&lt; "\n";</text:span></text:p>
      <text:p text:style-name="P4286"><text:span text:style-name="T4287">   <text:s/></text:span><text:span text:style-name="T4288">pub</text:span><text:span text:style-name="T4289">.</text:span><text:span text:style-name="T4290">unbind</text:span><text:span text:style-name="T4291">(</text:span><text:span text:style-name="T4292">getAddrPrev</text:span><text:span text:style-name="T4293">(</text:span><text:span text:style-name="T4294">idOld</text:span><text:span text:style-name="T4295">));</text:span></text:p>
      <text:p text:style-name="P4296"><text:span text:style-name="T4297">   <text:s/></text:span><text:span text:style-name="T4298">bindPubPrev</text:span><text:span text:style-name="T4299">(</text:span><text:span text:style-name="T4300">std</text:span><text:span text:style-name="T4301">::</text:span><text:span text:style-name="T4302">ref</text:span><text:span text:style-name="T4303">(</text:span><text:span text:style-name="T4304">pub</text:span><text:span text:style-name="T4305">),<text:s/></text:span><text:span text:style-name="T4306">id</text:span><text:span text:style-name="T4307">);</text:span></text:p>
      <text:p text:style-name="P4308"/>
      <text:p text:style-name="P4309"><text:span text:style-name="T4310">    // std::cout &lt;&lt; "</text:span><text:span text:style-name="T4311">Перебиндил</text:span><text:span text:style-name="T4312"><text:s/></text:span><text:span text:style-name="T4313">предыдущего</text:span><text:span text:style-name="T4314"><text:s/></text:span><text:span text:style-name="T4315">на</text:span><text:span text:style-name="T4316"><text:s/>" &lt;&lt; getAddrPrev(id) &lt;&lt; "\n" &lt;&lt; "\n";</text:span></text:p>
      <text:p text:style-name="P4317">}</text:p>
      <text:p text:style-name="P4318"><text:span text:style-name="T4319">void</text:span><text:span text:style-name="T4320"><text:s/></text:span><text:span text:style-name="T4321">rebindPubNext</text:span><text:span text:style-name="T4322">(</text:span><text:span text:style-name="T4323">socket_t</text:span><text:span text:style-name="T4324"><text:s/></text:span><text:span text:style-name="T4325">&amp;</text:span><text:span text:style-name="T4326">pub</text:span><text:span text:style-name="T4327">,<text:s/></text:span><text:span text:style-name="T4328">int</text:span><text:span text:style-name="T4329"><text:s/></text:span><text:span text:style-name="T4330">idOld</text:span><text:span text:style-name="T4331">,<text:s/></text:span><text:span text:style-name="T4332">int</text:span><text:span text:style-name="T4333"><text:s/></text:span><text:span text:style-name="T4334">id</text:span><text:span text:style-name="T4335">) {</text:span></text:p>
      <text:p text:style-name="P4336"><text:span text:style-name="T4337">   <text:s/></text:span><text:span text:style-name="T4338">// std::cout &lt;&lt; "Сейчас буду перебиндить следующего с " &lt;&lt; idOld &lt;&lt; " на " &lt;&lt; id &lt;&lt; "\n";</text:span></text:p>
      <text:p text:style-name="P4339"><text:span text:style-name="T4340">   <text:s/></text:span><text:span text:style-name="T4341">if</text:span><text:span text:style-name="T4342"><text:s/>(</text:span><text:span text:style-name="T4343">idOld</text:span><text:span text:style-name="T4344"><text:s/></text:span><text:span text:style-name="T4345">!=</text:span><text:span text:style-name="T4346"><text:s/></text:span><text:span text:style-name="T4347">-</text:span><text:span text:style-name="T4348">2</text:span><text:span text:style-name="T4349">)</text:span></text:p>
      <text:p text:style-name="P4350"><text:span text:style-name="T4351">       <text:s/></text:span><text:span text:style-name="T4352">pub</text:span><text:span text:style-name="T4353">.</text:span><text:span text:style-name="T4354">unbind</text:span><text:span text:style-name="T4355">(</text:span><text:span text:style-name="T4356">getAddrNext</text:span><text:span text:style-name="T4357">(</text:span><text:span text:style-name="T4358">idOld</text:span><text:span text:style-name="T4359">));</text:span></text:p>
      <text:p text:style-name="P4360"><text:span text:style-name="T4361">   <text:s/></text:span><text:span text:style-name="T4362">bindPubNext</text:span><text:span text:style-name="T4363">(</text:span><text:span text:style-name="T4364">std</text:span><text:span text:style-name="T4365">::</text:span><text:span text:style-name="T4366">ref</text:span><text:span text:style-name="T4367">(</text:span><text:span text:style-name="T4368">pub</text:span><text:span text:style-name="T4369">),<text:s/></text:span><text:span text:style-name="T4370">id</text:span><text:span text:style-name="T4371">);</text:span></text:p>
      <text:p text:style-name="P4372">   <text:s/></text:p>
      <text:p text:style-name="P4373"><text:span text:style-name="T4374">   <text:s/></text:span><text:span text:style-name="T4375">// std::cout &lt;&lt; "Перебиндил следующего на " &lt;&lt; getAddrNext(id) &lt;&lt; "\n" &lt;&lt; "\n";</text:span></text:p>
      <text:p text:style-name="P4376">}</text:p>
      <text:p text:style-name="P4377"/>
      <text:p text:style-name="P4378"><text:span text:style-name="T4379">void</text:span><text:span text:style-name="T4380"><text:s/></text:span><text:span text:style-name="T4381">heartbit</text:span><text:span text:style-name="T4382">(</text:span><text:span text:style-name="T4383">socket_t</text:span><text:span text:style-name="T4384"><text:s/></text:span><text:span text:style-name="T4385">&amp;</text:span><text:span text:style-name="T4386">pub</text:span><text:span text:style-name="T4387">,<text:s/></text:span><text:span text:style-name="T4388">std</text:span><text:span text:style-name="T4389">::</text:span><text:span text:style-name="T4390">chrono</text:span><text:span text:style-name="T4391">::</text:span><text:span text:style-name="T4392">milliseconds</text:span><text:span text:style-name="T4393"><text:s/></text:span><text:span text:style-name="T4394">time</text:span><text:span text:style-name="T4395">,<text:s/></text:span><text:span text:style-name="T4396">int</text:span><text:span text:style-name="T4397"><text:s/></text:span><text:span text:style-name="T4398">id</text:span><text:span text:style-name="T4399">) {</text:span></text:p>
      <text:p text:style-name="P4400"><text:span text:style-name="T4401">   <text:s/></text:span><text:span text:style-name="T4402">srand</text:span><text:span text:style-name="T4403">(</text:span><text:span text:style-name="T4404">id</text:span><text:span text:style-name="T4405">);</text:span></text:p>
      <text:p text:style-name="P4406"><text:span text:style-name="T4407">   <text:s/></text:span><text:span text:style-name="T4408">while</text:span><text:span text:style-name="T4409"><text:s/>(</text:span><text:span text:style-name="T4410">true</text:span><text:span text:style-name="T4411">) {</text:span></text:p>
      <text:p text:style-name="P4412"><text:span text:style-name="T4413">        // if (rand() % 11 == 0) {</text:span></text:p>
      <text:p text:style-name="P4414"><text:span text:style-name="T4415">       <text:s/></text:span><text:span text:style-name="T4416">//  std::cout &lt;&lt; "Я узел " &lt;&lt; id &lt;&lt; " больше не стучу" &lt;&lt; std::endl;</text:span></text:p>
      <text:p text:style-name="P4417"><text:span text:style-name="T4418">        //  break;</text:span></text:p>
      <text:p text:style-name="P4419"><text:span text:style-name="T4420">        // }</text:span></text:p>
      <text:p text:style-name="P4421"/>
      <text:p text:style-name="P4422"><text:span text:style-name="T4423">        // std::cout &lt;&lt; "Я узел " &lt;&lt; id &lt;&lt; " стучу" &lt;&lt; std::endl;</text:span></text:p>
      <text:p text:style-name="P4424"/>
      <text:p text:style-name="P4425"><text:span text:style-name="T4426">       <text:s/></text:span><text:span text:style-name="T4427">auto</text:span><text:span text:style-name="T4428"><text:s/></text:span><text:span text:style-name="T4429">res_s</text:span><text:span text:style-name="T4430"><text:s/></text:span><text:span text:style-name="T4431">=</text:span><text:span text:style-name="T4432"><text:s/></text:span><text:span text:style-name="T4433">pub</text:span><text:span text:style-name="T4434">.</text:span><text:span text:style-name="T4435">send</text:span><text:span text:style-name="T4436">(</text:span><text:span text:style-name="T4437">buffer</text:span><text:span text:style-name="T4438">(<text:s/></text:span><text:span text:style-name="T4439">itos</text:span><text:span text:style-name="T4440">(</text:span><text:span text:style-name="T4441">id</text:span><text:span text:style-name="T4442">) ),<text:s/></text:span><text:span text:style-name="T4443">send_flags</text:span><text:span text:style-name="T4444">::</text:span><text:span text:style-name="T4445">none</text:span><text:span text:style-name="T4446">);</text:span></text:p>
      <text:p text:style-name="P4447"><text:span text:style-name="T4448">       <text:s/></text:span><text:span text:style-name="T4449">if</text:span><text:span text:style-name="T4450"><text:s/>(</text:span><text:span text:style-name="T4451">!</text:span><text:span text:style-name="T4452">res_s</text:span><text:span text:style-name="T4453">.</text:span><text:span text:style-name="T4454">has_value</text:span><text:span text:style-name="T4455">()) {</text:span></text:p>
      <text:p text:style-name="P4456"><text:span text:style-name="T4457">           <text:s/></text:span><text:span text:style-name="T4458">// std::cout &lt;&lt; "Ошибка при отправке" &lt;&lt; std::endl;</text:span></text:p>
      <text:p text:style-name="P4459"><text:span text:style-name="T4460">           <text:s/></text:span><text:span text:style-name="T4461">break</text:span><text:span text:style-name="T4462">;</text:span></text:p>
      <text:p text:style-name="P4463">        }</text:p>
      <text:p text:style-name="P4464"/>
      <text:p text:style-name="P4465"><text:span text:style-name="T4466">       <text:s/></text:span><text:span text:style-name="T4467">std</text:span><text:span text:style-name="T4468">::</text:span><text:span text:style-name="T4469">this_thread</text:span><text:span text:style-name="T4470">::</text:span><text:span text:style-name="T4471">sleep_for</text:span><text:span text:style-name="T4472">(</text:span><text:span text:style-name="T4473">std</text:span><text:span text:style-name="T4474">::</text:span><text:span text:style-name="T4475">chrono</text:span><text:span text:style-name="T4476">::</text:span><text:span text:style-name="T4477">duration</text:span><text:span text:style-name="T4478">(</text:span><text:span text:style-name="T4479">time</text:span><text:span text:style-name="T4480">));</text:span></text:p>
      <text:p text:style-name="P4481">    }</text:p>
      <text:p text:style-name="P4482">}</text:p>
      <text:p text:style-name="P4483"/>
      <text:p text:style-name="P4484"><text:span text:style-name="T4485">void</text:span><text:span text:style-name="T4486"><text:s/></text:span><text:span text:style-name="T4487">unbindSockets</text:span><text:span text:style-name="T4488">(</text:span><text:span text:style-name="T4489">socket_t</text:span><text:span text:style-name="T4490"><text:s/></text:span><text:span text:style-name="T4491">&amp;</text:span><text:span text:style-name="T4492">pubPrev</text:span><text:span text:style-name="T4493">,<text:s/></text:span><text:span text:style-name="T4494">socket_t</text:span><text:span text:style-name="T4495"><text:s/></text:span><text:span text:style-name="T4496">&amp;</text:span><text:span text:style-name="T4497">pubNext</text:span><text:span text:style-name="T4498">,<text:s/></text:span><text:span text:style-name="T4499">socket_t</text:span><text:span text:style-name="T4500"><text:s/></text:span><text:span text:style-name="T4501">&amp;</text:span><text:span text:style-name="T4502">subRequest</text:span><text:span text:style-name="T4503">,<text:s/></text:span><text:span text:style-name="T4504">socket_t</text:span><text:span text:style-name="T4505"><text:s/></text:span><text:span text:style-name="T4506">&amp;</text:span><text:span text:style-name="T4507">subResponse</text:span><text:span text:style-name="T4508">,<text:s/></text:span><text:span text:style-name="T4509">socket_t</text:span><text:span text:style-name="T4510"><text:s/></text:span><text:span text:style-name="T4511">&amp;</text:span><text:span text:style-name="T4512">pubHeartbit</text:span><text:span text:style-name="T4513">,<text:s/></text:span><text:span text:style-name="T4514">int</text:span><text:span text:style-name="T4515"><text:s/></text:span><text:span text:style-name="T4516">idPrev</text:span><text:span text:style-name="T4517">,<text:s/></text:span><text:span text:style-name="T4518">int</text:span><text:span text:style-name="T4519"><text:s/></text:span><text:span text:style-name="T4520">id</text:span><text:span text:style-name="T4521">,<text:s/></text:span><text:span text:style-name="T4522">int</text:span><text:span text:style-name="T4523"><text:s/></text:span><text:span text:style-name="T4524">idNext</text:span><text:span text:style-name="T4525">) {</text:span></text:p>
      <text:p text:style-name="P4526"><text:span text:style-name="T4527">   <text:s/></text:span><text:span text:style-name="T4528">unbindPubs</text:span><text:span text:style-name="T4529">(</text:span><text:span text:style-name="T4530">std</text:span><text:span text:style-name="T4531">::</text:span><text:span text:style-name="T4532">ref</text:span><text:span text:style-name="T4533">(</text:span><text:span text:style-name="T4534">pubPrev</text:span><text:span text:style-name="T4535">),<text:s/></text:span><text:span text:style-name="T4536">std</text:span><text:span text:style-name="T4537">::</text:span><text:span text:style-name="T4538">ref</text:span><text:span text:style-name="T4539">(</text:span><text:span text:style-name="T4540">pubNext</text:span><text:span text:style-name="T4541">),<text:s/></text:span><text:span text:style-name="T4542">idPrev</text:span><text:span text:style-name="T4543">,<text:s/></text:span><text:span text:style-name="T4544">idNext</text:span><text:span text:style-name="T4545">);</text:span></text:p>
      <text:p text:style-name="P4546"><text:span text:style-name="T4547">   <text:s/></text:span><text:span text:style-name="T4548">subRequest</text:span><text:span text:style-name="T4549">.</text:span><text:span text:style-name="T4550">disconnect</text:span><text:span text:style-name="T4551">(</text:span><text:span text:style-name="T4552">getAddr</text:span><text:span text:style-name="T4553">(<text:s/></text:span><text:span text:style-name="T4554">getPort</text:span><text:span text:style-name="T4555">(</text:span><text:span text:style-name="T4556">id</text:span><text:span text:style-name="T4557">) ));</text:span></text:p>
      <text:p text:style-name="P4558"><text:span text:style-name="T4559">   <text:s/></text:span><text:span text:style-name="T4560">subResponse</text:span><text:span text:style-name="T4561">.</text:span><text:span text:style-name="T4562">disconnect</text:span><text:span text:style-name="T4563">(</text:span><text:span text:style-name="T4564">getAddr</text:span><text:span text:style-name="T4565">(<text:s/></text:span><text:span text:style-name="T4566">getPort</text:span><text:span text:style-name="T4567">(</text:span><text:span text:style-name="T4568">id</text:span><text:span text:style-name="T4569">)<text:s/></text:span><text:span text:style-name="T4570">+</text:span><text:span text:style-name="T4571"><text:s/></text:span><text:span text:style-name="T4572">1</text:span><text:span text:style-name="T4573"><text:s/>));</text:span></text:p>
      <text:soft-page-break/>
      <text:p text:style-name="P4574"><text:span text:style-name="T4575">   <text:s/></text:span><text:span text:style-name="T4576">pubHeartbit</text:span><text:span text:style-name="T4577">.</text:span><text:span text:style-name="T4578">disconnect</text:span><text:span text:style-name="T4579">(</text:span><text:span text:style-name="T4580">getAddrNext</text:span><text:span text:style-name="T4581">(</text:span><text:span text:style-name="T4582">-</text:span><text:span text:style-name="T4583">1</text:span><text:span text:style-name="T4584">));</text:span></text:p>
      <text:p text:style-name="P4585">}</text:p>
      <text:p text:style-name="P4586"/>
      <text:p text:style-name="P4587"><text:span text:style-name="T4588">void</text:span><text:span text:style-name="T4589"><text:s/></text:span><text:span text:style-name="T4590">unbind</text:span><text:span text:style-name="T4591">(</text:span><text:span text:style-name="T4592">socket_t</text:span><text:span text:style-name="T4593"><text:s/></text:span><text:span text:style-name="T4594">&amp;</text:span><text:span text:style-name="T4595">pubPrev</text:span><text:span text:style-name="T4596">,<text:s/></text:span><text:span text:style-name="T4597">socket_t</text:span><text:span text:style-name="T4598"><text:s/></text:span><text:span text:style-name="T4599">&amp;</text:span><text:span text:style-name="T4600">pubNext</text:span><text:span text:style-name="T4601">,<text:s/></text:span><text:span text:style-name="T4602">socket_t</text:span><text:span text:style-name="T4603"><text:s/></text:span><text:span text:style-name="T4604">&amp;</text:span><text:span text:style-name="T4605">subRequest</text:span><text:span text:style-name="T4606">,<text:s/></text:span><text:span text:style-name="T4607">socket_t</text:span><text:span text:style-name="T4608"><text:s/></text:span><text:span text:style-name="T4609">&amp;</text:span><text:span text:style-name="T4610">subResponse</text:span><text:span text:style-name="T4611">,<text:s/></text:span><text:span text:style-name="T4612">socket_t</text:span><text:span text:style-name="T4613"><text:s/></text:span><text:span text:style-name="T4614">&amp;</text:span><text:span text:style-name="T4615">pubHeartbit</text:span><text:span text:style-name="T4616">,<text:s/></text:span><text:span text:style-name="T4617">int</text:span><text:span text:style-name="T4618"><text:s/></text:span><text:span text:style-name="T4619">idPrev</text:span><text:span text:style-name="T4620">,<text:s/></text:span><text:span text:style-name="T4621">int</text:span><text:span text:style-name="T4622"><text:s/></text:span><text:span text:style-name="T4623">id</text:span><text:span text:style-name="T4624">,<text:s/></text:span><text:span text:style-name="T4625">int</text:span><text:span text:style-name="T4626"><text:s/></text:span><text:span text:style-name="T4627">idNext</text:span><text:span text:style-name="T4628">,<text:s/></text:span><text:span text:style-name="T4629">bool</text:span><text:span text:style-name="T4630"><text:s/></text:span><text:span text:style-name="T4631">immediately</text:span><text:span text:style-name="T4632">,<text:s/></text:span><text:span text:style-name="T4633">std</text:span><text:span text:style-name="T4634">::</text:span><text:span text:style-name="T4635">string</text:span><text:span text:style-name="T4636"><text:s/></text:span><text:span text:style-name="T4637">msg</text:span><text:span text:style-name="T4638">) {</text:span></text:p>
      <text:p text:style-name="P4639"><text:span text:style-name="T4640">   <text:s/></text:span><text:span text:style-name="T4641">std</text:span><text:span text:style-name="T4642">::</text:span><text:span text:style-name="T4643">stringstream</text:span><text:span text:style-name="T4644"><text:s/></text:span><text:span text:style-name="T4645">ss</text:span><text:span text:style-name="T4646">;</text:span></text:p>
      <text:p text:style-name="P4647"><text:span text:style-name="T4648">   <text:s/></text:span><text:span text:style-name="T4649">bool</text:span><text:span text:style-name="T4650"><text:s/></text:span><text:span text:style-name="T4651">isKill</text:span><text:span text:style-name="T4652"><text:s/></text:span><text:span text:style-name="T4653">=</text:span><text:span text:style-name="T4654"><text:s/></text:span><text:span text:style-name="T4655">false</text:span><text:span text:style-name="T4656">;</text:span></text:p>
      <text:p text:style-name="P4657"><text:span text:style-name="T4658">   <text:s/></text:span><text:span text:style-name="T4659">if</text:span><text:span text:style-name="T4660"><text:s/>(</text:span><text:span text:style-name="T4661">immediately</text:span><text:span text:style-name="T4662">) {</text:span></text:p>
      <text:p text:style-name="P4663"><text:span text:style-name="T4664">       <text:s/></text:span><text:span text:style-name="T4665">ss</text:span><text:span text:style-name="T4666">.</text:span><text:span text:style-name="T4667">str</text:span><text:span text:style-name="T4668">(</text:span><text:span text:style-name="T4669">msg</text:span><text:span text:style-name="T4670">);</text:span></text:p>
      <text:p text:style-name="P4671"><text:span text:style-name="T4672">       <text:s/></text:span><text:span text:style-name="T4673">isKill</text:span><text:span text:style-name="T4674"><text:s/></text:span><text:span text:style-name="T4675">=</text:span><text:span text:style-name="T4676"><text:s/></text:span><text:span text:style-name="T4677">true</text:span><text:span text:style-name="T4678">;</text:span></text:p>
      <text:p text:style-name="P4679"><text:span text:style-name="T4680">    }<text:s/></text:span><text:span text:style-name="T4681">else</text:span><text:span text:style-name="T4682"><text:s/>{</text:span></text:p>
      <text:p text:style-name="P4683"><text:span text:style-name="T4684">        // std::cout &lt;&lt; "</text:span><text:span text:style-name="T4685">Жду</text:span><text:span text:style-name="T4686"><text:s/></text:span><text:span text:style-name="T4687">ответа</text:span><text:span text:style-name="T4688">" &lt;&lt; "\n";</text:span></text:p>
      <text:p text:style-name="P4689"><text:span text:style-name="T4690">       <text:s/></text:span><text:span text:style-name="T4691">message_t</text:span><text:span text:style-name="T4692"><text:s/></text:span><text:span text:style-name="T4693">response</text:span><text:span text:style-name="T4694">(</text:span><text:span text:style-name="T4695">MAX_LEN_MSG</text:span><text:span text:style-name="T4696">);</text:span></text:p>
      <text:p text:style-name="P4697"><text:span text:style-name="T4698">       <text:s/></text:span><text:span text:style-name="T4699">auto</text:span><text:span text:style-name="T4700"><text:s/></text:span><text:span text:style-name="T4701">res_r</text:span><text:span text:style-name="T4702"><text:s/></text:span><text:span text:style-name="T4703">=</text:span><text:span text:style-name="T4704"><text:s/></text:span><text:span text:style-name="T4705">subResponse</text:span><text:span text:style-name="T4706">.</text:span><text:span text:style-name="T4707">recv</text:span><text:span text:style-name="T4708">(</text:span><text:span text:style-name="T4709">response</text:span><text:span text:style-name="T4710">,<text:s/></text:span><text:span text:style-name="T4711">recv_flags</text:span><text:span text:style-name="T4712">::</text:span><text:span text:style-name="T4713">none</text:span><text:span text:style-name="T4714">);</text:span></text:p>
      <text:p text:style-name="P4715"><text:span text:style-name="T4716">       <text:s/></text:span><text:span text:style-name="T4717">if</text:span><text:span text:style-name="T4718"><text:s/>(</text:span><text:span text:style-name="T4719">!</text:span><text:span text:style-name="T4720">res_r</text:span><text:span text:style-name="T4721">.</text:span><text:span text:style-name="T4722">has_value</text:span><text:span text:style-name="T4723">()) {</text:span></text:p>
      <text:p text:style-name="P4724"><text:span text:style-name="T4725">           <text:s/></text:span><text:span text:style-name="T4726">// std::cout &lt;&lt; "Ошибка при получении" &lt;&lt; std::endl;</text:span></text:p>
      <text:p text:style-name="P4727"><text:span text:style-name="T4728">           <text:s/></text:span><text:span text:style-name="T4729">return</text:span><text:span text:style-name="T4730">;</text:span></text:p>
      <text:p text:style-name="P4731">        }</text:p>
      <text:p text:style-name="P4732"/>
      <text:p text:style-name="P4733"><text:span text:style-name="T4734">        // std::cout &lt;&lt; "</text:span><text:span text:style-name="T4735">Ответ</text:span><text:span text:style-name="T4736"><text:s/></text:span><text:span text:style-name="T4737">получен</text:span><text:span text:style-name="T4738">: " &lt;&lt; response.to_string() &lt;&lt; "\n";</text:span></text:p>
      <text:p text:style-name="P4739"><text:span text:style-name="T4740">       <text:s/></text:span><text:span text:style-name="T4741">ss</text:span><text:span text:style-name="T4742">.</text:span><text:span text:style-name="T4743">str</text:span><text:span text:style-name="T4744">(</text:span><text:span text:style-name="T4745">response</text:span><text:span text:style-name="T4746">.</text:span><text:span text:style-name="T4747">to_string</text:span><text:span text:style-name="T4748">());</text:span></text:p>
      <text:p text:style-name="P4749"><text:span text:style-name="T4750">       <text:s/></text:span><text:span text:style-name="T4751">std</text:span><text:span text:style-name="T4752">::</text:span><text:span text:style-name="T4753">string</text:span><text:span text:style-name="T4754"><text:s/></text:span><text:span text:style-name="T4755">mode</text:span><text:span text:style-name="T4756">,<text:s/></text:span><text:span text:style-name="T4757">submode</text:span><text:span text:style-name="T4758">;<text:s/></text:span><text:span text:style-name="T4759">int</text:span><text:span text:style-name="T4760"><text:s/></text:span><text:span text:style-name="T4761">id1</text:span><text:span text:style-name="T4762">,<text:s/></text:span><text:span text:style-name="T4763">id2</text:span><text:span text:style-name="T4764">;</text:span></text:p>
      <text:p text:style-name="P4765"><text:span text:style-name="T4766">       <text:s/></text:span><text:span text:style-name="T4767">ss</text:span><text:span text:style-name="T4768"><text:s/></text:span><text:span text:style-name="T4769">&gt;&gt;</text:span><text:span text:style-name="T4770"><text:s/></text:span><text:span text:style-name="T4771">mode</text:span><text:span text:style-name="T4772"><text:s/></text:span><text:span text:style-name="T4773">&gt;&gt;</text:span><text:span text:style-name="T4774"><text:s/></text:span><text:span text:style-name="T4775">id1</text:span><text:span text:style-name="T4776"><text:s/></text:span><text:span text:style-name="T4777">&gt;&gt;</text:span><text:span text:style-name="T4778"><text:s/></text:span><text:span text:style-name="T4779">id2</text:span><text:span text:style-name="T4780"><text:s/></text:span><text:span text:style-name="T4781">&gt;&gt;</text:span><text:span text:style-name="T4782"><text:s/></text:span><text:span text:style-name="T4783">submode</text:span><text:span text:style-name="T4784">;</text:span></text:p>
      <text:p text:style-name="P4785"><text:span text:style-name="T4786">       <text:s/></text:span><text:span text:style-name="T4787">ss</text:span><text:span text:style-name="T4788">.</text:span><text:span text:style-name="T4789">str</text:span><text:span text:style-name="T4790">(</text:span><text:span text:style-name="T4791">""</text:span><text:span text:style-name="T4792">);</text:span></text:p>
      <text:p text:style-name="P4793"><text:span text:style-name="T4794">       <text:s/></text:span><text:span text:style-name="T4795">ss</text:span><text:span text:style-name="T4796">.</text:span><text:span text:style-name="T4797">clear</text:span><text:span text:style-name="T4798">();</text:span></text:p>
      <text:p text:style-name="P4799"><text:span text:style-name="T4800">       <text:s/></text:span><text:span text:style-name="T4801">ss</text:span><text:span text:style-name="T4802"><text:s/></text:span><text:span text:style-name="T4803">&lt;&lt;</text:span><text:span text:style-name="T4804"><text:s/></text:span><text:span text:style-name="T4805">"unbind "</text:span><text:span text:style-name="T4806"><text:s/></text:span><text:span text:style-name="T4807">&lt;&lt;</text:span><text:span text:style-name="T4808"><text:s/></text:span><text:span text:style-name="T4809">id1</text:span><text:span text:style-name="T4810"><text:s/></text:span><text:span text:style-name="T4811">&lt;&lt;</text:span><text:span text:style-name="T4812"><text:s/></text:span><text:span text:style-name="T4813">" "</text:span><text:span text:style-name="T4814"><text:s/></text:span><text:span text:style-name="T4815">&lt;&lt;</text:span><text:span text:style-name="T4816"><text:s/></text:span><text:span text:style-name="T4817">id2</text:span><text:span text:style-name="T4818">;</text:span></text:p>
      <text:p text:style-name="P4819"/>
      <text:p text:style-name="P4820"><text:span text:style-name="T4821">       <text:s/></text:span><text:span text:style-name="T4822">if</text:span><text:span text:style-name="T4823"><text:s/>(</text:span><text:span text:style-name="T4824">submode</text:span><text:span text:style-name="T4825"><text:s/></text:span><text:span text:style-name="T4826">==</text:span><text:span text:style-name="T4827"><text:s/></text:span><text:span text:style-name="T4828">"inactive"</text:span><text:span text:style-name="T4829">) {</text:span></text:p>
      <text:p text:style-name="P4830"><text:span text:style-name="T4831">           <text:s/></text:span><text:span text:style-name="T4832">if</text:span><text:span text:style-name="T4833"><text:s/>(</text:span><text:span text:style-name="T4834">id</text:span><text:span text:style-name="T4835"><text:s/></text:span><text:span text:style-name="T4836">==</text:span><text:span text:style-name="T4837"><text:s/></text:span><text:span text:style-name="T4838">id2</text:span><text:span text:style-name="T4839">)</text:span></text:p>
      <text:p text:style-name="P4840"><text:span text:style-name="T4841">               <text:s/></text:span><text:span text:style-name="T4842">ss</text:span><text:span text:style-name="T4843"><text:s/></text:span><text:span text:style-name="T4844">&lt;&lt;</text:span><text:span text:style-name="T4845"><text:s/></text:span><text:span text:style-name="T4846">" active"</text:span><text:span text:style-name="T4847">;</text:span></text:p>
      <text:p text:style-name="P4848"><text:span text:style-name="T4849">           <text:s/></text:span><text:span text:style-name="T4850">else</text:span></text:p>
      <text:p text:style-name="P4851"><text:span text:style-name="T4852">               <text:s/></text:span><text:span text:style-name="T4853">ss</text:span><text:span text:style-name="T4854"><text:s/></text:span><text:span text:style-name="T4855">&lt;&lt;</text:span><text:span text:style-name="T4856"><text:s/></text:span><text:span text:style-name="T4857">" inactive"</text:span><text:span text:style-name="T4858">;</text:span></text:p>
      <text:p text:style-name="P4859"><text:span text:style-name="T4860">        }<text:s/></text:span><text:span text:style-name="T4861">else</text:span><text:span text:style-name="T4862"><text:s/></text:span><text:span text:style-name="T4863">if</text:span><text:span text:style-name="T4864"><text:s/>(</text:span><text:span text:style-name="T4865">submode</text:span><text:span text:style-name="T4866"><text:s/></text:span><text:span text:style-name="T4867">==</text:span><text:span text:style-name="T4868"><text:s/></text:span><text:span text:style-name="T4869">"active"</text:span><text:span text:style-name="T4870">) {</text:span></text:p>
      <text:p text:style-name="P4871"><text:span text:style-name="T4872">           <text:s/></text:span><text:span text:style-name="T4873">if</text:span><text:span text:style-name="T4874"><text:s/>(</text:span><text:span text:style-name="T4875">id</text:span><text:span text:style-name="T4876"><text:s/></text:span><text:span text:style-name="T4877">==</text:span><text:span text:style-name="T4878"><text:s/></text:span><text:span text:style-name="T4879">id1</text:span><text:span text:style-name="T4880">) {</text:span></text:p>
      <text:p text:style-name="P4881"><text:span text:style-name="T4882">               <text:s/></text:span><text:span text:style-name="T4883">ss</text:span><text:span text:style-name="T4884"><text:s/></text:span><text:span text:style-name="T4885">&lt;&lt;</text:span><text:span text:style-name="T4886"><text:s/></text:span><text:span text:style-name="T4887">" inactive"</text:span><text:span text:style-name="T4888">;</text:span></text:p>
      <text:p text:style-name="P4889"><text:span text:style-name="T4890">            }<text:s/></text:span><text:span text:style-name="T4891">else</text:span><text:span text:style-name="T4892"><text:s/>{</text:span></text:p>
      <text:p text:style-name="P4893"><text:span text:style-name="T4894">               <text:s/></text:span><text:span text:style-name="T4895">ss</text:span><text:span text:style-name="T4896"><text:s/></text:span><text:span text:style-name="T4897">&lt;&lt;</text:span><text:span text:style-name="T4898"><text:s/></text:span><text:span text:style-name="T4899">" active"</text:span><text:span text:style-name="T4900">;</text:span></text:p>
      <text:p text:style-name="P4901"><text:span text:style-name="T4902">               <text:s/></text:span><text:span text:style-name="T4903">isKill</text:span><text:span text:style-name="T4904"><text:s/></text:span><text:span text:style-name="T4905">=</text:span><text:span text:style-name="T4906"><text:s/></text:span><text:span text:style-name="T4907">true</text:span><text:span text:style-name="T4908">;</text:span></text:p>
      <text:p text:style-name="P4909">            }</text:p>
      <text:p text:style-name="P4910">        }</text:p>
      <text:p text:style-name="P4911">    }</text:p>
      <text:p text:style-name="P4912"/>
      <text:p text:style-name="P4913"><text:span text:style-name="T4914">    // std::cout &lt;&lt; "</text:span><text:span text:style-name="T4915">Сформировал</text:span><text:span text:style-name="T4916"><text:s/></text:span><text:span text:style-name="T4917">такой</text:span><text:span text:style-name="T4918"><text:s/></text:span><text:span text:style-name="T4919">запрос</text:span><text:span text:style-name="T4920">: " &lt;&lt; ss.str() &lt;&lt; ",<text:s/></text:span><text:span text:style-name="T4921">меня</text:span><text:span text:style-name="T4922"><text:s/></text:span><text:span text:style-name="T4923">убить</text:span><text:span text:style-name="T4924">: " &lt;&lt; isKill &lt;&lt; std::endl;</text:span></text:p>
      <text:p text:style-name="P4925"/>
      <text:p text:style-name="P4926"><text:span text:style-name="T4927">   <text:s/></text:span><text:span text:style-name="T4928">auto</text:span><text:span text:style-name="T4929"><text:s/></text:span><text:span text:style-name="T4930">res_s</text:span><text:span text:style-name="T4931"><text:s/></text:span><text:span text:style-name="T4932">=</text:span><text:span text:style-name="T4933"><text:s/></text:span><text:span text:style-name="T4934">pubPrev</text:span><text:span text:style-name="T4935">.</text:span><text:span text:style-name="T4936">send</text:span><text:span text:style-name="T4937">(</text:span><text:span text:style-name="T4938">buffer</text:span><text:span text:style-name="T4939">(</text:span><text:span text:style-name="T4940">ss</text:span><text:span text:style-name="T4941">.</text:span><text:span text:style-name="T4942">str</text:span><text:span text:style-name="T4943">()),<text:s/></text:span><text:span text:style-name="T4944">send_flags</text:span><text:span text:style-name="T4945">::</text:span><text:span text:style-name="T4946">none</text:span><text:span text:style-name="T4947">);</text:span></text:p>
      <text:p text:style-name="P4948"><text:span text:style-name="T4949">   <text:s/></text:span><text:span text:style-name="T4950">if</text:span><text:span text:style-name="T4951"><text:s/>(</text:span><text:span text:style-name="T4952">!</text:span><text:span text:style-name="T4953">res_s</text:span><text:span text:style-name="T4954">.</text:span><text:span text:style-name="T4955">has_value</text:span><text:span text:style-name="T4956">()) {</text:span></text:p>
      <text:p text:style-name="P4957"><text:span text:style-name="T4958">       <text:s/></text:span><text:span text:style-name="T4959">// std::cout &lt;&lt; "Ошибка при получении" &lt;&lt; std::endl;</text:span></text:p>
      <text:p text:style-name="P4960"><text:span text:style-name="T4961">       <text:s/></text:span><text:span text:style-name="T4962">return</text:span><text:span text:style-name="T4963">;</text:span></text:p>
      <text:soft-page-break/>
      <text:p text:style-name="P4964">    }</text:p>
      <text:p text:style-name="P4965"/>
      <text:p text:style-name="P4966"><text:span text:style-name="T4967">   <text:s/></text:span><text:span text:style-name="T4968">if</text:span><text:span text:style-name="T4969"><text:s/>(</text:span><text:span text:style-name="T4970">isKill</text:span><text:span text:style-name="T4971">) {</text:span></text:p>
      <text:p text:style-name="P4972"><text:span text:style-name="T4973">        // std::cout &lt;&lt; "</text:span><text:span text:style-name="T4974">убиваюсь</text:span><text:span text:style-name="T4975"><text:s/>" &lt;&lt; id &lt;&lt; std::endl;</text:span></text:p>
      <text:p text:style-name="P4976"><text:span text:style-name="T4977">       <text:s/></text:span><text:span text:style-name="T4978">unbindSockets</text:span><text:span text:style-name="T4979">(</text:span><text:span text:style-name="T4980">std</text:span><text:span text:style-name="T4981">::</text:span><text:span text:style-name="T4982">ref</text:span><text:span text:style-name="T4983">(</text:span><text:span text:style-name="T4984">pubPrev</text:span><text:span text:style-name="T4985">),<text:s/></text:span><text:span text:style-name="T4986">std</text:span><text:span text:style-name="T4987">::</text:span><text:span text:style-name="T4988">ref</text:span><text:span text:style-name="T4989">(</text:span><text:span text:style-name="T4990">pubNext</text:span><text:span text:style-name="T4991">),<text:s/></text:span><text:span text:style-name="T4992">std</text:span><text:span text:style-name="T4993">::</text:span><text:span text:style-name="T4994">ref</text:span><text:span text:style-name="T4995">(</text:span><text:span text:style-name="T4996">subRequest</text:span><text:span text:style-name="T4997">),<text:s/></text:span><text:span text:style-name="T4998">std</text:span><text:span text:style-name="T4999">::</text:span><text:span text:style-name="T5000">ref</text:span><text:span text:style-name="T5001">(</text:span><text:span text:style-name="T5002">subResponse</text:span><text:span text:style-name="T5003">),<text:s/></text:span><text:span text:style-name="T5004">std</text:span><text:span text:style-name="T5005">::</text:span><text:span text:style-name="T5006">ref</text:span><text:span text:style-name="T5007">(</text:span><text:span text:style-name="T5008">pubHeartbit</text:span><text:span text:style-name="T5009">),<text:s/></text:span><text:span text:style-name="T5010">idPrev</text:span><text:span text:style-name="T5011">,<text:s/></text:span><text:span text:style-name="T5012">id</text:span><text:span text:style-name="T5013">,<text:s/></text:span><text:span text:style-name="T5014">idNext</text:span><text:span text:style-name="T5015">);</text:span></text:p>
      <text:p text:style-name="P5016"><text:span text:style-name="T5017">       <text:s/></text:span><text:span text:style-name="T5018">exit</text:span><text:span text:style-name="T5019">(</text:span><text:span text:style-name="T5020">EXIT_SUCCESS</text:span><text:span text:style-name="T5021">);</text:span></text:p>
      <text:p text:style-name="P5022">    }</text:p>
      <text:p text:style-name="P5023">}</text:p>
      <text:p text:style-name="P5024"/>
      <text:p text:style-name="P5025"><text:span text:style-name="T5026">int</text:span><text:span text:style-name="T5027"><text:s/></text:span><text:span text:style-name="T5028">main</text:span><text:span text:style-name="T5029">(</text:span><text:span text:style-name="T5030">int</text:span><text:span text:style-name="T5031"><text:s/></text:span><text:span text:style-name="T5032">argc</text:span><text:span text:style-name="T5033">,<text:s/></text:span><text:span text:style-name="T5034">char*</text:span><text:span text:style-name="T5035"><text:s/></text:span><text:span text:style-name="T5036">argv</text:span><text:span text:style-name="T5037">[]) {</text:span></text:p>
      <text:p text:style-name="P5038"><text:span text:style-name="T5039">   <text:s/></text:span><text:span text:style-name="T5040">assert</text:span><text:span text:style-name="T5041">(</text:span><text:span text:style-name="T5042">argc</text:span><text:span text:style-name="T5043"><text:s/></text:span><text:span text:style-name="T5044">==</text:span><text:span text:style-name="T5045"><text:s/></text:span><text:span text:style-name="T5046">4</text:span><text:span text:style-name="T5047">);</text:span></text:p>
      <text:p text:style-name="P5048"/>
      <text:p text:style-name="P5049"><text:span text:style-name="T5050">   <text:s/></text:span><text:span text:style-name="T5051">int</text:span><text:span text:style-name="T5052"><text:s/></text:span><text:span text:style-name="T5053">idPrev</text:span><text:span text:style-name="T5054"><text:s/></text:span><text:span text:style-name="T5055">=</text:span><text:span text:style-name="T5056"><text:s/></text:span><text:span text:style-name="T5057">std</text:span><text:span text:style-name="T5058">::</text:span><text:span text:style-name="T5059">stoi</text:span><text:span text:style-name="T5060">(</text:span><text:span text:style-name="T5061">argv</text:span><text:span text:style-name="T5062">[</text:span><text:span text:style-name="T5063">1</text:span><text:span text:style-name="T5064">]);</text:span></text:p>
      <text:p text:style-name="P5065"><text:span text:style-name="T5066">   <text:s/></text:span><text:span text:style-name="T5067">int</text:span><text:span text:style-name="T5068"><text:s/></text:span><text:span text:style-name="T5069">id</text:span><text:span text:style-name="T5070"><text:s/></text:span><text:span text:style-name="T5071">=</text:span><text:span text:style-name="T5072"><text:s/></text:span><text:span text:style-name="T5073">std</text:span><text:span text:style-name="T5074">::</text:span><text:span text:style-name="T5075">stoi</text:span><text:span text:style-name="T5076">(</text:span><text:span text:style-name="T5077">argv</text:span><text:span text:style-name="T5078">[</text:span><text:span text:style-name="T5079">2</text:span><text:span text:style-name="T5080">]);</text:span></text:p>
      <text:p text:style-name="P5081"><text:span text:style-name="T5082">   <text:s/></text:span><text:span text:style-name="T5083">int</text:span><text:span text:style-name="T5084"><text:s/></text:span><text:span text:style-name="T5085">idNext</text:span><text:span text:style-name="T5086"><text:s/></text:span><text:span text:style-name="T5087">=</text:span><text:span text:style-name="T5088"><text:s/></text:span><text:span text:style-name="T5089">std</text:span><text:span text:style-name="T5090">::</text:span><text:span text:style-name="T5091">stoi</text:span><text:span text:style-name="T5092">(</text:span><text:span text:style-name="T5093">argv</text:span><text:span text:style-name="T5094">[</text:span><text:span text:style-name="T5095">3</text:span><text:span text:style-name="T5096">]);</text:span></text:p>
      <text:p text:style-name="P5097"/>
      <text:p text:style-name="P5098"><text:span text:style-name="T5099">    // std::cout &lt;&lt; "</text:span><text:span text:style-name="T5100">Я</text:span><text:span text:style-name="T5101"><text:s/></text:span><text:span text:style-name="T5102">запустился</text:span><text:span text:style-name="T5103"><text:s/></text:span><text:span text:style-name="T5104">с</text:span><text:span text:style-name="T5105"><text:s/>" &lt;&lt; idPrev &lt;&lt; " " &lt;&lt; id &lt;&lt; " " &lt;&lt; idNext &lt;&lt; std::endl;</text:span></text:p>
      <text:p text:style-name="P5106"/>
      <text:p text:style-name="P5107"><text:span text:style-name="T5108">   <text:s/></text:span><text:span text:style-name="T5109">context_t</text:span><text:span text:style-name="T5110"><text:s/></text:span><text:span text:style-name="T5111">ctx</text:span><text:span text:style-name="T5112">;</text:span></text:p>
      <text:p text:style-name="P5113"><text:span text:style-name="T5114">   <text:s/></text:span><text:span text:style-name="T5115">socket_t</text:span><text:span text:style-name="T5116"><text:s/></text:span><text:span text:style-name="T5117">pubPrev</text:span><text:span text:style-name="T5118">(</text:span><text:span text:style-name="T5119">ctx</text:span><text:span text:style-name="T5120">,<text:s/></text:span><text:span text:style-name="T5121">socket_type</text:span><text:span text:style-name="T5122">::</text:span><text:span text:style-name="T5123">push</text:span><text:span text:style-name="T5124">);</text:span></text:p>
      <text:p text:style-name="P5125"><text:span text:style-name="T5126">   <text:s/></text:span><text:span text:style-name="T5127">socket_t</text:span><text:span text:style-name="T5128"><text:s/></text:span><text:span text:style-name="T5129">pubNext</text:span><text:span text:style-name="T5130">(</text:span><text:span text:style-name="T5131">ctx</text:span><text:span text:style-name="T5132">,<text:s/></text:span><text:span text:style-name="T5133">socket_type</text:span><text:span text:style-name="T5134">::</text:span><text:span text:style-name="T5135">push</text:span><text:span text:style-name="T5136">);</text:span></text:p>
      <text:p text:style-name="P5137"><text:span text:style-name="T5138">   <text:s/></text:span><text:span text:style-name="T5139">socket_t</text:span><text:span text:style-name="T5140"><text:s/></text:span><text:span text:style-name="T5141">subRequest</text:span><text:span text:style-name="T5142">(</text:span><text:span text:style-name="T5143">ctx</text:span><text:span text:style-name="T5144">,<text:s/></text:span><text:span text:style-name="T5145">socket_type</text:span><text:span text:style-name="T5146">::</text:span><text:span text:style-name="T5147">pull</text:span><text:span text:style-name="T5148">);</text:span></text:p>
      <text:p text:style-name="P5149"><text:span text:style-name="T5150">   <text:s/></text:span><text:span text:style-name="T5151">socket_t</text:span><text:span text:style-name="T5152"><text:s/></text:span><text:span text:style-name="T5153">subResponse</text:span><text:span text:style-name="T5154">(</text:span><text:span text:style-name="T5155">ctx</text:span><text:span text:style-name="T5156">,<text:s/></text:span><text:span text:style-name="T5157">socket_type</text:span><text:span text:style-name="T5158">::</text:span><text:span text:style-name="T5159">pull</text:span><text:span text:style-name="T5160">);</text:span></text:p>
      <text:p text:style-name="P5161"/>
      <text:p text:style-name="P5162"><text:span text:style-name="T5163">   <text:s/></text:span><text:span text:style-name="T5164">bindPubs</text:span><text:span text:style-name="T5165">(</text:span><text:span text:style-name="T5166">std</text:span><text:span text:style-name="T5167">::</text:span><text:span text:style-name="T5168">ref</text:span><text:span text:style-name="T5169">(</text:span><text:span text:style-name="T5170">pubPrev</text:span><text:span text:style-name="T5171">),<text:s/></text:span><text:span text:style-name="T5172">std</text:span><text:span text:style-name="T5173">::</text:span><text:span text:style-name="T5174">ref</text:span><text:span text:style-name="T5175">(</text:span><text:span text:style-name="T5176">pubNext</text:span><text:span text:style-name="T5177">),<text:s/></text:span><text:span text:style-name="T5178">idPrev</text:span><text:span text:style-name="T5179">,<text:s/></text:span><text:span text:style-name="T5180">idNext</text:span><text:span text:style-name="T5181">);</text:span></text:p>
      <text:p text:style-name="P5182"><text:span text:style-name="T5183">   <text:s/></text:span><text:span text:style-name="T5184">subRequest</text:span><text:span text:style-name="T5185">.</text:span><text:span text:style-name="T5186">connect</text:span><text:span text:style-name="T5187">(</text:span><text:span text:style-name="T5188">getAddr</text:span><text:span text:style-name="T5189">(<text:s/></text:span><text:span text:style-name="T5190">getPort</text:span><text:span text:style-name="T5191">(</text:span><text:span text:style-name="T5192">id</text:span><text:span text:style-name="T5193">) ));</text:span></text:p>
      <text:p text:style-name="P5194"><text:span text:style-name="T5195">   <text:s/></text:span><text:span text:style-name="T5196">subResponse</text:span><text:span text:style-name="T5197">.</text:span><text:span text:style-name="T5198">connect</text:span><text:span text:style-name="T5199">(</text:span><text:span text:style-name="T5200">getAddr</text:span><text:span text:style-name="T5201">(<text:s/></text:span><text:span text:style-name="T5202">getPort</text:span><text:span text:style-name="T5203">(</text:span><text:span text:style-name="T5204">id</text:span><text:span text:style-name="T5205">)<text:s/></text:span><text:span text:style-name="T5206">+</text:span><text:span text:style-name="T5207"><text:s/></text:span><text:span text:style-name="T5208">1</text:span><text:span text:style-name="T5209"><text:s/>));</text:span></text:p>
      <text:p text:style-name="P5210"/>
      <text:p text:style-name="P5211"><text:span text:style-name="T5212">   <text:s/></text:span><text:span text:style-name="T5213">std</text:span><text:span text:style-name="T5214">::</text:span><text:span text:style-name="T5215">vector</text:span><text:span text:style-name="T5216">&lt;</text:span><text:span text:style-name="T5217">std</text:span><text:span text:style-name="T5218">::</text:span><text:span text:style-name="T5219">thread</text:span><text:span text:style-name="T5220">&gt;</text:span><text:span text:style-name="T5221"><text:s/></text:span><text:span text:style-name="T5222">threads</text:span><text:span text:style-name="T5223">;</text:span></text:p>
      <text:p text:style-name="P5224"/>
      <text:p text:style-name="P5225"><text:span text:style-name="T5226">   <text:s/></text:span><text:span text:style-name="T5227">socket_t</text:span><text:span text:style-name="T5228"><text:s/></text:span><text:span text:style-name="T5229">pubHeartbit</text:span><text:span text:style-name="T5230">(</text:span><text:span text:style-name="T5231">ctx</text:span><text:span text:style-name="T5232">,<text:s/></text:span><text:span text:style-name="T5233">socket_type</text:span><text:span text:style-name="T5234">::</text:span><text:span text:style-name="T5235">push</text:span><text:span text:style-name="T5236">);</text:span></text:p>
      <text:p text:style-name="P5237"><text:span text:style-name="T5238">   <text:s/></text:span><text:span text:style-name="T5239">pubHeartbit</text:span><text:span text:style-name="T5240">.</text:span><text:span text:style-name="T5241">connect</text:span><text:span text:style-name="T5242">(</text:span><text:span text:style-name="T5243">getAddrNext</text:span><text:span text:style-name="T5244">(</text:span><text:span text:style-name="T5245">-</text:span><text:span text:style-name="T5246">1</text:span><text:span text:style-name="T5247">));</text:span></text:p>
      <text:p text:style-name="P5248"><text:span text:style-name="T5249">   <text:s/></text:span><text:span text:style-name="T5250">std</text:span><text:span text:style-name="T5251">::</text:span><text:span text:style-name="T5252">optional</text:span><text:span text:style-name="T5253">&lt;</text:span><text:span text:style-name="T5254">std</text:span><text:span text:style-name="T5255">::</text:span><text:span text:style-name="T5256">thread</text:span><text:span text:style-name="T5257">&gt;</text:span><text:span text:style-name="T5258"><text:s/></text:span><text:span text:style-name="T5259">threadHeartbit</text:span><text:span text:style-name="T5260">;</text:span></text:p>
      <text:p text:style-name="P5261"/>
      <text:p text:style-name="P5262"><text:span text:style-name="T5263">   <text:s/></text:span><text:span text:style-name="T5264">while</text:span><text:span text:style-name="T5265"><text:s/>(</text:span><text:span text:style-name="T5266">true</text:span><text:span text:style-name="T5267">) {</text:span></text:p>
      <text:p text:style-name="P5268"><text:span text:style-name="T5269">       <text:s/></text:span><text:span text:style-name="T5270">message_t</text:span><text:span text:style-name="T5271"><text:s/></text:span><text:span text:style-name="T5272">request</text:span><text:span text:style-name="T5273">(</text:span><text:span text:style-name="T5274">MAX_LEN_MSG</text:span><text:span text:style-name="T5275">);</text:span></text:p>
      <text:p text:style-name="P5276"><text:span text:style-name="T5277">       <text:s/></text:span><text:span text:style-name="T5278">auto</text:span><text:span text:style-name="T5279"><text:s/></text:span><text:span text:style-name="T5280">res_r</text:span><text:span text:style-name="T5281"><text:s/></text:span><text:span text:style-name="T5282">=</text:span><text:span text:style-name="T5283"><text:s/></text:span><text:span text:style-name="T5284">subRequest</text:span><text:span text:style-name="T5285">.</text:span><text:span text:style-name="T5286">recv</text:span><text:span text:style-name="T5287">(</text:span><text:span text:style-name="T5288">request</text:span><text:span text:style-name="T5289">,<text:s/></text:span><text:span text:style-name="T5290">recv_flags</text:span><text:span text:style-name="T5291">::</text:span><text:span text:style-name="T5292">none</text:span><text:span text:style-name="T5293">);</text:span></text:p>
      <text:p text:style-name="P5294"><text:span text:style-name="T5295">       <text:s/></text:span><text:span text:style-name="T5296">if</text:span><text:span text:style-name="T5297"><text:s/>(</text:span><text:span text:style-name="T5298">!</text:span><text:span text:style-name="T5299">res_r</text:span><text:span text:style-name="T5300">.</text:span><text:span text:style-name="T5301">has_value</text:span><text:span text:style-name="T5302">()) {</text:span></text:p>
      <text:p text:style-name="P5303"><text:span text:style-name="T5304">           <text:s/></text:span><text:span text:style-name="T5305">// std::cout &lt;&lt; "Ошибка при получении" &lt;&lt; std::endl;</text:span></text:p>
      <text:p text:style-name="P5306"><text:span text:style-name="T5307">           <text:s/></text:span><text:span text:style-name="T5308">break</text:span><text:span text:style-name="T5309">;</text:span></text:p>
      <text:p text:style-name="P5310">        }</text:p>
      <text:p text:style-name="P5311"/>
      <text:p text:style-name="P5312"><text:span text:style-name="T5313">        // std::cout &lt;&lt; "\n" &lt;&lt; "Я узел " &lt;&lt; id &lt;&lt; ", получил сообщение: ";</text:span></text:p>
      <text:p text:style-name="P5314"><text:span text:style-name="T5315">       <text:s/></text:span><text:span text:style-name="T5316">// std::cout &lt;&lt; request.to_string() &lt;&lt; "\n";</text:span></text:p>
      <text:p text:style-name="P5317"/>
      <text:p text:style-name="P5318"><text:span text:style-name="T5319">        // std::this_thread::sleep_for(std::chrono::duration(std::chrono::milliseconds(1000)));</text:span></text:p>
      <text:p text:style-name="P5320"/>
      <text:soft-page-break/>
      <text:p text:style-name="P5321"><text:span text:style-name="T5322">       <text:s/></text:span><text:span text:style-name="T5323">std</text:span><text:span text:style-name="T5324">::</text:span><text:span text:style-name="T5325">stringstream</text:span><text:span text:style-name="T5326"><text:s/></text:span><text:span text:style-name="T5327">ss</text:span><text:span text:style-name="T5328">(</text:span><text:span text:style-name="T5329">request</text:span><text:span text:style-name="T5330">.</text:span><text:span text:style-name="T5331">to_string</text:span><text:span text:style-name="T5332">());</text:span></text:p>
      <text:p text:style-name="P5333"/>
      <text:p text:style-name="P5334"><text:span text:style-name="T5335">       <text:s/></text:span><text:span text:style-name="T5336">std</text:span><text:span text:style-name="T5337">::</text:span><text:span text:style-name="T5338">string</text:span><text:span text:style-name="T5339"><text:s/></text:span><text:span text:style-name="T5340">mode</text:span><text:span text:style-name="T5341">;</text:span></text:p>
      <text:p text:style-name="P5342"><text:span text:style-name="T5343">       <text:s/></text:span><text:span text:style-name="T5344">ss</text:span><text:span text:style-name="T5345"><text:s/></text:span><text:span text:style-name="T5346">&gt;&gt;</text:span><text:span text:style-name="T5347"><text:s/></text:span><text:span text:style-name="T5348">mode</text:span><text:span text:style-name="T5349">;</text:span></text:p>
      <text:p text:style-name="P5350"/>
      <text:p text:style-name="P5351"><text:span text:style-name="T5352">       <text:s/></text:span><text:span text:style-name="T5353">if</text:span><text:span text:style-name="T5354"><text:s/>(</text:span><text:span text:style-name="T5355">mode</text:span><text:span text:style-name="T5356"><text:s/></text:span><text:span text:style-name="T5357">==</text:span><text:span text:style-name="T5358"><text:s/></text:span><text:span text:style-name="T5359">"exec"</text:span><text:span text:style-name="T5360">) {</text:span></text:p>
      <text:p text:style-name="P5361"><text:span text:style-name="T5362">           <text:s/></text:span><text:span text:style-name="T5363">int</text:span><text:span text:style-name="T5364"><text:s/></text:span><text:span text:style-name="T5365">idTarget</text:span><text:span text:style-name="T5366">,<text:s/></text:span><text:span text:style-name="T5367">n</text:span><text:span text:style-name="T5368">;</text:span></text:p>
      <text:p text:style-name="P5369"><text:span text:style-name="T5370">           <text:s/></text:span><text:span text:style-name="T5371">ss</text:span><text:span text:style-name="T5372"><text:s/></text:span><text:span text:style-name="T5373">&gt;&gt;</text:span><text:span text:style-name="T5374"><text:s/></text:span><text:span text:style-name="T5375">idTarget</text:span><text:span text:style-name="T5376"><text:s/></text:span><text:span text:style-name="T5377">&gt;&gt;</text:span><text:span text:style-name="T5378"><text:s/></text:span><text:span text:style-name="T5379">n</text:span><text:span text:style-name="T5380">;</text:span></text:p>
      <text:p text:style-name="P5381">           <text:s/></text:p>
      <text:p text:style-name="P5382"><text:span text:style-name="T5383">           <text:s/></text:span><text:span text:style-name="T5384">if</text:span><text:span text:style-name="T5385"><text:s/>(</text:span><text:span text:style-name="T5386">id</text:span><text:span text:style-name="T5387"><text:s/></text:span><text:span text:style-name="T5388">==</text:span><text:span text:style-name="T5389"><text:s/></text:span><text:span text:style-name="T5390">idTarget</text:span><text:span text:style-name="T5391">) {</text:span></text:p>
      <text:p text:style-name="P5392"><text:span text:style-name="T5393">               <text:s/></text:span><text:span text:style-name="T5394">// std::cout &lt;&lt; "Я целевой узел, значит отправляю результат обратно" &lt;&lt; "\n";</text:span></text:p>
      <text:p text:style-name="P5395"/>
      <text:p text:style-name="P5396"><text:span text:style-name="T5397">               <text:s/></text:span><text:span text:style-name="T5398">std</text:span><text:span text:style-name="T5399">::</text:span><text:span text:style-name="T5400">string</text:span><text:span text:style-name="T5401"><text:s/></text:span><text:span text:style-name="T5402">res</text:span><text:span text:style-name="T5403"><text:s/></text:span><text:span text:style-name="T5404">=</text:span><text:span text:style-name="T5405"><text:s/></text:span><text:span text:style-name="T5406">""</text:span><text:span text:style-name="T5407">;</text:span></text:p>
      <text:p text:style-name="P5408"><text:span text:style-name="T5409">               <text:s/></text:span><text:span text:style-name="T5410">int</text:span><text:span text:style-name="T5411"><text:s/></text:span><text:span text:style-name="T5412">sum_</text:span><text:span text:style-name="T5413"><text:s/></text:span><text:span text:style-name="T5414">=</text:span><text:span text:style-name="T5415"><text:s/></text:span><text:span text:style-name="T5416">0</text:span><text:span text:style-name="T5417">;</text:span></text:p>
      <text:p text:style-name="P5418"><text:span text:style-name="T5419">               <text:s/></text:span><text:span text:style-name="T5420">int</text:span><text:span text:style-name="T5421"><text:s/></text:span><text:span text:style-name="T5422">x</text:span><text:span text:style-name="T5423">;</text:span></text:p>
      <text:p text:style-name="P5424"><text:span text:style-name="T5425">               <text:s/></text:span><text:span text:style-name="T5426">for</text:span><text:span text:style-name="T5427"><text:s/>(</text:span><text:span text:style-name="T5428">int</text:span><text:span text:style-name="T5429"><text:s/></text:span><text:span text:style-name="T5430">i</text:span><text:span text:style-name="T5431"><text:s/></text:span><text:span text:style-name="T5432">=</text:span><text:span text:style-name="T5433"><text:s/></text:span><text:span text:style-name="T5434">0</text:span><text:span text:style-name="T5435">;<text:s/></text:span><text:span text:style-name="T5436">i</text:span><text:span text:style-name="T5437"><text:s/></text:span><text:span text:style-name="T5438">&lt;</text:span><text:span text:style-name="T5439"><text:s/></text:span><text:span text:style-name="T5440">n</text:span><text:span text:style-name="T5441">;<text:s/></text:span><text:span text:style-name="T5442">++</text:span><text:span text:style-name="T5443">i</text:span><text:span text:style-name="T5444">) {</text:span></text:p>
      <text:p text:style-name="P5445"><text:span text:style-name="T5446">                   <text:s/></text:span><text:span text:style-name="T5447">ss</text:span><text:span text:style-name="T5448"><text:s/></text:span><text:span text:style-name="T5449">&gt;&gt;</text:span><text:span text:style-name="T5450"><text:s/></text:span><text:span text:style-name="T5451">x</text:span><text:span text:style-name="T5452">;</text:span></text:p>
      <text:p text:style-name="P5453"><text:span text:style-name="T5454">                   <text:s/></text:span><text:span text:style-name="T5455">sum_</text:span><text:span text:style-name="T5456"><text:s/></text:span><text:span text:style-name="T5457">+=</text:span><text:span text:style-name="T5458"><text:s/></text:span><text:span text:style-name="T5459">x</text:span><text:span text:style-name="T5460">;</text:span></text:p>
      <text:p text:style-name="P5461">                }</text:p>
      <text:p text:style-name="P5462"/>
      <text:p text:style-name="P5463"><text:span text:style-name="T5464">               <text:s/></text:span><text:span text:style-name="T5465">res</text:span><text:span text:style-name="T5466"><text:s/></text:span><text:span text:style-name="T5467">=</text:span><text:span text:style-name="T5468"><text:s/></text:span><text:span text:style-name="T5469">itos</text:span><text:span text:style-name="T5470">(</text:span><text:span text:style-name="T5471">sum_</text:span><text:span text:style-name="T5472">);</text:span></text:p>
      <text:p text:style-name="P5473"/>
      <text:p text:style-name="P5474"><text:span text:style-name="T5475">               <text:s/></text:span><text:span text:style-name="T5476">mutable_buffer</text:span><text:span text:style-name="T5477"><text:s/></text:span><text:span text:style-name="T5478">mbuf</text:span><text:span text:style-name="T5479"><text:s/></text:span><text:span text:style-name="T5480">=</text:span><text:span text:style-name="T5481"><text:s/></text:span><text:span text:style-name="T5482">buffer</text:span><text:span text:style-name="T5483">(</text:span><text:span text:style-name="T5484">res</text:span><text:span text:style-name="T5485">);</text:span></text:p>
      <text:p text:style-name="P5486"><text:span text:style-name="T5487">                // std::cout &lt;&lt; "</text:span><text:span text:style-name="T5488">то</text:span><text:span text:style-name="T5489"><text:s/></text:span><text:span text:style-name="T5490">есть</text:span><text:span text:style-name="T5491"><text:s/></text:span><text:span text:style-name="T5492">сюда</text:span><text:span text:style-name="T5493">: " &lt;&lt; pubPrev.get(sockopt::last_endpoint) &lt;&lt; "\n";</text:span></text:p>
      <text:p text:style-name="P5494"><text:span text:style-name="T5495">               <text:s/></text:span><text:span text:style-name="T5496">auto</text:span><text:span text:style-name="T5497"><text:s/></text:span><text:span text:style-name="T5498">res_s</text:span><text:span text:style-name="T5499"><text:s/></text:span><text:span text:style-name="T5500">=</text:span><text:span text:style-name="T5501"><text:s/></text:span><text:span text:style-name="T5502">pubPrev</text:span><text:span text:style-name="T5503">.</text:span><text:span text:style-name="T5504">send</text:span><text:span text:style-name="T5505">(</text:span><text:span text:style-name="T5506">mbuf</text:span><text:span text:style-name="T5507">,<text:s/></text:span><text:span text:style-name="T5508">send_flags</text:span><text:span text:style-name="T5509">::</text:span><text:span text:style-name="T5510">none</text:span><text:span text:style-name="T5511">);</text:span></text:p>
      <text:p text:style-name="P5512"><text:span text:style-name="T5513">               <text:s/></text:span><text:span text:style-name="T5514">if</text:span><text:span text:style-name="T5515"><text:s/>(</text:span><text:span text:style-name="T5516">!</text:span><text:span text:style-name="T5517">res_s</text:span><text:span text:style-name="T5518">.</text:span><text:span text:style-name="T5519">has_value</text:span><text:span text:style-name="T5520">()) {</text:span></text:p>
      <text:p text:style-name="P5521"><text:span text:style-name="T5522">                   <text:s/></text:span><text:span text:style-name="T5523">// std::cout &lt;&lt; "Ошибка при отправке" &lt;&lt; std::endl;</text:span></text:p>
      <text:p text:style-name="P5524"><text:span text:style-name="T5525">                   <text:s/></text:span><text:span text:style-name="T5526">break</text:span><text:span text:style-name="T5527">;</text:span></text:p>
      <text:p text:style-name="P5528">                }</text:p>
      <text:p text:style-name="P5529"><text:span text:style-name="T5530">            }<text:s/></text:span><text:span text:style-name="T5531">else</text:span><text:span text:style-name="T5532"><text:s/>{</text:span></text:p>
      <text:p text:style-name="P5533"><text:span text:style-name="T5534">                // std::cout &lt;&lt; "Я не целевой узел, значит отправляю дальше" &lt;&lt; "\n";</text:span></text:p>
      <text:p text:style-name="P5535"/>
      <text:p text:style-name="P5536"><text:span text:style-name="T5537">               <text:s/></text:span><text:span text:style-name="T5538">auto</text:span><text:span text:style-name="T5539"><text:s/></text:span><text:span text:style-name="T5540">res_s</text:span><text:span text:style-name="T5541"><text:s/></text:span><text:span text:style-name="T5542">=</text:span><text:span text:style-name="T5543"><text:s/></text:span><text:span text:style-name="T5544">pubNext</text:span><text:span text:style-name="T5545">.</text:span><text:span text:style-name="T5546">send</text:span><text:span text:style-name="T5547">(</text:span><text:span text:style-name="T5548">request</text:span><text:span text:style-name="T5549">,<text:s/></text:span><text:span text:style-name="T5550">send_flags</text:span><text:span text:style-name="T5551">::</text:span><text:span text:style-name="T5552">none</text:span><text:span text:style-name="T5553">);</text:span></text:p>
      <text:p text:style-name="P5554"><text:span text:style-name="T5555">               <text:s/></text:span><text:span text:style-name="T5556">if</text:span><text:span text:style-name="T5557"><text:s/>(</text:span><text:span text:style-name="T5558">!</text:span><text:span text:style-name="T5559">res_s</text:span><text:span text:style-name="T5560">.</text:span><text:span text:style-name="T5561">has_value</text:span><text:span text:style-name="T5562">()) {</text:span></text:p>
      <text:p text:style-name="P5563"><text:span text:style-name="T5564">                   <text:s/></text:span><text:span text:style-name="T5565">// std::cout &lt;&lt; "Ошибка при отправке" &lt;&lt; std::endl;</text:span></text:p>
      <text:p text:style-name="P5566"><text:span text:style-name="T5567">                   <text:s/></text:span><text:span text:style-name="T5568">break</text:span><text:span text:style-name="T5569">;</text:span></text:p>
      <text:p text:style-name="P5570">                }</text:p>
      <text:p text:style-name="P5571"/>
      <text:p text:style-name="P5572"><text:span text:style-name="T5573">               <text:s/></text:span><text:span text:style-name="T5574">threads</text:span><text:span text:style-name="T5575">.</text:span><text:span text:style-name="T5576">emplace_back</text:span><text:span text:style-name="T5577">(</text:span><text:span text:style-name="T5578">waitResponse</text:span><text:span text:style-name="T5579">,<text:s/></text:span><text:span text:style-name="T5580">std</text:span><text:span text:style-name="T5581">::</text:span><text:span text:style-name="T5582">ref</text:span><text:span text:style-name="T5583">(</text:span><text:span text:style-name="T5584">pubPrev</text:span><text:span text:style-name="T5585">),<text:s/></text:span><text:span text:style-name="T5586">std</text:span><text:span text:style-name="T5587">::</text:span><text:span text:style-name="T5588">ref</text:span><text:span text:style-name="T5589">(</text:span><text:span text:style-name="T5590">subResponse</text:span><text:span text:style-name="T5591">));</text:span></text:p>
      <text:p text:style-name="P5592">            }</text:p>
      <text:p text:style-name="P5593"><text:span text:style-name="T5594">        }<text:s/></text:span><text:span text:style-name="T5595">else</text:span><text:span text:style-name="T5596"><text:s/></text:span><text:span text:style-name="T5597">if</text:span><text:span text:style-name="T5598"><text:s/>(</text:span><text:span text:style-name="T5599">mode</text:span><text:span text:style-name="T5600"><text:s/></text:span><text:span text:style-name="T5601">==</text:span><text:span text:style-name="T5602"><text:s/></text:span><text:span text:style-name="T5603">"rebind"</text:span><text:span text:style-name="T5604">) {</text:span></text:p>
      <text:p text:style-name="P5605"><text:span text:style-name="T5606">           <text:s/></text:span><text:span text:style-name="T5607">int</text:span><text:span text:style-name="T5608"><text:s/></text:span><text:span text:style-name="T5609">idTarget</text:span><text:span text:style-name="T5610">;</text:span></text:p>
      <text:p text:style-name="P5611"><text:span text:style-name="T5612">           <text:s/></text:span><text:span text:style-name="T5613">ss</text:span><text:span text:style-name="T5614"><text:s/></text:span><text:span text:style-name="T5615">&gt;&gt;</text:span><text:span text:style-name="T5616"><text:s/></text:span><text:span text:style-name="T5617">idTarget</text:span><text:span text:style-name="T5618">;</text:span></text:p>
      <text:p text:style-name="P5619"/>
      <text:p text:style-name="P5620"><text:span text:style-name="T5621">           <text:s/></text:span><text:span text:style-name="T5622">if</text:span><text:span text:style-name="T5623"><text:s/>(</text:span><text:span text:style-name="T5624">id</text:span><text:span text:style-name="T5625"><text:s/></text:span><text:span text:style-name="T5626">==</text:span><text:span text:style-name="T5627"><text:s/></text:span><text:span text:style-name="T5628">idTarget</text:span><text:span text:style-name="T5629">) {</text:span></text:p>
      <text:p text:style-name="P5630"><text:span text:style-name="T5631">               <text:s/></text:span><text:span text:style-name="T5632">// std::cout &lt;&lt; "Я целевой узел, значит буду перерибиндить" &lt;&lt; "\n";</text:span></text:p>
      <text:p text:style-name="P5633"/>
      <text:soft-page-break/>
      <text:p text:style-name="P5634"><text:span text:style-name="T5635">               <text:s/></text:span><text:span text:style-name="T5636">std</text:span><text:span text:style-name="T5637">::</text:span><text:span text:style-name="T5638">string</text:span><text:span text:style-name="T5639"><text:s/></text:span><text:span text:style-name="T5640">submode</text:span><text:span text:style-name="T5641">;</text:span></text:p>
      <text:p text:style-name="P5642"><text:span text:style-name="T5643">               <text:s/></text:span><text:span text:style-name="T5644">ss</text:span><text:span text:style-name="T5645"><text:s/></text:span><text:span text:style-name="T5646">&gt;&gt;</text:span><text:span text:style-name="T5647"><text:s/></text:span><text:span text:style-name="T5648">submode</text:span><text:span text:style-name="T5649">;</text:span></text:p>
      <text:p text:style-name="P5650">               <text:s/></text:p>
      <text:p text:style-name="P5651"><text:span text:style-name="T5652">               <text:s/></text:span><text:span text:style-name="T5653">int</text:span><text:span text:style-name="T5654"><text:s/></text:span><text:span text:style-name="T5655">idNewPrev</text:span><text:span text:style-name="T5656">,<text:s/></text:span><text:span text:style-name="T5657">idNewNext</text:span><text:span text:style-name="T5658">;</text:span></text:p>
      <text:p text:style-name="P5659"><text:span text:style-name="T5660">               <text:s/></text:span><text:span text:style-name="T5661">if</text:span><text:span text:style-name="T5662"><text:s/>(</text:span><text:span text:style-name="T5663">submode</text:span><text:span text:style-name="T5664"><text:s/></text:span><text:span text:style-name="T5665">==</text:span><text:span text:style-name="T5666"><text:s/></text:span><text:span text:style-name="T5667">"prev"</text:span><text:span text:style-name="T5668">) {</text:span></text:p>
      <text:p text:style-name="P5669"><text:span text:style-name="T5670">                   <text:s/></text:span><text:span text:style-name="T5671">ss</text:span><text:span text:style-name="T5672"><text:s/></text:span><text:span text:style-name="T5673">&gt;&gt;</text:span><text:span text:style-name="T5674"><text:s/></text:span><text:span text:style-name="T5675">idNewPrev</text:span><text:span text:style-name="T5676">;</text:span></text:p>
      <text:p text:style-name="P5677"><text:span text:style-name="T5678">                   <text:s/></text:span><text:span text:style-name="T5679">rebindPubPrev</text:span><text:span text:style-name="T5680">(</text:span><text:span text:style-name="T5681">std</text:span><text:span text:style-name="T5682">::</text:span><text:span text:style-name="T5683">ref</text:span><text:span text:style-name="T5684">(</text:span><text:span text:style-name="T5685">pubPrev</text:span><text:span text:style-name="T5686">),<text:s/></text:span><text:span text:style-name="T5687">idPrev</text:span><text:span text:style-name="T5688">,<text:s/></text:span><text:span text:style-name="T5689">idNewPrev</text:span><text:span text:style-name="T5690">);</text:span></text:p>
      <text:p text:style-name="P5691"><text:span text:style-name="T5692">                   <text:s/></text:span><text:span text:style-name="T5693">idPrev</text:span><text:span text:style-name="T5694"><text:s/></text:span><text:span text:style-name="T5695">=</text:span><text:span text:style-name="T5696"><text:s/></text:span><text:span text:style-name="T5697">idNewPrev</text:span><text:span text:style-name="T5698">;</text:span></text:p>
      <text:p text:style-name="P5699">                }</text:p>
      <text:p text:style-name="P5700"><text:span text:style-name="T5701">               <text:s/></text:span><text:span text:style-name="T5702">if</text:span><text:span text:style-name="T5703"><text:s/>(</text:span><text:span text:style-name="T5704">submode</text:span><text:span text:style-name="T5705"><text:s/></text:span><text:span text:style-name="T5706">==</text:span><text:span text:style-name="T5707"><text:s/></text:span><text:span text:style-name="T5708">"next"</text:span><text:span text:style-name="T5709">) {</text:span></text:p>
      <text:p text:style-name="P5710"><text:span text:style-name="T5711">                   <text:s/></text:span><text:span text:style-name="T5712">ss</text:span><text:span text:style-name="T5713"><text:s/></text:span><text:span text:style-name="T5714">&gt;&gt;</text:span><text:span text:style-name="T5715"><text:s/></text:span><text:span text:style-name="T5716">idNewNext</text:span><text:span text:style-name="T5717">;</text:span></text:p>
      <text:p text:style-name="P5718"><text:span text:style-name="T5719">                   <text:s/></text:span><text:span text:style-name="T5720">rebindPubNext</text:span><text:span text:style-name="T5721">(</text:span><text:span text:style-name="T5722">std</text:span><text:span text:style-name="T5723">::</text:span><text:span text:style-name="T5724">ref</text:span><text:span text:style-name="T5725">(</text:span><text:span text:style-name="T5726">pubNext</text:span><text:span text:style-name="T5727">),<text:s/></text:span><text:span text:style-name="T5728">idNext</text:span><text:span text:style-name="T5729">,<text:s/></text:span><text:span text:style-name="T5730">idNewNext</text:span><text:span text:style-name="T5731">);</text:span></text:p>
      <text:p text:style-name="P5732"><text:span text:style-name="T5733">                   <text:s/></text:span><text:span text:style-name="T5734">idNext</text:span><text:span text:style-name="T5735"><text:s/></text:span><text:span text:style-name="T5736">=</text:span><text:span text:style-name="T5737"><text:s/></text:span><text:span text:style-name="T5738">idNewNext</text:span><text:span text:style-name="T5739">;</text:span></text:p>
      <text:p text:style-name="P5740">                }</text:p>
      <text:p text:style-name="P5741"><text:span text:style-name="T5742">            }<text:s/></text:span><text:span text:style-name="T5743">else</text:span><text:span text:style-name="T5744"><text:s/>{</text:span></text:p>
      <text:p text:style-name="P5745"><text:span text:style-name="T5746">                // std::cout &lt;&lt; "</text:span><text:span text:style-name="T5747">Я</text:span><text:span text:style-name="T5748"><text:s/></text:span><text:span text:style-name="T5749">не</text:span><text:span text:style-name="T5750"><text:s/></text:span><text:span text:style-name="T5751">целевой</text:span><text:span text:style-name="T5752"><text:s/></text:span><text:span text:style-name="T5753">узел</text:span><text:span text:style-name="T5754">,<text:s/></text:span><text:span text:style-name="T5755">значит</text:span><text:span text:style-name="T5756"><text:s/></text:span><text:span text:style-name="T5757">отправляю</text:span><text:span text:style-name="T5758"><text:s/></text:span><text:span text:style-name="T5759">дальше</text:span><text:span text:style-name="T5760">: " &lt;&lt; idTarget &lt;&lt; "\n";</text:span></text:p>
      <text:p text:style-name="P5761"/>
      <text:p text:style-name="P5762"><text:span text:style-name="T5763">               <text:s/></text:span><text:span text:style-name="T5764">auto</text:span><text:span text:style-name="T5765"><text:s/></text:span><text:span text:style-name="T5766">res_s</text:span><text:span text:style-name="T5767"><text:s/></text:span><text:span text:style-name="T5768">=</text:span><text:span text:style-name="T5769"><text:s/></text:span><text:span text:style-name="T5770">pubNext</text:span><text:span text:style-name="T5771">.</text:span><text:span text:style-name="T5772">send</text:span><text:span text:style-name="T5773">(</text:span><text:span text:style-name="T5774">request</text:span><text:span text:style-name="T5775">,<text:s/></text:span><text:span text:style-name="T5776">send_flags</text:span><text:span text:style-name="T5777">::</text:span><text:span text:style-name="T5778">none</text:span><text:span text:style-name="T5779">);</text:span></text:p>
      <text:p text:style-name="P5780"><text:span text:style-name="T5781">               <text:s/></text:span><text:span text:style-name="T5782">if</text:span><text:span text:style-name="T5783"><text:s/>(</text:span><text:span text:style-name="T5784">!</text:span><text:span text:style-name="T5785">res_s</text:span><text:span text:style-name="T5786">.</text:span><text:span text:style-name="T5787">has_value</text:span><text:span text:style-name="T5788">()) {</text:span></text:p>
      <text:p text:style-name="P5789"><text:span text:style-name="T5790">                   <text:s/></text:span><text:span text:style-name="T5791">// std::cout &lt;&lt; "Ошибка при отправке" &lt;&lt; std::endl;</text:span></text:p>
      <text:p text:style-name="P5792"><text:span text:style-name="T5793">                   <text:s/></text:span><text:span text:style-name="T5794">break</text:span><text:span text:style-name="T5795">;</text:span></text:p>
      <text:p text:style-name="P5796">                }</text:p>
      <text:p text:style-name="P5797">            }</text:p>
      <text:p text:style-name="P5798"><text:span text:style-name="T5799">        }<text:s/></text:span><text:span text:style-name="T5800">else</text:span><text:span text:style-name="T5801"><text:s/></text:span><text:span text:style-name="T5802">if</text:span><text:span text:style-name="T5803"><text:s/>(</text:span><text:span text:style-name="T5804">mode</text:span><text:span text:style-name="T5805"><text:s/></text:span><text:span text:style-name="T5806">==</text:span><text:span text:style-name="T5807"><text:s/></text:span><text:span text:style-name="T5808">"heartbit"</text:span><text:span text:style-name="T5809">) {</text:span></text:p>
      <text:p text:style-name="P5810"><text:span text:style-name="T5811">           <text:s/></text:span><text:span text:style-name="T5812">if</text:span><text:span text:style-name="T5813"><text:s/>(</text:span><text:span text:style-name="T5814">threadHeartbit</text:span><text:span text:style-name="T5815">) {</text:span></text:p>
      <text:p text:style-name="P5816"><text:span text:style-name="T5817">               <text:s/></text:span><text:span text:style-name="T5818">threadHeartbit</text:span><text:span text:style-name="T5819">-&gt;detach</text:span><text:span text:style-name="T5820">();</text:span></text:p>
      <text:p text:style-name="P5821">            }</text:p>
      <text:p text:style-name="P5822"/>
      <text:p text:style-name="P5823"><text:span text:style-name="T5824">           <text:s/></text:span><text:span text:style-name="T5825">uint</text:span><text:span text:style-name="T5826"><text:s/></text:span><text:span text:style-name="T5827">time</text:span><text:span text:style-name="T5828">;</text:span></text:p>
      <text:p text:style-name="P5829"><text:span text:style-name="T5830">           <text:s/></text:span><text:span text:style-name="T5831">ss</text:span><text:span text:style-name="T5832"><text:s/></text:span><text:span text:style-name="T5833">&gt;&gt;</text:span><text:span text:style-name="T5834"><text:s/></text:span><text:span text:style-name="T5835">time</text:span><text:span text:style-name="T5836">;</text:span></text:p>
      <text:p text:style-name="P5837"><text:span text:style-name="T5838">           <text:s/></text:span><text:span text:style-name="T5839">std</text:span><text:span text:style-name="T5840">::</text:span><text:span text:style-name="T5841">chrono</text:span><text:span text:style-name="T5842">::</text:span><text:span text:style-name="T5843">milliseconds</text:span><text:span text:style-name="T5844"><text:s/></text:span><text:span text:style-name="T5845">time_ms</text:span><text:span text:style-name="T5846">(</text:span><text:span text:style-name="T5847">time</text:span><text:span text:style-name="T5848">);</text:span></text:p>
      <text:p text:style-name="P5849"/>
      <text:p text:style-name="P5850"><text:span text:style-name="T5851">           <text:s/></text:span><text:span text:style-name="T5852">if</text:span><text:span text:style-name="T5853"><text:s/>(</text:span><text:span text:style-name="T5854">idNext</text:span><text:span text:style-name="T5855"><text:s/></text:span><text:span text:style-name="T5856">!=</text:span><text:span text:style-name="T5857"><text:s/></text:span><text:span text:style-name="T5858">-</text:span><text:span text:style-name="T5859">2</text:span><text:span text:style-name="T5860">) {</text:span></text:p>
      <text:p text:style-name="P5861"><text:span text:style-name="T5862">               <text:s/></text:span><text:span text:style-name="T5863">auto</text:span><text:span text:style-name="T5864"><text:s/></text:span><text:span text:style-name="T5865">res_s</text:span><text:span text:style-name="T5866"><text:s/></text:span><text:span text:style-name="T5867">=</text:span><text:span text:style-name="T5868"><text:s/></text:span><text:span text:style-name="T5869">pubNext</text:span><text:span text:style-name="T5870">.</text:span><text:span text:style-name="T5871">send</text:span><text:span text:style-name="T5872">(</text:span><text:span text:style-name="T5873">request</text:span><text:span text:style-name="T5874">,<text:s/></text:span><text:span text:style-name="T5875">send_flags</text:span><text:span text:style-name="T5876">::</text:span><text:span text:style-name="T5877">none</text:span><text:span text:style-name="T5878">);</text:span></text:p>
      <text:p text:style-name="P5879"><text:span text:style-name="T5880">               <text:s/></text:span><text:span text:style-name="T5881">if</text:span><text:span text:style-name="T5882"><text:s/>(</text:span><text:span text:style-name="T5883">!</text:span><text:span text:style-name="T5884">res_s</text:span><text:span text:style-name="T5885">.</text:span><text:span text:style-name="T5886">has_value</text:span><text:span text:style-name="T5887">()) {</text:span></text:p>
      <text:p text:style-name="P5888"><text:span text:style-name="T5889">                   <text:s/></text:span><text:span text:style-name="T5890">// std::cout &lt;&lt; "Ошибка при получении" &lt;&lt; std::endl;</text:span></text:p>
      <text:p text:style-name="P5891"><text:span text:style-name="T5892">                   <text:s/></text:span><text:span text:style-name="T5893">break</text:span><text:span text:style-name="T5894">;</text:span></text:p>
      <text:p text:style-name="P5895">                }</text:p>
      <text:p text:style-name="P5896">            }</text:p>
      <text:p text:style-name="P5897"/>
      <text:p text:style-name="P5898"><text:span text:style-name="T5899">           <text:s/></text:span><text:span text:style-name="T5900">threadHeartbit</text:span><text:span text:style-name="T5901"><text:s/></text:span><text:span text:style-name="T5902">=</text:span><text:span text:style-name="T5903"><text:s/></text:span><text:span text:style-name="T5904">std</text:span><text:span text:style-name="T5905">::</text:span><text:span text:style-name="T5906">thread</text:span><text:span text:style-name="T5907">(</text:span><text:span text:style-name="T5908">heartbit</text:span><text:span text:style-name="T5909">,<text:s/></text:span><text:span text:style-name="T5910">std</text:span><text:span text:style-name="T5911">::</text:span><text:span text:style-name="T5912">ref</text:span><text:span text:style-name="T5913">(</text:span><text:span text:style-name="T5914">pubHeartbit</text:span><text:span text:style-name="T5915">),<text:s/></text:span><text:span text:style-name="T5916">time_ms</text:span><text:span text:style-name="T5917">,<text:s/></text:span><text:span text:style-name="T5918">id</text:span><text:span text:style-name="T5919">);</text:span></text:p>
      <text:p text:style-name="P5920"><text:span text:style-name="T5921">        }<text:s/></text:span><text:span text:style-name="T5922">else</text:span><text:span text:style-name="T5923"><text:s/></text:span><text:span text:style-name="T5924">if</text:span><text:span text:style-name="T5925"><text:s/>(</text:span><text:span text:style-name="T5926">mode</text:span><text:span text:style-name="T5927"><text:s/></text:span><text:span text:style-name="T5928">==</text:span><text:span text:style-name="T5929"><text:s/></text:span><text:span text:style-name="T5930">"unbind"</text:span><text:span text:style-name="T5931">) {</text:span></text:p>
      <text:p text:style-name="P5932"><text:span text:style-name="T5933">           <text:s/></text:span><text:span text:style-name="T5934">int</text:span><text:span text:style-name="T5935"><text:s/></text:span><text:span text:style-name="T5936">id1</text:span><text:span text:style-name="T5937">,<text:s/></text:span><text:span text:style-name="T5938">id2</text:span><text:span text:style-name="T5939">;</text:span></text:p>
      <text:p text:style-name="P5940"><text:span text:style-name="T5941">           <text:s/></text:span><text:span text:style-name="T5942">ss</text:span><text:span text:style-name="T5943"><text:s/></text:span><text:span text:style-name="T5944">&gt;&gt;</text:span><text:span text:style-name="T5945"><text:s/></text:span><text:span text:style-name="T5946">id1</text:span><text:span text:style-name="T5947"><text:s/></text:span><text:span text:style-name="T5948">&gt;&gt;</text:span><text:span text:style-name="T5949"><text:s/></text:span><text:span text:style-name="T5950">id2</text:span><text:span text:style-name="T5951">;</text:span></text:p>
      <text:p text:style-name="P5952"/>
      <text:p text:style-name="P5953"><text:span text:style-name="T5954">           <text:s/></text:span><text:span text:style-name="T5955">std</text:span><text:span text:style-name="T5956">::</text:span><text:span text:style-name="T5957">string</text:span><text:span text:style-name="T5958"><text:s/></text:span><text:span text:style-name="T5959">submode</text:span><text:span text:style-name="T5960">;</text:span></text:p>
      <text:p text:style-name="P5961"><text:span text:style-name="T5962">           <text:s/></text:span><text:span text:style-name="T5963">ss</text:span><text:span text:style-name="T5964"><text:s/></text:span><text:span text:style-name="T5965">&gt;&gt;</text:span><text:span text:style-name="T5966"><text:s/></text:span><text:span text:style-name="T5967">submode</text:span><text:span text:style-name="T5968">;</text:span></text:p>
      <text:p text:style-name="P5969"/>
      <text:p text:style-name="P5970"><text:span text:style-name="T5971">           <text:s/></text:span><text:span text:style-name="T5972">std</text:span><text:span text:style-name="T5973">::</text:span><text:span text:style-name="T5974">stringstream</text:span><text:span text:style-name="T5975"><text:s/></text:span><text:span text:style-name="T5976">ssMsg</text:span><text:span text:style-name="T5977">;</text:span></text:p>
      <text:soft-page-break/>
      <text:p text:style-name="P5978"><text:span text:style-name="T5979">           <text:s/></text:span><text:span text:style-name="T5980">ssMsg</text:span><text:span text:style-name="T5981"><text:s/></text:span><text:span text:style-name="T5982">&lt;&lt;</text:span><text:span text:style-name="T5983"><text:s/></text:span><text:span text:style-name="T5984">"unbind "</text:span><text:span text:style-name="T5985"><text:s/></text:span><text:span text:style-name="T5986">&lt;&lt;</text:span><text:span text:style-name="T5987"><text:s/></text:span><text:span text:style-name="T5988">id1</text:span><text:span text:style-name="T5989"><text:s/></text:span><text:span text:style-name="T5990">&lt;&lt;</text:span><text:span text:style-name="T5991"><text:s/></text:span><text:span text:style-name="T5992">" "</text:span><text:span text:style-name="T5993"><text:s/></text:span><text:span text:style-name="T5994">&lt;&lt;</text:span><text:span text:style-name="T5995"><text:s/></text:span><text:span text:style-name="T5996">id2</text:span><text:span text:style-name="T5997">;</text:span></text:p>
      <text:p text:style-name="P5998"/>
      <text:p text:style-name="P5999"><text:span text:style-name="T6000">           <text:s/></text:span><text:span text:style-name="T6001">if</text:span><text:span text:style-name="T6002"><text:s/>(</text:span><text:span text:style-name="T6003">submode</text:span><text:span text:style-name="T6004"><text:s/></text:span><text:span text:style-name="T6005">==</text:span><text:span text:style-name="T6006"><text:s/></text:span><text:span text:style-name="T6007">"search"</text:span><text:span text:style-name="T6008">) {</text:span></text:p>
      <text:p text:style-name="P6009"><text:span text:style-name="T6010">               <text:s/></text:span><text:span text:style-name="T6011">std</text:span><text:span text:style-name="T6012">::</text:span><text:span text:style-name="T6013">string</text:span><text:span text:style-name="T6014"><text:s/></text:span><text:span text:style-name="T6015">who</text:span><text:span text:style-name="T6016">;</text:span></text:p>
      <text:p text:style-name="P6017"><text:span text:style-name="T6018">               <text:s/></text:span><text:span text:style-name="T6019">ss</text:span><text:span text:style-name="T6020"><text:s/></text:span><text:span text:style-name="T6021">&gt;&gt;</text:span><text:span text:style-name="T6022"><text:s/></text:span><text:span text:style-name="T6023">who</text:span><text:span text:style-name="T6024">;</text:span></text:p>
      <text:p text:style-name="P6025"><text:span text:style-name="T6026">               <text:s/></text:span><text:span text:style-name="T6027">if</text:span><text:span text:style-name="T6028"><text:s/>(</text:span><text:span text:style-name="T6029">who</text:span><text:span text:style-name="T6030"><text:s/></text:span><text:span text:style-name="T6031">==</text:span><text:span text:style-name="T6032"><text:s/></text:span><text:span text:style-name="T6033">"first"</text:span><text:span text:style-name="T6034">) {</text:span></text:p>
      <text:p text:style-name="P6035"><text:span text:style-name="T6036">                   <text:s/></text:span><text:span text:style-name="T6037">ssMsg</text:span><text:span text:style-name="T6038"><text:s/></text:span><text:span text:style-name="T6039">&lt;&lt;</text:span><text:span text:style-name="T6040"><text:s/></text:span><text:span text:style-name="T6041">" search"</text:span><text:span text:style-name="T6042">;</text:span></text:p>
      <text:p text:style-name="P6043"><text:span text:style-name="T6044">                   <text:s/></text:span><text:span text:style-name="T6045">if</text:span><text:span text:style-name="T6046"><text:s/>(</text:span><text:span text:style-name="T6047">id</text:span><text:span text:style-name="T6048"><text:s/></text:span><text:span text:style-name="T6049">==</text:span><text:span text:style-name="T6050"><text:s/></text:span><text:span text:style-name="T6051">id1</text:span><text:span text:style-name="T6052">) {</text:span></text:p>
      <text:p text:style-name="P6053"><text:span text:style-name="T6054">                       <text:s/></text:span><text:span text:style-name="T6055">ssMsg</text:span><text:span text:style-name="T6056"><text:s/></text:span><text:span text:style-name="T6057">&lt;&lt;</text:span><text:span text:style-name="T6058"><text:s/></text:span><text:span text:style-name="T6059">" last"</text:span><text:span text:style-name="T6060">;</text:span></text:p>
      <text:p text:style-name="P6061"><text:span text:style-name="T6062">                    }<text:s/></text:span><text:span text:style-name="T6063">else</text:span><text:span text:style-name="T6064"><text:s/>{</text:span></text:p>
      <text:p text:style-name="P6065"><text:span text:style-name="T6066">                       <text:s/></text:span><text:span text:style-name="T6067">ssMsg</text:span><text:span text:style-name="T6068"><text:s/></text:span><text:span text:style-name="T6069">&lt;&lt;</text:span><text:span text:style-name="T6070"><text:s/></text:span><text:span text:style-name="T6071">" first"</text:span><text:span text:style-name="T6072">;</text:span></text:p>
      <text:p text:style-name="P6073">                    }</text:p>
      <text:p text:style-name="P6074"><text:span text:style-name="T6075">                }<text:s/></text:span><text:span text:style-name="T6076">else</text:span><text:span text:style-name="T6077"><text:s/></text:span><text:span text:style-name="T6078">if</text:span><text:span text:style-name="T6079"><text:s/>(</text:span><text:span text:style-name="T6080">who</text:span><text:span text:style-name="T6081"><text:s/></text:span><text:span text:style-name="T6082">==</text:span><text:span text:style-name="T6083"><text:s/></text:span><text:span text:style-name="T6084">"last"</text:span><text:span text:style-name="T6085">) {</text:span></text:p>
      <text:p text:style-name="P6086"><text:span text:style-name="T6087">                   <text:s/></text:span><text:span text:style-name="T6088">if</text:span><text:span text:style-name="T6089"><text:s/>(</text:span><text:span text:style-name="T6090">id</text:span><text:span text:style-name="T6091"><text:s/></text:span><text:span text:style-name="T6092">==</text:span><text:span text:style-name="T6093"><text:s/></text:span><text:span text:style-name="T6094">id2</text:span><text:span text:style-name="T6095">) {</text:span></text:p>
      <text:p text:style-name="P6096"><text:span text:style-name="T6097">                       <text:s/></text:span><text:span text:style-name="T6098">ssMsg</text:span><text:span text:style-name="T6099"><text:s/></text:span><text:span text:style-name="T6100">&lt;&lt;</text:span><text:span text:style-name="T6101"><text:s/></text:span><text:span text:style-name="T6102">" active"</text:span><text:span text:style-name="T6103">;</text:span></text:p>
      <text:p text:style-name="P6104">                       <text:s/></text:p>
      <text:p text:style-name="P6105"><text:span text:style-name="T6106">                       <text:s/></text:span><text:span text:style-name="T6107">// std::cout &lt;&lt; "Нашел последнего, отправляю все обратно" &lt;&lt; "\n";</text:span></text:p>
      <text:p text:style-name="P6108"><text:span text:style-name="T6109">                       <text:s/></text:span><text:span text:style-name="T6110">auto</text:span><text:span text:style-name="T6111"><text:s/></text:span><text:span text:style-name="T6112">res_s</text:span><text:span text:style-name="T6113"><text:s/></text:span><text:span text:style-name="T6114">=</text:span><text:span text:style-name="T6115"><text:s/></text:span><text:span text:style-name="T6116">pubPrev</text:span><text:span text:style-name="T6117">.</text:span><text:span text:style-name="T6118">send</text:span><text:span text:style-name="T6119">(</text:span><text:span text:style-name="T6120">buffer</text:span><text:span text:style-name="T6121">(</text:span><text:span text:style-name="T6122">ssMsg</text:span><text:span text:style-name="T6123">.</text:span><text:span text:style-name="T6124">str</text:span><text:span text:style-name="T6125">()),<text:s/></text:span><text:span text:style-name="T6126">send_flags</text:span><text:span text:style-name="T6127">::</text:span><text:span text:style-name="T6128">none</text:span><text:span text:style-name="T6129">);</text:span></text:p>
      <text:p text:style-name="P6130"><text:span text:style-name="T6131">                       <text:s/></text:span><text:span text:style-name="T6132">if</text:span><text:span text:style-name="T6133"><text:s/>(</text:span><text:span text:style-name="T6134">!</text:span><text:span text:style-name="T6135">res_s</text:span><text:span text:style-name="T6136">.</text:span><text:span text:style-name="T6137">has_value</text:span><text:span text:style-name="T6138">()) {</text:span></text:p>
      <text:p text:style-name="P6139"><text:span text:style-name="T6140">                           <text:s/></text:span><text:span text:style-name="T6141">// std::cout &lt;&lt; "Ошибка при отправке" &lt;&lt; std::endl;</text:span></text:p>
      <text:p text:style-name="P6142"><text:span text:style-name="T6143">                           <text:s/></text:span><text:span text:style-name="T6144">break</text:span><text:span text:style-name="T6145">;</text:span></text:p>
      <text:p text:style-name="P6146">                        }</text:p>
      <text:p text:style-name="P6147"/>
      <text:p text:style-name="P6148"><text:span text:style-name="T6149">                       <text:s/></text:span><text:span text:style-name="T6150">continue</text:span><text:span text:style-name="T6151">;</text:span></text:p>
      <text:p text:style-name="P6152"><text:span text:style-name="T6153">                    }<text:s/></text:span><text:span text:style-name="T6154">else</text:span><text:span text:style-name="T6155"><text:s/></text:span><text:span text:style-name="T6156">if</text:span><text:span text:style-name="T6157"><text:s/>(</text:span><text:span text:style-name="T6158">idNext</text:span><text:span text:style-name="T6159"><text:s/></text:span><text:span text:style-name="T6160">==</text:span><text:span text:style-name="T6161"><text:s/></text:span><text:span text:style-name="T6162">-</text:span><text:span text:style-name="T6163">2</text:span><text:span text:style-name="T6164">) {</text:span></text:p>
      <text:p text:style-name="P6165"><text:span text:style-name="T6166">                       <text:s/></text:span><text:span text:style-name="T6167">// std::cout &lt;&lt; "А, так меня уже пора удалять, за мной никого нет" &lt;&lt; std::endl;</text:span></text:p>
      <text:p text:style-name="P6168"><text:span text:style-name="T6169">                       <text:s/></text:span><text:span text:style-name="T6170">ssMsg</text:span><text:span text:style-name="T6171"><text:s/></text:span><text:span text:style-name="T6172">&lt;&lt;</text:span><text:span text:style-name="T6173"><text:s/></text:span><text:span text:style-name="T6174">" active"</text:span><text:span text:style-name="T6175">;</text:span></text:p>
      <text:p text:style-name="P6176"><text:span text:style-name="T6177">                       <text:s/></text:span><text:span text:style-name="T6178">threads</text:span><text:span text:style-name="T6179">.</text:span><text:span text:style-name="T6180">emplace_back</text:span><text:span text:style-name="T6181">(</text:span><text:span text:style-name="T6182">unbind</text:span><text:span text:style-name="T6183">,<text:s/></text:span><text:span text:style-name="T6184">std</text:span><text:span text:style-name="T6185">::</text:span><text:span text:style-name="T6186">ref</text:span><text:span text:style-name="T6187">(</text:span><text:span text:style-name="T6188">pubPrev</text:span><text:span text:style-name="T6189">),<text:s/></text:span><text:span text:style-name="T6190">std</text:span><text:span text:style-name="T6191">::</text:span><text:span text:style-name="T6192">ref</text:span><text:span text:style-name="T6193">(</text:span><text:span text:style-name="T6194">pubNext</text:span><text:span text:style-name="T6195">),<text:s/></text:span><text:span text:style-name="T6196">std</text:span><text:span text:style-name="T6197">::</text:span><text:span text:style-name="T6198">ref</text:span><text:span text:style-name="T6199">(</text:span><text:span text:style-name="T6200">subRequest</text:span><text:span text:style-name="T6201">),<text:s/></text:span><text:span text:style-name="T6202">std</text:span><text:span text:style-name="T6203">::</text:span><text:span text:style-name="T6204">ref</text:span><text:span text:style-name="T6205">(</text:span><text:span text:style-name="T6206">subResponse</text:span><text:span text:style-name="T6207">),<text:s/></text:span><text:span text:style-name="T6208">std</text:span><text:span text:style-name="T6209">::</text:span><text:span text:style-name="T6210">ref</text:span><text:span text:style-name="T6211">(</text:span><text:span text:style-name="T6212">pubHeartbit</text:span><text:span text:style-name="T6213">),<text:s/></text:span><text:span text:style-name="T6214">idPrev</text:span><text:span text:style-name="T6215">,<text:s/></text:span><text:span text:style-name="T6216">id</text:span><text:span text:style-name="T6217">,<text:s/></text:span><text:span text:style-name="T6218">idNext</text:span><text:span text:style-name="T6219">,<text:s/></text:span><text:span text:style-name="T6220">true</text:span><text:span text:style-name="T6221">,<text:s/></text:span><text:span text:style-name="T6222">ssMsg</text:span><text:span text:style-name="T6223">.</text:span><text:span text:style-name="T6224">str</text:span><text:span text:style-name="T6225">());</text:span></text:p>
      <text:p text:style-name="P6226"><text:span text:style-name="T6227">                       <text:s/></text:span><text:span text:style-name="T6228">continue</text:span><text:span text:style-name="T6229">;</text:span></text:p>
      <text:p text:style-name="P6230"><text:span text:style-name="T6231">                    }<text:s/></text:span><text:span text:style-name="T6232">else</text:span><text:span text:style-name="T6233"><text:s/>{</text:span></text:p>
      <text:p text:style-name="P6234"><text:span text:style-name="T6235">                       <text:s/></text:span><text:span text:style-name="T6236">ssMsg</text:span><text:span text:style-name="T6237"><text:s/></text:span><text:span text:style-name="T6238">&lt;&lt;</text:span><text:span text:style-name="T6239"><text:s/></text:span><text:span text:style-name="T6240">" search last"</text:span><text:span text:style-name="T6241">;</text:span></text:p>
      <text:p text:style-name="P6242"><text:span text:style-name="T6243">                   <text:s/></text:span><text:span text:style-name="T6244">}</text:span></text:p>
      <text:p text:style-name="P6245">                }</text:p>
      <text:p text:style-name="P6246"/>
      <text:p text:style-name="P6247"><text:span text:style-name="T6248">                // std::cout &lt;&lt; "Итак, отправляю информацию" &lt;&lt; "\n";</text:span></text:p>
      <text:p text:style-name="P6249"><text:span text:style-name="T6250">               <text:s/></text:span><text:span text:style-name="T6251">auto</text:span><text:span text:style-name="T6252"><text:s/></text:span><text:span text:style-name="T6253">res_s</text:span><text:span text:style-name="T6254"><text:s/></text:span><text:span text:style-name="T6255">=</text:span><text:span text:style-name="T6256"><text:s/></text:span><text:span text:style-name="T6257">pubNext</text:span><text:span text:style-name="T6258">.</text:span><text:span text:style-name="T6259">send</text:span><text:span text:style-name="T6260">(</text:span><text:span text:style-name="T6261">buffer</text:span><text:span text:style-name="T6262">(</text:span><text:span text:style-name="T6263">ssMsg</text:span><text:span text:style-name="T6264">.</text:span><text:span text:style-name="T6265">str</text:span><text:span text:style-name="T6266">()),<text:s/></text:span><text:span text:style-name="T6267">send_flags</text:span><text:span text:style-name="T6268">::</text:span><text:span text:style-name="T6269">none</text:span><text:span text:style-name="T6270">);</text:span></text:p>
      <text:p text:style-name="P6271"><text:span text:style-name="T6272">               <text:s/></text:span><text:span text:style-name="T6273">if</text:span><text:span text:style-name="T6274"><text:s/>(</text:span><text:span text:style-name="T6275">!</text:span><text:span text:style-name="T6276">res_s</text:span><text:span text:style-name="T6277">.</text:span><text:span text:style-name="T6278">has_value</text:span><text:span text:style-name="T6279">()) {</text:span></text:p>
      <text:p text:style-name="P6280"><text:span text:style-name="T6281">                   <text:s/></text:span><text:span text:style-name="T6282">// std::cout &lt;&lt; "Ошибка при отправке" &lt;&lt; std::endl;</text:span></text:p>
      <text:p text:style-name="P6283"><text:span text:style-name="T6284">                   <text:s/></text:span><text:span text:style-name="T6285">break</text:span><text:span text:style-name="T6286">;;</text:span></text:p>
      <text:p text:style-name="P6287">                }</text:p>
      <text:p text:style-name="P6288"><text:span text:style-name="T6289">               <text:s/></text:span><text:span text:style-name="T6290">threads</text:span><text:span text:style-name="T6291">.</text:span><text:span text:style-name="T6292">emplace_back</text:span><text:span text:style-name="T6293">(</text:span><text:span text:style-name="T6294">unbind</text:span><text:span text:style-name="T6295">,<text:s/></text:span><text:span text:style-name="T6296">std</text:span><text:span text:style-name="T6297">::</text:span><text:span text:style-name="T6298">ref</text:span><text:span text:style-name="T6299">(</text:span><text:span text:style-name="T6300">pubPrev</text:span><text:span text:style-name="T6301">),<text:s/></text:span><text:span text:style-name="T6302">std</text:span><text:span text:style-name="T6303">::</text:span><text:span text:style-name="T6304">ref</text:span><text:span text:style-name="T6305">(</text:span><text:span text:style-name="T6306">pubNext</text:span><text:span text:style-name="T6307">),<text:s/></text:span><text:span text:style-name="T6308">std</text:span><text:span text:style-name="T6309">::</text:span><text:span text:style-name="T6310">ref</text:span><text:span text:style-name="T6311">(</text:span><text:span text:style-name="T6312">subRequest</text:span><text:span text:style-name="T6313">),<text:s/></text:span><text:span text:style-name="T6314">std</text:span><text:span text:style-name="T6315">::</text:span><text:span text:style-name="T6316">ref</text:span><text:span text:style-name="T6317">(</text:span><text:span text:style-name="T6318">subResponse</text:span><text:span text:style-name="T6319">),<text:s/></text:span><text:span text:style-name="T6320">std</text:span><text:span text:style-name="T6321">::</text:span><text:span text:style-name="T6322">ref</text:span><text:span text:style-name="T6323">(</text:span><text:span text:style-name="T6324">pubHeartbit</text:span><text:span text:style-name="T6325">),<text:s/></text:span><text:span text:style-name="T6326">idPrev</text:span><text:span text:style-name="T6327">,<text:s/></text:span><text:span text:style-name="T6328">id</text:span><text:span text:style-name="T6329">,<text:s/></text:span><text:span text:style-name="T6330">idNext</text:span><text:span text:style-name="T6331">,<text:s/></text:span><text:span text:style-name="T6332">false</text:span><text:span text:style-name="T6333">,<text:s/></text:span><text:span text:style-name="T6334">""</text:span><text:span text:style-name="T6335">);</text:span></text:p>
      <text:p text:style-name="P6336"><text:span text:style-name="T6337">           <text:s/></text:span><text:span text:style-name="T6338">}<text:s/></text:span><text:span text:style-name="T6339">else</text:span><text:span text:style-name="T6340"><text:s/>{</text:span></text:p>
      <text:p text:style-name="P6341"><text:span text:style-name="T6342">                // std::cout &lt;&lt; "че ты отправил вообще" &lt;&lt; std::endl;</text:span></text:p>
      <text:soft-page-break/>
      <text:p text:style-name="P6343"><text:span text:style-name="T6344">               <text:s/></text:span><text:span text:style-name="T6345">break</text:span><text:span text:style-name="T6346">;</text:span></text:p>
      <text:p text:style-name="P6347">            }</text:p>
      <text:p text:style-name="P6348"><text:span text:style-name="T6349">        }<text:s/></text:span><text:span text:style-name="T6350">else</text:span><text:span text:style-name="T6351"><text:s/>{</text:span></text:p>
      <text:p text:style-name="P6352"><text:span text:style-name="T6353">            // std::cout &lt;&lt; "Ошибка не знаю операции" &lt;&lt; std::endl;</text:span></text:p>
      <text:p text:style-name="P6354"><text:span text:style-name="T6355">           <text:s/></text:span><text:span text:style-name="T6356">break</text:span><text:span text:style-name="T6357">;</text:span></text:p>
      <text:p text:style-name="P6358">        }</text:p>
      <text:p text:style-name="P6359">    }</text:p>
      <text:p text:style-name="P6360">   <text:s/></text:p>
      <text:p text:style-name="P6361"><text:span text:style-name="T6362">   <text:s/></text:span><text:span text:style-name="T6363">return</text:span><text:span text:style-name="T6364"><text:s/></text:span><text:span text:style-name="T6365">0</text:span><text:span text:style-name="T6366">;</text:span></text:p>
      <text:p text:style-name="P6367">}</text:p>
      <text:p text:style-name="P6368">-----------------------------------------------------------</text:p>
      <text:h text:style-name="P6369" text:outline-level="1"><text:bookmark-start text:name="Bookmark5"/><text:bookmark-start text:name="__RefHeading__748_2004454639"/><text:bookmark-end text:name="Bookmark5"/><text:span text:style-name="T6370">Пример</text:span><text:span text:style-name="T6371"><text:s/></text:span><text:span text:style-name="T6372">работы</text:span><text:bookmark-end text:name="__RefHeading__748_2004454639"/></text:h>
      <text:p text:style-name="P6373">$ create 0</text:p>
      <text:p text:style-name="P6374">Ok: 520305</text:p>
      <text:p text:style-name="P6375">id: -1 isChild: 0 idParent: 0 pid: 0</text:p>
      <text:p text:style-name="P6376">id: 0 isChild: 0 idParent: -2 pid: 520305</text:p>
      <text:p text:style-name="P6377">$ create 1</text:p>
      <text:p text:style-name="P6378">Ok: 520365</text:p>
      <text:p text:style-name="P6379">id: -1 isChild: 0 idParent: 0 pid: 0</text:p>
      <text:p text:style-name="P6380">id: 0 isChild: 0 idParent: -2 pid: 520305</text:p>
      <text:p text:style-name="P6381">id: 1 isChild: 0 idParent: -2 pid: 520365</text:p>
      <text:p text:style-name="P6382">$ create 2 1</text:p>
      <text:p text:style-name="P6383">Ok: 520428</text:p>
      <text:p text:style-name="P6384">id: -1 isChild: 0 idParent: 0 pid: 0</text:p>
      <text:p text:style-name="P6385">id: 0 isChild: 0 idParent: -2 pid: 520305</text:p>
      <text:p text:style-name="P6386">id: 1 isChild: 0 idParent: -2 pid: 520365</text:p>
      <text:p text:style-name="P6387">id: 2 isChild: 1 idParent: 1 pid: 520428</text:p>
      <text:p text:style-name="P6388">$ create 3</text:p>
      <text:p text:style-name="P6389">Ok: 520509</text:p>
      <text:p text:style-name="P6390">id: -1 isChild: 0 idParent: 0 pid: 0</text:p>
      <text:p text:style-name="P6391">id: 0 isChild: 0 idParent: -2 pid: 520305</text:p>
      <text:p text:style-name="P6392">id: 1 isChild: 0 idParent: -2 pid: 520365</text:p>
      <text:p text:style-name="P6393">id: 2 isChild: 1 idParent: 1 pid: 520428</text:p>
      <text:p text:style-name="P6394">id: 3 isChild: 0 idParent: -2 pid: 520509</text:p>
      <text:p text:style-name="P6395">$ exec 2 2 2 2</text:p>
      <text:p text:style-name="P6396">$ look</text:p>
      <text:soft-page-break/>
      <text:p text:style-name="P6397">Ok:2: 4</text:p>
      <text:p text:style-name="P6398">$ kill 1</text:p>
      <text:p text:style-name="P6399">Ok: 520365</text:p>
      <text:p text:style-name="P6400">Ok: 520428</text:p>
      <text:p text:style-name="P6401">Ok:0: unbind 0 3 inactive</text:p>
      <text:p text:style-name="P6402">id: -1 isChild: 0 idParent: 0 pid: 0</text:p>
      <text:p text:style-name="P6403">id: 0 isChild: 0 idParent: -2 pid: 520305</text:p>
      <text:p text:style-name="P6404">id: 3 isChild: 0 idParent: -2 pid: 520509</text:p>
      <text:p text:style-name="Standard">$ exec 3 1 2</text:p>
      <text:p text:style-name="Standard">$ look</text:p>
      <text:p text:style-name="Standard">Ok:3: 2</text:p>
      <text:p text:style-name="Standard">$ exit</text:p>
      <text:p text:style-name="Standard"/>
      <text:h text:style-name="P6405" text:outline-level="1"><text:bookmark-start text:name="Bookmark6"/><text:bookmark-start text:name="__RefHeading__750_2004454639"/><text:bookmark-end text:name="Bookmark6"/>Вывод<text:bookmark-end text:name="__RefHeading__750_2004454639"/></text:h>
      <text:p text:style-name="P6406"><text:span text:style-name="T6407">В ходе лабораторной работы по операционным системам я<text:s/></text:span><text:span text:style-name="T6408">п</text:span><text:span text:style-name="T6409">риобрел практические навыки в:</text:span></text:p>
      <text:list text:style-name="WWNum1" text:continue-numbering="true">
        <text:list-item>
          <text:p text:style-name="P6410">Управлении серверами сообщений</text:p>
        </text:list-item>
        <text:list-item>
          <text:p text:style-name="P6411">Применение отложенных вычислений</text:p>
        </text:list-item>
        <text:list-item>
          <text:p text:style-name="P6412">Интеграция программных систем друг с другом</text:p>
        </text:list-item>
      </text:list>
      <text:p text:style-name="Standard"><text:span text:style-name="T6413">Изучил библиотеку очередей сообщений<text:s/></text:span><text:span text:style-name="T6414">ZeroMQ</text:span><text:span text:style-name="T6415">,<text:s/></text:span><text:span text:style-name="T6416">спроектировал<text:s/></text:span><text:span text:style-name="T6417">распределенную<text:s/></text:span><text:span text:style-name="T6418">систему<text:s/></text:span><text:span text:style-name="T6419">вычислительных уз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9</text:page-number></text:p>
      </style:footer>
      <style:footer-left>
        <text:p text:style-name="P3"><text:page-number text:fixed="false">8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Иван Иванов</dc:creator>
    <meta:creation-date>2023-12-22T16:32:00Z</meta:creation-date>
    <dc:date>2023-12-22T17:25:00Z</dc:date>
    <meta:template xlink:href="Normal.dotm" xlink:type="simple"/>
    <meta:editing-cycles>3</meta:editing-cycles>
    <meta:editing-duration>PT282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3" meta:paragraph-count="65" meta:word-count="4878" meta:character-count="32619" meta:row-count="231" meta:non-whitespace-character-count="27806"/>
  </office:meta>
</office:document-meta>
</file>